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9cm"/>
    </style:style>
    <style:style style:name="co2" style:family="table-column">
      <style:table-column-properties fo:break-before="auto" style:column-width="9.185cm"/>
    </style:style>
    <style:style style:name="co3" style:family="table-column">
      <style:table-column-properties fo:break-before="auto" style:column-width="36.657cm"/>
    </style:style>
    <style:style style:name="co4" style:family="table-column">
      <style:table-column-properties fo:break-before="auto" style:column-width="2.267cm"/>
    </style:style>
    <style:style style:name="co5" style:family="table-column">
      <style:table-column-properties fo:break-before="auto" style:column-width="1.609cm"/>
    </style:style>
    <style:style style:name="co6" style:family="table-column">
      <style:table-column-properties fo:break-before="auto" style:column-width="5.632cm"/>
    </style:style>
    <style:style style:name="co7" style:family="table-column">
      <style:table-column-properties fo:break-before="auto" style:column-width="2.191cm"/>
    </style:style>
    <style:style style:name="co8" style:family="table-column">
      <style:table-column-properties fo:break-before="auto" style:column-width="2.581cm"/>
    </style:style>
    <style:style style:name="co9" style:family="table-column">
      <style:table-column-properties fo:break-before="auto" style:column-width="4.355cm"/>
    </style:style>
    <style:style style:name="co10" style:family="table-column">
      <style:table-column-properties fo:break-before="auto" style:column-width="5.16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Discriminator Dictionary"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row table:style-name="ro1">
          <table:table-cell office:value-type="string">
            <text:p>Discriminator Index</text:p>
          </table:table-cell>
          <table:table-cell office:value-type="string">
            <text:p>Discriminator Name</text:p>
          </table:table-cell>
          <table:table-cell office:value-type="string">
            <text:p>Descriminator Definition </text:p>
          </table:table-cell>
        </table:table-row>
        <table:table-row table:style-name="ro1">
          <table:table-cell office:value-type="float" office:value="1">
            <text:p>1</text:p>
          </table:table-cell>
          <table:table-cell office:value-type="string">
            <text:p>Abdominal pain</text:p>
          </table:table-cell>
          <table:table-cell office:value-type="string">
            <text:p>Any pain felt in the abdomen. Abdominal pain as­sociated with back pain may indicate abdominal aortic aneurysm, whilst association with PV bleed­ing may indicate ectopic pregnancy or miscarriage</text:p>
          </table:table-cell>
        </table:table-row>
        <table:table-row table:style-name="ro1">
          <table:table-cell office:value-type="float" office:value="2">
            <text:p>2</text:p>
          </table:table-cell>
          <table:table-cell office:value-type="string">
            <text:p>Abnormal pulse</text:p>
          </table:table-cell>
          <table:table-cell office:value-type="string">
            <text:p>A bradycardia (&lt;60 min in adults), a tachycardia (&gt;100 min in adults) or an irregular rhythm. Age appropriate definitions of bradycardia and tachy­cardia should be used in children</text:p>
          </table:table-cell>
        </table:table-row>
        <table:table-row table:style-name="ro1">
          <table:table-cell office:value-type="float" office:value="3">
            <text:p>3</text:p>
          </table:table-cell>
          <table:table-cell office:value-type="string">
            <text:p>Abrupt onset</text:p>
          </table:table-cell>
          <table:table-cell office:value-type="string">
            <text:p>Onset within seconds or minutes. May cause waking in sleep</text:p>
          </table:table-cell>
        </table:table-row>
        <table:table-row table:style-name="ro1">
          <table:table-cell office:value-type="float" office:value="4">
            <text:p>4</text:p>
          </table:table-cell>
          <table:table-cell office:value-type="string">
            <text:p>Acute chemical eye injury</text:p>
          </table:table-cell>
          <table:table-cell office:value-type="string">
            <text:p>Any substance splashed into or placed into the eye within the past 24 hours that caused stinging, burning, or reduced vision should be assumed to have caused chemical injury</text:p>
          </table:table-cell>
        </table:table-row>
        <table:table-row table:style-name="ro1">
          <table:table-cell office:value-type="float" office:value="5">
            <text:p>5</text:p>
          </table:table-cell>
          <table:table-cell office:value-type="string">
            <text:p>Acute complete loss of vision</text:p>
          </table:table-cell>
          <table:table-cell office:value-type="string">
            <text:p>Loss of vision in one or both eyes within the pre­ceding 24 hours which has not returned to normal</text:p>
          </table:table-cell>
        </table:table-row>
        <table:table-row table:style-name="ro1">
          <table:table-cell office:value-type="float" office:value="6">
            <text:p>6</text:p>
          </table:table-cell>
          <table:table-cell office:value-type="string">
            <text:p>Acute neurological deficit</text:p>
          </table:table-cell>
          <table:table-cell office:value-type="string">
            <text:p>Any loss of neurological function that has come on within the previous 24 hours. This might include altered or lost sensation, weakness of the limbs (ei­ther transiently or permanently) and alterations in bladder or bowel function</text:p>
          </table:table-cell>
        </table:table-row>
        <table:table-row table:style-name="ro1">
          <table:table-cell office:value-type="float" office:value="7">
            <text:p>7</text:p>
          </table:table-cell>
          <table:table-cell office:value-type="string">
            <text:p>Acute onset after injury</text:p>
          </table:table-cell>
          <table:table-cell office:value-type="string">
            <text:p>Onset of symptoms immediately within 24 hours of a physically traumatic event</text:p>
          </table:table-cell>
        </table:table-row>
        <table:table-row table:style-name="ro1">
          <table:table-cell office:value-type="float" office:value="8">
            <text:p>8</text:p>
          </table:table-cell>
          <table:table-cell office:value-type="string">
            <text:p>Acutely avulsed tooth</text:p>
          </table:table-cell>
          <table:table-cell office:value-type="string">
            <text:p>A tooth that has been avulsed intact within the previous 24 hours</text:p>
          </table:table-cell>
        </table:table-row>
        <table:table-row table:style-name="ro1">
          <table:table-cell office:value-type="float" office:value="9">
            <text:p>9</text:p>
          </table:table-cell>
          <table:table-cell office:value-type="string">
            <text:p>Acutely short of breath</text:p>
          </table:table-cell>
          <table:table-cell office:value-type="string">
            <text:p>Shortness of breath that comes on suddenly, or a sudden exacerbation of chronic shortness of breath</text:p>
          </table:table-cell>
        </table:table-row>
        <table:table-row table:style-name="ro1">
          <table:table-cell office:value-type="float" office:value="10">
            <text:p>10</text:p>
          </table:table-cell>
          <table:table-cell office:value-type="string">
            <text:p>Age less than 25 years</text:p>
          </table:table-cell>
          <table:table-cell office:value-type="string">
            <text:p>25 years old or younger</text:p>
          </table:table-cell>
        </table:table-row>
        <table:table-row table:style-name="ro1">
          <table:table-cell office:value-type="float" office:value="11">
            <text:p>11</text:p>
          </table:table-cell>
          <table:table-cell office:value-type="string">
            <text:p>Airway compromise</text:p>
          </table:table-cell>
          <table:table-cell office:value-type="string">
            <text:p>An airway may be compromised either because it cannot be kept open or because the airway protective reflexes (that stop inhalation) have been lost. Failure to keep the airway open will result either in intermittent total obstruction or in partial obstruction. This will manifest itself as snoring or bubbling sounds during breathing</text:p>
          </table:table-cell>
        </table:table-row>
        <table:table-row table:style-name="ro1">
          <table:table-cell office:value-type="float" office:value="12">
            <text:p>12</text:p>
          </table:table-cell>
          <table:table-cell office:value-type="string">
            <text:p>Altered blood</text:p>
          </table:table-cell>
          <table:table-cell office:value-type="string">
            <text:p>Darker than fresh blood and often smelling more like melaena</text:p>
          </table:table-cell>
        </table:table-row>
        <table:table-row table:style-name="ro1">
          <table:table-cell office:value-type="float" office:value="13">
            <text:p>13</text:p>
          </table:table-cell>
          <table:table-cell office:value-type="string">
            <text:p>Altered conscious level</text:p>
          </table:table-cell>
          <table:table-cell office:value-type="string">
            <text:p>Not fully alert. Either responding to voice or pain only or unresponsive</text:p>
          </table:table-cell>
        </table:table-row>
        <table:table-row table:style-name="ro1">
          <table:table-cell office:value-type="float" office:value="14">
            <text:p>14</text:p>
          </table:table-cell>
          <table:table-cell office:value-type="string">
            <text:p>Altered conscious level not wholly attributable to alcohol</text:p>
          </table:table-cell>
          <table:table-cell office:value-type="string">
            <text:p>A patient who is not fully alert, with a history of alcohol ingestion and in whom there is no doubt at all that other causes of reduced conscious level may be present fulfils this discriminator definition</text:p>
          </table:table-cell>
        </table:table-row>
        <table:table-row table:style-name="ro1">
          <table:table-cell office:value-type="float" office:value="15">
            <text:p>15</text:p>
          </table:table-cell>
          <table:table-cell office:value-type="string">
            <text:p>Altered conscious level wholly attributable to alcohol</text:p>
          </table:table-cell>
          <table:table-cell office:value-type="string">
            <text:p>A patient who is not fully alert, with a clear history of alcohol ingestion and in whom there is no doubt that all other causes of reduced conscious level have been excluded fulfils this discriminator definition </text:p>
          </table:table-cell>
        </table:table-row>
        <table:table-row table:style-name="ro1">
          <table:table-cell office:value-type="float" office:value="16">
            <text:p>16</text:p>
          </table:table-cell>
          <table:table-cell office:value-type="string">
            <text:p>Altered facial sensation </text:p>
          </table:table-cell>
          <table:table-cell office:value-type="string">
            <text:p>Any alteration of sensation on the face</text:p>
          </table:table-cell>
        </table:table-row>
        <table:table-row table:style-name="ro1">
          <table:table-cell office:value-type="float" office:value="17">
            <text:p>17</text:p>
          </table:table-cell>
          <table:table-cell office:value-type="string">
            <text:p>Atypical behaviour</text:p>
          </table:table-cell>
          <table:table-cell office:value-type="string">
            <text:p>Children who are behaving in a way that is not usual in the given situation. The carers will often volunteer this information. Such children are often referred to as fractious or 'out of sorts' </text:p>
          </table:table-cell>
        </table:table-row>
        <table:table-row table:style-name="ro1">
          <table:table-cell office:value-type="float" office:value="18">
            <text:p>18</text:p>
          </table:table-cell>
          <table:table-cell office:value-type="string">
            <text:p>Auricular haematoma</text:p>
          </table:table-cell>
          <table:table-cell office:value-type="string">
            <text:p>A tense haematoma (usually post traumatic) in the outer ear</text:p>
          </table:table-cell>
        </table:table-row>
        <table:table-row table:style-name="ro1">
          <table:table-cell office:value-type="float" office:value="19">
            <text:p>19</text:p>
          </table:table-cell>
          <table:table-cell office:value-type="string">
            <text:p>Black stool </text:p>
          </table:table-cell>
          <table:table-cell office:value-type="string">
            <text:p>Any blackness fulfils this criterion </text:p>
          </table:table-cell>
        </table:table-row>
        <table:table-row table:style-name="ro1">
          <table:table-cell office:value-type="float" office:value="20">
            <text:p>20</text:p>
          </table:table-cell>
          <table:table-cell office:value-type="string">
            <text:p>Bleeding disorder</text:p>
          </table:table-cell>
          <table:table-cell office:value-type="string">
            <text:p>Congenital or acquired bleeding disorder </text:p>
          </table:table-cell>
        </table:table-row>
        <table:table-row table:style-name="ro1">
          <table:table-cell office:value-type="float" office:value="21">
            <text:p>21</text:p>
          </table:table-cell>
          <table:table-cell office:value-type="string">
            <text:p>Breathing after airway opened</text:p>
          </table:table-cell>
          <table:table-cell office:value-type="string">
            <text:p>In major incidents the presence of breathing after simple airway opening manoeuvres allows respira­tory rate to be counted. Absence of breathing when the airway is open indicates death </text:p>
          </table:table-cell>
        </table:table-row>
        <table:table-row table:style-name="ro1">
          <table:table-cell office:value-type="float" office:value="22">
            <text:p>22</text:p>
          </table:table-cell>
          <table:table-cell office:value-type="string">
            <text:p>Capillary refill time</text:p>
          </table:table-cell>
          <table:table-cell office:value-type="string">
            <text:p>The capillary refill time is the time taken for the nail bed capillaries to refill after pressure has been applied for 5 seconds. The normal time is less than 2 seconds. This sign is less useful if the patient is cold </text:p>
          </table:table-cell>
        </table:table-row>
        <table:table-row table:style-name="ro1">
          <table:table-cell office:value-type="float" office:value="23">
            <text:p>23</text:p>
          </table:table-cell>
          <table:table-cell office:value-type="string">
            <text:p>Capillary refill time abnormal</text:p>
          </table:table-cell>
          <table:table-cell office:value-type="string">
            <text:p>Major incident casualties whose capillary refill is prolonged (more than 2 seconds) are categorised as RED</text:p>
          </table:table-cell>
        </table:table-row>
        <table:table-row table:style-name="ro1">
          <table:table-cell office:value-type="float" office:value="24">
            <text:p>24</text:p>
          </table:table-cell>
          <table:table-cell office:value-type="string">
            <text:p>Cardiac pain</text:p>
          </table:table-cell>
          <table:table-cell office:value-type="string">
            <text:p>Classically a severe dull 'gripping' or 'heavy' pain in the centre of the chest, radiating to the left arm or to the neck. May be associated with sweating and nausea</text:p>
          </table:table-cell>
        </table:table-row>
        <table:table-row table:style-name="ro1">
          <table:table-cell office:value-type="float" office:value="25">
            <text:p>25</text:p>
          </table:table-cell>
          <table:table-cell office:value-type="string">
            <text:p>Chemical injury</text:p>
          </table:table-cell>
          <table:table-cell office:value-type="string">
            <text:p>Any substance splashed onto or placed onto the body that causes stinging, burning, reduced vision or any other symptoms should be assumed to be capable of causing a chemical injury</text:p>
          </table:table-cell>
        </table:table-row>
        <table:table-row table:style-name="ro1">
          <table:table-cell office:value-type="float" office:value="26">
            <text:p>26</text:p>
          </table:table-cell>
          <table:table-cell office:value-type="string">
            <text:p>Chest infection </text:p>
          </table:table-cell>
          <table:table-cell office:value-type="string">
            <text:p>A chest infection usually causes a cough and pro­duction of sputum. This is usually purulent (green or yellow)</text:p>
          </table:table-cell>
        </table:table-row>
        <table:table-row table:style-name="ro1">
          <table:table-cell office:value-type="float" office:value="27">
            <text:p>27</text:p>
          </table:table-cell>
          <table:table-cell office:value-type="string">
            <text:p>Chest injury</text:p>
          </table:table-cell>
          <table:table-cell office:value-type="string">
            <text:p>Any injury to the area below the clavicles and above the level of the lowest rib. Injury to the lower part of the chest can cause underlying dam­age to abdominal organs</text:p>
          </table:table-cell>
        </table:table-row>
        <table:table-row table:style-name="ro1">
          <table:table-cell office:value-type="float" office:value="28">
            <text:p>28</text:p>
          </table:table-cell>
          <table:table-cell office:value-type="string">
            <text:p>Cold</text:p>
          </table:table-cell>
          <table:table-cell office:value-type="string">
            <text:p>If the skin feels cold the patient is clinically said to be cold. The temperature should be taken as soon as possible - a core temperature &lt;35 C is cold</text:p>
          </table:table-cell>
        </table:table-row>
        <table:table-row table:style-name="ro1">
          <table:table-cell office:value-type="float" office:value="29">
            <text:p>29</text:p>
          </table:table-cell>
          <table:table-cell office:value-type="string">
            <text:p>Colicky pain </text:p>
          </table:table-cell>
          <table:table-cell office:value-type="string">
            <text:p>Pain that comes and goes in waves. Renal colic tends to come and go over 20 min or so</text:p>
          </table:table-cell>
        </table:table-row>
        <table:table-row table:style-name="ro1">
          <table:table-cell office:value-type="float" office:value="30">
            <text:p>30</text:p>
          </table:table-cell>
          <table:table-cell office:value-type="string">
            <text:p>Critical skin</text:p>
          </table:table-cell>
          <table:table-cell office:value-type="string">
            <text:p>A fracture or dislocation may leave fragments or ends of bone pressing so hard against the skin that the viability of the skin is threatened. The skin will be white and under tension</text:p>
          </table:table-cell>
        </table:table-row>
        <table:table-row table:style-name="ro1">
          <table:table-cell office:value-type="float" office:value="31">
            <text:p>31</text:p>
          </table:table-cell>
          <table:table-cell office:value-type="string">
            <text:p>Currently fitting</text:p>
          </table:table-cell>
          <table:table-cell office:value-type="string">
            <text:p>Patients who are in the tonic or clonic stages of a grand mal convulsion, and patients currently experiencing partial fits fulfil this criterion</text:p>
          </table:table-cell>
        </table:table-row>
        <table:table-row table:style-name="ro1">
          <table:table-cell office:value-type="float" office:value="32">
            <text:p>32</text:p>
          </table:table-cell>
          <table:table-cell office:value-type="string">
            <text:p>Current palpitation</text:p>
          </table:table-cell>
          <table:table-cell office:value-type="string">
            <text:p>A feeling of the heart racing (often described as a fluttering) that is still present</text:p>
          </table:table-cell>
        </table:table-row>
        <table:table-row table:style-name="ro1">
          <table:table-cell office:value-type="float" office:value="33">
            <text:p>33</text:p>
          </table:table-cell>
          <table:table-cell office:value-type="string">
            <text:p>Deformity</text:p>
          </table:table-cell>
          <table:table-cell office:value-type="string">
            <text:p>This will always be subjective. Abnormal angulation or rotation is implied</text:p>
          </table:table-cell>
        </table:table-row>
        <table:table-row table:style-name="ro1">
          <table:table-cell office:value-type="float" office:value="34">
            <text:p>34</text:p>
          </table:table-cell>
          <table:table-cell office:value-type="string">
            <text:p>Diplopia</text:p>
          </table:table-cell>
          <table:table-cell office:value-type="string">
            <text:p>Double vision which resolves when one eye is closed</text:p>
          </table:table-cell>
        </table:table-row>
        <table:table-row table:style-name="ro1">
          <table:table-cell office:value-type="float" office:value="35">
            <text:p>35</text:p>
          </table:table-cell>
          <table:table-cell office:value-type="string">
            <text:p>Direct trauma to the back</text:p>
          </table:table-cell>
          <table:table-cell office:value-type="string">
            <text:p>This may be top to bottom (loading) for in­stance when people fall and land on their feet, bending (forwards, backwards or to the side) or twisting</text:p>
          </table:table-cell>
        </table:table-row>
        <table:table-row table:style-name="ro1">
          <table:table-cell office:value-type="float" office:value="36">
            <text:p>36</text:p>
          </table:table-cell>
          <table:table-cell office:value-type="string">
            <text:p>Direct trauma to the neck</text:p>
          </table:table-cell>
          <table:table-cell office:value-type="string">
            <text:p>This may be top to bottom (loading) for instance when something falls on the head, bending (for­wards, backwards or to the side), twisting or dis­tracting such as in hanging</text:p>
          </table:table-cell>
        </table:table-row>
        <table:table-row table:style-name="ro1">
          <table:table-cell office:value-type="float" office:value="37">
            <text:p>37</text:p>
          </table:table-cell>
          <table:table-cell office:value-type="string">
            <text:p>Discharge</text:p>
          </table:table-cell>
          <table:table-cell office:value-type="string">
            <text:p>In the context of sexually acquired infection this is any discharge from the penis or abnormal dis­charge from the vagina</text:p>
          </table:table-cell>
        </table:table-row>
        <table:table-row table:style-name="ro1">
          <table:table-cell office:value-type="float" office:value="38">
            <text:p>38</text:p>
          </table:table-cell>
          <table:table-cell office:value-type="string">
            <text:p>Disruptive</text:p>
          </table:table-cell>
          <table:table-cell office:value-type="string">
            <text:p>Disruptive behaviour is behaviour that affects the smooth running of the department. It may be threatening</text:p>
          </table:table-cell>
        </table:table-row>
        <table:table-row table:style-name="ro1">
          <table:table-cell office:value-type="float" office:value="39">
            <text:p>39</text:p>
          </table:table-cell>
          <table:table-cell office:value-type="string">
            <text:p>Distal vascular compromise</text:p>
          </table:table-cell>
          <table:table-cell office:value-type="string">
            <text:p>There will be a combination of pallor, coldness, al­tered sensation and pain with or without absent pulses distal to the injury</text:p>
          </table:table-cell>
        </table:table-row>
        <table:table-row table:style-name="ro1">
          <table:table-cell office:value-type="float" office:value="40">
            <text:p>40</text:p>
          </table:table-cell>
          <table:table-cell office:value-type="string">
            <text:p>Distressed by pain </text:p>
          </table:table-cell>
          <table:table-cell office:value-type="string">
            <text:p>A child who is distressed by pain and inconsolable </text:p>
          </table:table-cell>
        </table:table-row>
        <table:table-row table:style-name="ro1">
          <table:table-cell office:value-type="float" office:value="41">
            <text:p>41</text:p>
          </table:table-cell>
          <table:table-cell office:value-type="string">
            <text:p>Drooling</text:p>
          </table:table-cell>
          <table:table-cell office:value-type="string">
            <text:p>Saliva running from the mouth as a result of being unable to swallow</text:p>
          </table:table-cell>
        </table:table-row>
        <table:table-row table:style-name="ro1">
          <table:table-cell office:value-type="float" office:value="42">
            <text:p>42</text:p>
          </table:table-cell>
          <table:table-cell office:value-type="string">
            <text:p>Dysuria</text:p>
          </table:table-cell>
          <table:table-cell office:value-type="string">
            <text:p>Pain or difficulty in passing urine. Pain is typically described as stinging or hot</text:p>
          </table:table-cell>
        </table:table-row>
        <table:table-row table:style-name="ro1">
          <table:table-cell office:value-type="float" office:value="43">
            <text:p>43</text:p>
          </table:table-cell>
          <table:table-cell office:value-type="string">
            <text:p>Electrical injury</text:p>
          </table:table-cell>
          <table:table-cell office:value-type="string">
            <text:p>Any injury caused or possibly caused by electric current. This includes AC and DC and both artifi­cial and natural sources</text:p>
          </table:table-cell>
        </table:table-row>
        <table:table-row table:style-name="ro1">
          <table:table-cell office:value-type="float" office:value="44">
            <text:p>44</text:p>
          </table:table-cell>
          <table:table-cell office:value-type="string">
            <text:p>Exhaustion</text:p>
          </table:table-cell>
          <table:table-cell office:value-type="string">
            <text:p>Exhausted patients appear to reduce the effort they make to breathe despite continuing respiratory insufficiency. This is preterminal</text:p>
          </table:table-cell>
        </table:table-row>
        <table:table-row table:style-name="ro1">
          <table:table-cell office:value-type="float" office:value="45">
            <text:p>45</text:p>
          </table:table-cell>
          <table:table-cell office:value-type="string">
            <text:p>Exsanguinating haemorrhage</text:p>
          </table:table-cell>
          <table:table-cell office:value-type="string">
            <text:p>Haemorrhage which is occurring at such a rate that death will ensue unless bleeding is stopped</text:p>
          </table:table-cell>
        </table:table-row>
        <table:table-row table:style-name="ro1">
          <table:table-cell office:value-type="float" office:value="46">
            <text:p>46</text:p>
          </table:table-cell>
          <table:table-cell office:value-type="string">
            <text:p>Externalisation of organs</text:p>
          </table:table-cell>
          <table:table-cell office:value-type="string">
            <text:p>Herniation or frank extrusion of internal organs</text:p>
          </table:table-cell>
        </table:table-row>
        <table:table-row table:style-name="ro1">
          <table:table-cell office:value-type="float" office:value="47">
            <text:p>47</text:p>
          </table:table-cell>
          <table:table-cell office:value-type="string">
            <text:p>Eye injury </text:p>
          </table:table-cell>
          <table:table-cell office:value-type="string">
            <text:p>A recent physically traumatic event to the eye </text:p>
          </table:table-cell>
        </table:table-row>
        <table:table-row table:style-name="ro1">
          <table:table-cell office:value-type="float" office:value="48">
            <text:p>48</text:p>
          </table:table-cell>
          <table:table-cell office:value-type="string">
            <text:p>Facial oedema</text:p>
          </table:table-cell>
          <table:table-cell office:value-type="string">
            <text:p>Diffuse swelling around the face usually involving the lips</text:p>
          </table:table-cell>
        </table:table-row>
        <table:table-row table:style-name="ro1">
          <table:table-cell office:value-type="float" office:value="49">
            <text:p>49</text:p>
          </table:table-cell>
          <table:table-cell office:value-type="string">
            <text:p>Facial swelling</text:p>
          </table:table-cell>
          <table:table-cell office:value-type="string">
            <text:p>Swelling around the face which may be localised or diffuse</text:p>
          </table:table-cell>
        </table:table-row>
        <table:table-row table:style-name="ro1">
          <table:table-cell office:value-type="float" office:value="50">
            <text:p>50</text:p>
          </table:table-cell>
          <table:table-cell office:value-type="string">
            <text:p>Fails to react to parents</text:p>
          </table:table-cell>
          <table:table-cell office:value-type="string">
            <text:p>Failure to react in any way to a parent's face or voice. Abnormal reactions and apparent lack of recognition of a parent are also worrying signs</text:p>
          </table:table-cell>
        </table:table-row>
        <table:table-row table:style-name="ro1">
          <table:table-cell office:value-type="float" office:value="51">
            <text:p>51</text:p>
          </table:table-cell>
          <table:table-cell office:value-type="string">
            <text:p>Floppy</text:p>
          </table:table-cell>
          <table:table-cell office:value-type="string">
            <text:p>Parents may describe their children as floppy. Tone is generally reduced - the most noticeable sign is often lolling of the head</text:p>
          </table:table-cell>
        </table:table-row>
        <table:table-row table:style-name="ro1">
          <table:table-cell office:value-type="float" office:value="52">
            <text:p>52</text:p>
          </table:table-cell>
          <table:table-cell office:value-type="string">
            <text:p>Focal or progressive loss of function</text:p>
          </table:table-cell>
          <table:table-cell office:value-type="string">
            <text:p>Loss of function that is limited to a particular part of the body (limb, side, eye, etc.) or a loss of function that is getting worse over hours</text:p>
          </table:table-cell>
        </table:table-row>
        <table:table-row table:style-name="ro1">
          <table:table-cell office:value-type="float" office:value="53">
            <text:p>53</text:p>
          </table:table-cell>
          <table:table-cell office:value-type="string">
            <text:p>Foreign body sensation</text:p>
          </table:table-cell>
          <table:table-cell office:value-type="string">
            <text:p>A sensation of something in the eye, often ex­pressed as scraping or grittiness</text:p>
          </table:table-cell>
        </table:table-row>
        <table:table-row table:style-name="ro1">
          <table:table-cell office:value-type="float" office:value="54">
            <text:p>54</text:p>
          </table:table-cell>
          <table:table-cell office:value-type="string">
            <text:p>Frank haematuria</text:p>
          </table:table-cell>
          <table:table-cell office:value-type="string">
            <text:p>Red discolouration of the urine caused by blood</text:p>
          </table:table-cell>
        </table:table-row>
        <table:table-row table:style-name="ro1">
          <table:table-cell office:value-type="float" office:value="55">
            <text:p>55</text:p>
          </table:table-cell>
          <table:table-cell office:value-type="string">
            <text:p>Fresh blood</text:p>
          </table:table-cell>
          <table:table-cell office:value-type="string">
            <text:p>Unaltered blood - readily identified by both the patient and their carers</text:p>
          </table:table-cell>
        </table:table-row>
        <table:table-row table:style-name="ro1">
          <table:table-cell office:value-type="float" office:value="56">
            <text:p>56</text:p>
          </table:table-cell>
          <table:table-cell office:value-type="string">
            <text:p>Generalised rash </text:p>
          </table:table-cell>
          <table:table-cell office:value-type="string">
            <text:p>The rash may be of any form but will usually be erythematous or urticarial</text:p>
          </table:table-cell>
        </table:table-row>
        <table:table-row table:style-name="ro1">
          <table:table-cell office:value-type="float" office:value="57">
            <text:p>57</text:p>
          </table:table-cell>
          <table:table-cell office:value-type="string">
            <text:p>Gross deformity </text:p>
          </table:table-cell>
          <table:table-cell office:value-type="string">
            <text:p>This will always be subjective. Gross and abnormal angulation or rotation is implied</text:p>
          </table:table-cell>
        </table:table-row>
        <table:table-row table:style-name="ro1">
          <table:table-cell office:value-type="float" office:value="58">
            <text:p>58</text:p>
          </table:table-cell>
          <table:table-cell office:value-type="string">
            <text:p>Headache</text:p>
          </table:table-cell>
          <table:table-cell office:value-type="string">
            <text:p>Any pain around the head that is not related to a particular anatomical structure. Facial pain is not included</text:p>
          </table:table-cell>
        </table:table-row>
        <table:table-row table:style-name="ro1">
          <table:table-cell office:value-type="float" office:value="59">
            <text:p>59</text:p>
          </table:table-cell>
          <table:table-cell office:value-type="string">
            <text:p>Head injury </text:p>
          </table:table-cell>
          <table:table-cell office:value-type="string">
            <text:p>Any traumatic event involving the head fulfils this criterion</text:p>
          </table:table-cell>
        </table:table-row>
        <table:table-row table:style-name="ro1">
          <table:table-cell office:value-type="float" office:value="60">
            <text:p>60</text:p>
          </table:table-cell>
          <table:table-cell office:value-type="string">
            <text:p>Heavy PV blood loss</text:p>
          </table:table-cell>
          <table:table-cell office:value-type="string">
            <text:p>PV loss is extremely difficult to assess. The presence of large clots or constant flow fulfils this criterion. The use of a large number of sanitary towels is suggestive of heavy loss</text:p>
          </table:table-cell>
        </table:table-row>
        <table:table-row table:style-name="ro1">
          <table:table-cell office:value-type="float" office:value="61">
            <text:p>61</text:p>
          </table:table-cell>
          <table:table-cell office:value-type="string">
            <text:p>High blood pressure </text:p>
          </table:table-cell>
          <table:table-cell office:value-type="string">
            <text:p>A history of raised blood pressure or a raised blood pressure on examination</text:p>
          </table:table-cell>
        </table:table-row>
        <table:table-row table:style-name="ro1">
          <table:table-cell office:value-type="float" office:value="62">
            <text:p>62</text:p>
          </table:table-cell>
          <table:table-cell office:value-type="string">
            <text:p>High lethality</text:p>
          </table:table-cell>
          <table:table-cell office:value-type="string">
            <text:p>Lethality is the potential of the substance taken to cause harm. Advice from a Poisons Centre may be required to establish the level of risk of serious illness or death. If in doubt assume a high risk</text:p>
          </table:table-cell>
        </table:table-row>
        <table:table-row table:style-name="ro1">
          <table:table-cell office:value-type="float" office:value="63">
            <text:p>63</text:p>
          </table:table-cell>
          <table:table-cell office:value-type="string">
            <text:p>High lethality envenomation</text:p>
          </table:table-cell>
          <table:table-cell office:value-type="string">
            <text:p>Lethality is the potential of the envenomation to cause harm. Local knowledge may allow identification of the venomous creature, but advice may be required. If in doubt assume a high risk</text:p>
          </table:table-cell>
        </table:table-row>
        <table:table-row table:style-name="ro1">
          <table:table-cell office:value-type="float" office:value="64">
            <text:p>64</text:p>
          </table:table-cell>
          <table:table-cell office:value-type="string">
            <text:p>High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High risk should be assumed if weapons and potential victims are available, or if self control is lost</text:p>
          </table:table-cell>
        </table:table-row>
        <table:table-row table:style-name="ro1">
          <table:table-cell office:value-type="float" office:value="65">
            <text:p>65</text:p>
          </table:table-cell>
          <table:table-cell office:value-type="string">
            <text:p>High risk of (further) self-harm</text:p>
          </table:table-cell>
          <table:table-cell office:value-type="string">
            <text:p>An initial view of the risk of self-harm can be formed by considering the patients' behaviour. Pa­tients who have a significant history of self-harm, are actively trying to harm themselves or who are actively trying to leave with the intent of harming themselves are at high risk</text:p>
          </table:table-cell>
        </table:table-row>
        <table:table-row table:style-name="ro1">
          <table:table-cell office:value-type="float" office:value="66">
            <text:p>66</text:p>
          </table:table-cell>
          <table:table-cell office:value-type="string">
            <text:p>History of acutely vomiting blood</text:p>
          </table:table-cell>
          <table:table-cell office:value-type="string">
            <text:p>Frank haematemesis, vomiting of altered blood (coffee ground) or of blood mixed in the vomit within the past 24 hours</text:p>
          </table:table-cell>
        </table:table-row>
        <table:table-row table:style-name="ro1">
          <table:table-cell office:value-type="float" office:value="67">
            <text:p>67</text:p>
          </table:table-cell>
          <table:table-cell office:value-type="string">
            <text:p>History of fitting</text:p>
          </table:table-cell>
          <table:table-cell office:value-type="string">
            <text:p>Any observed or reported fits that have occurred during the period of illness or following and episode of trauma</text:p>
          </table:table-cell>
        </table:table-row>
        <table:table-row table:style-name="ro1">
          <table:table-cell office:value-type="float" office:value="68">
            <text:p>68</text:p>
          </table:table-cell>
          <table:table-cell office:value-type="string">
            <text:p>History of head injury</text:p>
          </table:table-cell>
          <table:table-cell office:value-type="string">
            <text:p>A history of a recent physically traumatic event involving the head. Usually this will be reported by the patient but if the patient has been uncon­scious this history should be sought from a reliable witness</text:p>
          </table:table-cell>
        </table:table-row>
        <table:table-row table:style-name="ro1">
          <table:table-cell office:value-type="float" office:value="69">
            <text:p>69</text:p>
          </table:table-cell>
          <table:table-cell office:value-type="string">
            <text:p>History of overdose or poisoning</text:p>
          </table:table-cell>
          <table:table-cell office:value-type="string">
            <text:p>This information may come from others or may be deduced if medication is missing</text:p>
          </table:table-cell>
        </table:table-row>
        <table:table-row table:style-name="ro1">
          <table:table-cell office:value-type="float" office:value="70">
            <text:p>70</text:p>
          </table:table-cell>
          <table:table-cell office:value-type="string">
            <text:p>History of recent foreign travel</text:p>
          </table:table-cell>
          <table:table-cell office:value-type="string">
            <text:p>Recent foreign travel (within 2weeks)</text:p>
          </table:table-cell>
        </table:table-row>
        <table:table-row table:style-name="ro1">
          <table:table-cell office:value-type="float" office:value="71">
            <text:p>71</text:p>
          </table:table-cell>
          <table:table-cell office:value-type="string">
            <text:p>History of trauma</text:p>
          </table:table-cell>
          <table:table-cell office:value-type="string">
            <text:p>A history of a recent physically traumatic event</text:p>
          </table:table-cell>
        </table:table-row>
        <table:table-row table:style-name="ro1">
          <table:table-cell office:value-type="float" office:value="72">
            <text:p>72</text:p>
          </table:table-cell>
          <table:table-cell office:value-type="string">
            <text:p>History of unconsciousness</text:p>
          </table:table-cell>
          <table:table-cell office:value-type="string">
            <text:p>There may be a reliable witness who can state whether the patient was unconscious (and for how long). If not a patient who is unable to remember the incident should be assumed to have been un­conscious</text:p>
          </table:table-cell>
        </table:table-row>
        <table:table-row table:style-name="ro1">
          <table:table-cell office:value-type="float" office:value="73">
            <text:p>73</text:p>
          </table:table-cell>
          <table:table-cell office:value-type="string">
            <text:p>Hot adult </text:p>
          </table:table-cell>
          <table:table-cell office:value-type="string">
            <text:p>A temperature &gt;38.5°C is hot </text:p>
          </table:table-cell>
        </table:table-row>
        <table:table-row table:style-name="ro1">
          <table:table-cell office:value-type="float" office:value="74">
            <text:p>74</text:p>
          </table:table-cell>
          <table:table-cell office:value-type="string">
            <text:p>Hot child</text:p>
          </table:table-cell>
          <table:table-cell office:value-type="string">
            <text:p>If the skin feels hot the child is clinically said to be hot. The temperature should be taken as soon as possible - a temperature &gt;38.5°C is hot</text:p>
          </table:table-cell>
        </table:table-row>
        <table:table-row table:style-name="ro1">
          <table:table-cell office:value-type="float" office:value="75">
            <text:p>75</text:p>
          </table:table-cell>
          <table:table-cell office:value-type="string">
            <text:p>Hot joint</text:p>
          </table:table-cell>
          <table:table-cell office:value-type="string">
            <text:p>Any warmth around a joint fulfils this criterion. Often accompanied by redness</text:p>
          </table:table-cell>
        </table:table-row>
        <table:table-row table:style-name="ro1">
          <table:table-cell office:value-type="float" office:value="76">
            <text:p>76</text:p>
          </table:table-cell>
          <table:table-cell office:value-type="string">
            <text:p>Hyperglycaemic</text:p>
          </table:table-cell>
          <table:table-cell office:value-type="string">
            <text:p>Glucose greater than 17 mmol/1</text:p>
          </table:table-cell>
        </table:table-row>
        <table:table-row table:style-name="ro1">
          <table:table-cell office:value-type="float" office:value="77">
            <text:p>77</text:p>
          </table:table-cell>
          <table:table-cell office:value-type="string">
            <text:p>Hyperglycaemic with ketosis</text:p>
          </table:table-cell>
          <table:table-cell office:value-type="string">
            <text:p>Glucose greater than 11 mmol/1 with urinary ketones or signs of acidosis (deep sighing respiration, etc.)</text:p>
          </table:table-cell>
        </table:table-row>
        <table:table-row table:style-name="ro1">
          <table:table-cell office:value-type="float" office:value="78">
            <text:p>78</text:p>
          </table:table-cell>
          <table:table-cell office:value-type="string">
            <text:p>Hypoglycaemic</text:p>
          </table:table-cell>
          <table:table-cell office:value-type="string">
            <text:p>Glucose less than 3 mmol/1</text:p>
          </table:table-cell>
        </table:table-row>
        <table:table-row table:style-name="ro1">
          <table:table-cell office:value-type="float" office:value="79">
            <text:p>79</text:p>
          </table:table-cell>
          <table:table-cell office:value-type="string">
            <text:p>Inability to bear weight</text:p>
          </table:table-cell>
          <table:table-cell office:value-type="string">
            <text:p>Inability to carry the full weight of the body through one or both lower limbs. This may be be­cause of pain or loss of function</text:p>
          </table:table-cell>
        </table:table-row>
        <table:table-row table:style-name="ro1">
          <table:table-cell office:value-type="float" office:value="80">
            <text:p>80</text:p>
          </table:table-cell>
          <table:table-cell office:value-type="string">
            <text:p>In active labour</text:p>
          </table:table-cell>
          <table:table-cell office:value-type="string">
            <text:p>A woman who is having regular and frequent painful contractions fulfils this criterion</text:p>
          </table:table-cell>
        </table:table-row>
        <table:table-row table:style-name="ro1">
          <table:table-cell office:value-type="float" office:value="81">
            <text:p>81</text:p>
          </table:table-cell>
          <table:table-cell office:value-type="string">
            <text:p>Inadequate breathing</text:p>
          </table:table-cell>
          <table:table-cell office:value-type="string">
            <text:p>Patients who are failing to breathe well enough to maintain adequate oxygenation have inade­quate breathing. There may be an increased work of breathing, signs of inadequate breathing or ex­haustion</text:p>
          </table:table-cell>
        </table:table-row>
        <table:table-row table:style-name="ro1">
          <table:table-cell office:value-type="float" office:value="82">
            <text:p>82</text:p>
          </table:table-cell>
          <table:table-cell office:value-type="string">
            <text:p>Inadequate history</text:p>
          </table:table-cell>
          <table:table-cell office:value-type="string">
            <text:p>If there is no clear and unequivocal history of acute alcohol ingestion, and if head injury, drug inges-tion, underlying medical condition, etc. cannot be definitely excluded then the history is inadequate </text:p>
          </table:table-cell>
        </table:table-row>
        <table:table-row table:style-name="ro1">
          <table:table-cell office:value-type="float" office:value="83">
            <text:p>83</text:p>
          </table:table-cell>
          <table:table-cell office:value-type="string">
            <text:p>Inappropriate history</text:p>
          </table:table-cell>
          <table:table-cell office:value-type="string">
            <text:p>When the history (story) given does not explain the physical findings it is termed inappropriate. This is important as it is a marker of non-accidental injury in vulnerable children and adults and may be the sentinel for abuse</text:p>
          </table:table-cell>
        </table:table-row>
        <table:table-row table:style-name="ro1">
          <table:table-cell office:value-type="float" office:value="84">
            <text:p>84</text:p>
          </table:table-cell>
          <table:table-cell office:value-type="string">
            <text:p>Inconsolable by parents</text:p>
          </table:table-cell>
          <table:table-cell office:value-type="string">
            <text:p>Children whose crying or distress does not respond to attempts by their parents to comfort them fulfil this criterion</text:p>
          </table:table-cell>
        </table:table-row>
        <table:table-row table:style-name="ro1">
          <table:table-cell office:value-type="float" office:value="85">
            <text:p>85</text:p>
          </table:table-cell>
          <table:table-cell office:value-type="string">
            <text:p>Increased work of breathing</text:p>
          </table:table-cell>
          <table:table-cell office:value-type="string">
            <text:p>Increased work of breathing is shown as increased respiratory rate, use of accessory muscles and grunting</text:p>
          </table:table-cell>
        </table:table-row>
        <table:table-row table:style-name="ro1">
          <table:table-cell office:value-type="float" office:value="86">
            <text:p>86</text:p>
          </table:table-cell>
          <table:table-cell office:value-type="string">
            <text:p>Inhalational chemical injury</text:p>
          </table:table-cell>
          <table:table-cell office:value-type="string">
            <text:p>A history of having inhaled a potentially hazardous chemical. Some chemicals may leave specific signs while others may not. The nature of the hazard may not be immediately apparent</text:p>
          </table:table-cell>
        </table:table-row>
        <table:table-row table:style-name="ro1">
          <table:table-cell office:value-type="float" office:value="87">
            <text:p>87</text:p>
          </table:table-cell>
          <table:table-cell office:value-type="string">
            <text:p>Inhalational injury</text:p>
          </table:table-cell>
          <table:table-cell office:value-type="string">
            <text:p>A history of being confined in a smoke filled space is the most reliable indicator of smoke inhala­tion. Carbon deposits around the mouth and nose and hoarse voice may be present. History is also the most reliable way of diagnosing inhalation of chemicals - there will not necessarily be any signs</text:p>
          </table:table-cell>
        </table:table-row>
        <table:table-row table:style-name="ro1">
          <table:table-cell office:value-type="float" office:value="88">
            <text:p>88</text:p>
          </table:table-cell>
          <table:table-cell office:value-type="string">
            <text:p>Insecure airway</text:p>
          </table:table-cell>
          <table:table-cell office:value-type="string">
            <text:p>Patients who cannot continually maintain their own airway have an insecure airway</text:p>
          </table:table-cell>
        </table:table-row>
        <table:table-row table:style-name="ro1">
          <table:table-cell office:value-type="float" office:value="89">
            <text:p>89</text:p>
          </table:table-cell>
          <table:table-cell office:value-type="string">
            <text:p>Known immunosuppression</text:p>
          </table:table-cell>
          <table:table-cell office:value-type="string">
            <text:p>Any patient on immunosuppressive drugs (includ­ing long term steroids) or who is HIV positive</text:p>
          </table:table-cell>
        </table:table-row>
        <table:table-row table:style-name="ro1">
          <table:table-cell office:value-type="float" office:value="90">
            <text:p>90</text:p>
          </table:table-cell>
          <table:table-cell office:value-type="string">
            <text:p>Lethality</text:p>
          </table:table-cell>
          <table:table-cell office:value-type="string">
            <text:p>The potential of the substance taken to cause ill­ness or death. Advice from a Poisons Centre may be required to establish this. If in doubt assume a high risk</text:p>
          </table:table-cell>
        </table:table-row>
        <table:table-row table:style-name="ro1">
          <table:table-cell office:value-type="float" office:value="91">
            <text:p>91</text:p>
          </table:table-cell>
          <table:table-cell office:value-type="string">
            <text:p>Local infection</text:p>
          </table:table-cell>
          <table:table-cell office:value-type="string">
            <text:p>Local infection usually manifests as inflammation (pain, swelling and redness) confined to a partic­ular site or area, with or without a collection of pus</text:p>
          </table:table-cell>
        </table:table-row>
        <table:table-row table:style-name="ro1">
          <table:table-cell office:value-type="float" office:value="92">
            <text:p>92</text:p>
          </table:table-cell>
          <table:table-cell office:value-type="string">
            <text:p>Local inflammation </text:p>
          </table:table-cell>
          <table:table-cell office:value-type="string">
            <text:p>Local inflammation will involve pain, swelling and redness confined to a particular site or area</text:p>
          </table:table-cell>
        </table:table-row>
        <table:table-row table:style-name="ro1">
          <table:table-cell office:value-type="float" office:value="93">
            <text:p>93</text:p>
          </table:table-cell>
          <table:table-cell office:value-type="string">
            <text:p>Low PEFR</text:p>
          </table:table-cell>
          <table:table-cell office:value-type="string">
            <text:p>This is a PEFR of 50% or less of best or predicted PEFR</text:p>
          </table:table-cell>
        </table:table-row>
        <table:table-row table:style-name="ro1">
          <table:table-cell office:value-type="float" office:value="94">
            <text:p>94</text:p>
          </table:table-cell>
          <table:table-cell office:value-type="string">
            <text:p>Low SaC&gt;2 </text:p>
          </table:table-cell>
          <table:table-cell office:value-type="string">
            <text:p>This is a saturation of &lt;95% on air</text:p>
          </table:table-cell>
        </table:table-row>
        <table:table-row table:style-name="ro1">
          <table:table-cell office:value-type="float" office:value="95">
            <text:p>95</text:p>
          </table:table-cell>
          <table:table-cell office:value-type="string">
            <text:p>Marked distress</text:p>
          </table:table-cell>
          <table:table-cell office:value-type="string">
            <text:p>Patients who are markedly physically or emotion­ally upset fulfil this criterion</text:p>
          </table:table-cell>
        </table:table-row>
        <table:table-row table:style-name="ro1">
          <table:table-cell office:value-type="float" office:value="96">
            <text:p>96</text:p>
          </table:table-cell>
          <table:table-cell office:value-type="string">
            <text:p>Moderate itch </text:p>
          </table:table-cell>
          <table:table-cell office:value-type="string">
            <text:p>An itch that is bearable but intense</text:p>
          </table:table-cell>
        </table:table-row>
        <table:table-row table:style-name="ro1">
          <table:table-cell office:value-type="float" office:value="97">
            <text:p>97</text:p>
          </table:table-cell>
          <table:table-cell office:value-type="string">
            <text:p>Moderate lethality</text:p>
          </table:table-cell>
          <table:table-cell office:value-type="string">
            <text:p>Lethality is the potential of the substance taken to cause serious illness or death. Advice from a Poisons Centre may be required to establish the level of risk to the patient</text:p>
          </table:table-cell>
        </table:table-row>
        <table:table-row table:style-name="ro1">
          <table:table-cell office:value-type="float" office:value="98">
            <text:p>98</text:p>
          </table:table-cell>
          <table:table-cell office:value-type="string">
            <text:p>Moderate lethality envenomation</text:p>
          </table:table-cell>
          <table:table-cell office:value-type="string">
            <text:p>Lethality is the potential of the envenomation to cause harm. Local knowledge may allow identifi­cation of the venomous creature, but advice may be required</text:p>
          </table:table-cell>
        </table:table-row>
        <table:table-row table:style-name="ro1">
          <table:table-cell office:value-type="float" office:value="99">
            <text:p>99</text:p>
          </table:table-cell>
          <table:table-cell office:value-type="string">
            <text:p>Moderate pain</text:p>
          </table:table-cell>
          <table:table-cell office:value-type="string">
            <text:p>Pain that is bearable but intense. See the chapter on pain assessment</text:p>
          </table:table-cell>
        </table:table-row>
        <table:table-row table:style-name="ro1">
          <table:table-cell office:value-type="float" office:value="100">
            <text:p>100</text:p>
          </table:table-cell>
          <table:table-cell office:value-type="string">
            <text:p>Moderate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Moderate risk should be assumed if there is any indication of potential harm to others</text:p>
          </table:table-cell>
        </table:table-row>
        <table:table-row table:style-name="ro1">
          <table:table-cell office:value-type="float" office:value="101">
            <text:p>101</text:p>
          </table:table-cell>
          <table:table-cell office:value-type="string">
            <text:p>Moderate risk of (further) self-harm</text:p>
          </table:table-cell>
          <table:table-cell office:value-type="string">
            <text:p>An initial view of the risk of self-harm can be formed by considering the patients' behaviour. Pa­tients without a significant history of self-harm, who are not actively trying to harm themselves, who are not actively trying to leave with the intent of harming themselves, but who profess the desire to harm themselves are at moderate risk</text:p>
          </table:table-cell>
        </table:table-row>
        <table:table-row table:style-name="ro1">
          <table:table-cell office:value-type="float" office:value="102">
            <text:p>102</text:p>
          </table:table-cell>
          <table:table-cell office:value-type="string">
            <text:p>New neurological deficit</text:p>
          </table:table-cell>
          <table:table-cell office:value-type="string">
            <text:p>Any loss of neurological function including al­tered or lost sensation, weakness of the limbs (ei­ther transiently or permanently) and alterations in bladder or bowel function</text:p>
          </table:table-cell>
        </table:table-row>
        <table:table-row table:style-name="ro1">
          <table:table-cell office:value-type="float" office:value="103">
            <text:p>103</text:p>
          </table:table-cell>
          <table:table-cell office:value-type="string">
            <text:p>No improvement with own asthma medications</text:p>
          </table:table-cell>
          <table:table-cell office:value-type="string">
            <text:p>This history should be available from the patient. A failure to improve with bronchodilator therapy given by the GP or paramedic is equally significant</text:p>
          </table:table-cell>
        </table:table-row>
        <table:table-row table:style-name="ro1">
          <table:table-cell office:value-type="float" office:value="104">
            <text:p>104</text:p>
          </table:table-cell>
          <table:table-cell office:value-type="string">
            <text:p>Non-blanching rash</text:p>
          </table:table-cell>
          <table:table-cell office:value-type="string">
            <text:p>A rash that does not blanch (go white) when pres­sure is applied to it. Often tested using a glass tum­bler to apply pressure as any colour change can be observed through the bottom of the tumbler</text:p>
          </table:table-cell>
        </table:table-row>
        <table:table-row table:style-name="ro1">
          <table:table-cell office:value-type="float" office:value="105">
            <text:p>105</text:p>
          </table:table-cell>
          <table:table-cell office:value-type="string">
            <text:p>Normal menstruation</text:p>
          </table:table-cell>
          <table:table-cell office:value-type="string">
            <text:p>Menstrual blood loss and pain occurring on the expected date for the expected length of time</text:p>
          </table:table-cell>
        </table:table-row>
        <table:table-row table:style-name="ro1">
          <table:table-cell office:value-type="float" office:value="106">
            <text:p>106</text:p>
          </table:table-cell>
          <table:table-cell office:value-type="string">
            <text:p>Not distractible</text:p>
          </table:table-cell>
          <table:table-cell office:value-type="string">
            <text:p>Children who are distressed by pain or other things who cannot be distracted by conversation or play fulfil this criterion</text:p>
          </table:table-cell>
        </table:table-row>
        <table:table-row table:style-name="ro1">
          <table:table-cell office:value-type="float" office:value="107">
            <text:p>107</text:p>
          </table:table-cell>
          <table:table-cell office:value-type="string">
            <text:p>Not feeding</text:p>
          </table:table-cell>
          <table:table-cell office:value-type="string">
            <text:p>Children who will not take any solid or liquid (as appropriate) by mouth. Children who will take the food but always vomit afterwards may also fulfil this criterion</text:p>
          </table:table-cell>
        </table:table-row>
        <table:table-row table:style-name="ro1">
          <table:table-cell office:value-type="float" office:value="108">
            <text:p>108</text:p>
          </table:table-cell>
          <table:table-cell office:value-type="string">
            <text:p>Not passing urine</text:p>
          </table:table-cell>
          <table:table-cell office:value-type="string">
            <text:p>Failure to produce and pass urine. This may be difficult to judge in children (and the elderly) and reference to the number of nappies or pads used may be useful</text:p>
          </table:table-cell>
        </table:table-row>
        <table:table-row table:style-name="ro1">
          <table:table-cell office:value-type="float" office:value="109">
            <text:p>109</text:p>
          </table:table-cell>
          <table:table-cell office:value-type="string">
            <text:p>Oedema of the tongue</text:p>
          </table:table-cell>
          <table:table-cell office:value-type="string">
            <text:p>Swelling of the tongue of any degree</text:p>
          </table:table-cell>
        </table:table-row>
        <table:table-row table:style-name="ro1">
          <table:table-cell office:value-type="float" office:value="110">
            <text:p>110</text:p>
          </table:table-cell>
          <table:table-cell office:value-type="string">
            <text:p>Open fracture</text:p>
          </table:table-cell>
          <table:table-cell office:value-type="string">
            <text:p>All wounds in the vicinity of a fracture should be regarded with suspicion. If there is any possibil­ity of communication between the wound and the fracture then the fracture should be assumed to be open</text:p>
          </table:table-cell>
        </table:table-row>
        <table:table-row table:style-name="ro1">
          <table:table-cell office:value-type="float" office:value="111">
            <text:p>111</text:p>
          </table:table-cell>
          <table:table-cell office:value-type="string">
            <text:p>Pain on joint movement</text:p>
          </table:table-cell>
          <table:table-cell office:value-type="string">
            <text:p>This can be pain on either active (patient) move­ment or passive (examiner) movement</text:p>
          </table:table-cell>
        </table:table-row>
        <table:table-row table:style-name="ro1">
          <table:table-cell office:value-type="float" office:value="112">
            <text:p>112</text:p>
          </table:table-cell>
          <table:table-cell office:value-type="string">
            <text:p>Pain radiating to the back</text:p>
          </table:table-cell>
          <table:table-cell office:value-type="string">
            <text:p>Pain that is also felt in the back either intermit­tently or constantly</text:p>
          </table:table-cell>
        </table:table-row>
        <table:table-row table:style-name="ro1">
          <table:table-cell office:value-type="float" office:value="113">
            <text:p>113</text:p>
          </table:table-cell>
          <table:table-cell office:value-type="string">
            <text:p>Passing fresh or altered blood PR</text:p>
          </table:table-cell>
          <table:table-cell office:value-type="string">
            <text:p>In active massive GI bleeding dark red blood will be passed PR. As GI transit time increases this be­comes darker, eventually becoming melaena</text:p>
          </table:table-cell>
        </table:table-row>
        <table:table-row table:style-name="ro1">
          <table:table-cell office:value-type="float" office:value="114">
            <text:p>114</text:p>
          </table:table-cell>
          <table:table-cell office:value-type="string">
            <text:p>PEFR &lt;33% predicted</text:p>
          </table:table-cell>
          <table:table-cell office:value-type="string">
            <text:p>The peak expiratory flow rate predicted after con­sideration of the age and sex of the patient. Some patients may know their 'best' PEFR and this may be used. If the ratio of measured to pre­dicted is less than 33% then this criterion is fulfilled</text:p>
          </table:table-cell>
        </table:table-row>
        <table:table-row table:style-name="ro1">
          <table:table-cell office:value-type="float" office:value="115">
            <text:p>115</text:p>
          </table:table-cell>
          <table:table-cell office:value-type="string">
            <text:p>PEFR &lt;50% predicted</text:p>
          </table:table-cell>
          <table:table-cell office:value-type="string">
            <text:p>The peak expiratory flow rate predicted after con­sideration of the age and sex of the patient. Some patients may know their 'best' PEFR and this may be used. If the ratio of measured to predicted is less than 50% then this criterion is fulfilled</text:p>
          </table:table-cell>
        </table:table-row>
        <table:table-row table:style-name="ro1">
          <table:table-cell office:value-type="float" office:value="116">
            <text:p>116</text:p>
          </table:table-cell>
          <table:table-cell office:value-type="string">
            <text:p>Penetrating eye injury</text:p>
          </table:table-cell>
          <table:table-cell office:value-type="string">
            <text:p>A recent physically traumatic event involving pen­etration of the globe</text:p>
          </table:table-cell>
        </table:table-row>
        <table:table-row table:style-name="ro1">
          <table:table-cell office:value-type="float" office:value="117">
            <text:p>117</text:p>
          </table:table-cell>
          <table:table-cell office:value-type="string">
            <text:p>Penetrating trauma</text:p>
          </table:table-cell>
          <table:table-cell office:value-type="string">
            <text:p>A recent physically traumatic event which in­volves discrete penetration of any body area by a knife, bullet or other object</text:p>
          </table:table-cell>
        </table:table-row>
        <table:table-row table:style-name="ro1">
          <table:table-cell office:value-type="float" office:value="118">
            <text:p>118</text:p>
          </table:table-cell>
          <table:table-cell office:value-type="string">
            <text:p>Persistent vomiting </text:p>
          </table:table-cell>
          <table:table-cell office:value-type="string">
            <text:p>Vomiting that is continuous or that occurs without any respite between episodes</text:p>
          </table:table-cell>
        </table:table-row>
        <table:table-row table:style-name="ro1">
          <table:table-cell office:value-type="float" office:value="119">
            <text:p>119</text:p>
          </table:table-cell>
          <table:table-cell office:value-type="string">
            <text:p>Pleuritic pain </text:p>
          </table:table-cell>
          <table:table-cell office:value-type="string">
            <text:p>A sharp, localised pain in the chest that worsens on breathing, coughing or sneezing</text:p>
          </table:table-cell>
        </table:table-row>
        <table:table-row table:style-name="ro1">
          <table:table-cell office:value-type="float" office:value="120">
            <text:p>120</text:p>
          </table:table-cell>
          <table:table-cell office:value-type="string">
            <text:p>Possibly pregnant</text:p>
          </table:table-cell>
          <table:table-cell office:value-type="string">
            <text:p>Any woman whose normal menstruation has failed to occur is possibly pregnant. Furthermore any woman of childbearing age who is having un­protected sex should be considered to be poten­tially pregnant</text:p>
          </table:table-cell>
        </table:table-row>
        <table:table-row table:style-name="ro1">
          <table:table-cell office:value-type="float" office:value="121">
            <text:p>121</text:p>
          </table:table-cell>
          <table:table-cell office:value-type="string">
            <text:p>Presenting foetal parts</text:p>
          </table:table-cell>
          <table:table-cell office:value-type="string">
            <text:p>Crowning or presentation of any other foetal part in the vagina</text:p>
          </table:table-cell>
        </table:table-row>
        <table:table-row table:style-name="ro1">
          <table:table-cell office:value-type="float" office:value="122">
            <text:p>122</text:p>
          </table:table-cell>
          <table:table-cell office:value-type="string">
            <text:p>Priapism</text:p>
          </table:table-cell>
          <table:table-cell office:value-type="string">
            <text:p>Sustained penile erection</text:p>
          </table:table-cell>
        </table:table-row>
        <table:table-row table:style-name="ro1">
          <table:table-cell office:value-type="float" office:value="123">
            <text:p>123</text:p>
          </table:table-cell>
          <table:table-cell office:value-type="string">
            <text:p>Prolapsed umbilical cord</text:p>
          </table:table-cell>
          <table:table-cell office:value-type="string">
            <text:p>Prolapse of any part of the umbilical cord through the cervix</text:p>
          </table:table-cell>
        </table:table-row>
        <table:table-row table:style-name="ro1">
          <table:table-cell office:value-type="float" office:value="124">
            <text:p>124</text:p>
          </table:table-cell>
          <table:table-cell office:value-type="string">
            <text:p>Prolonged or uninterrupted crying</text:p>
          </table:table-cell>
          <table:table-cell office:value-type="string">
            <text:p>A child who has cried continuously for 2 hours or more fulfils this criterion</text:p>
          </table:table-cell>
        </table:table-row>
        <table:table-row table:style-name="ro1">
          <table:table-cell office:value-type="float" office:value="125">
            <text:p>125</text:p>
          </table:table-cell>
          <table:table-cell office:value-type="string">
            <text:p>Pulse rate abnormal</text:p>
          </table:table-cell>
          <table:table-cell office:value-type="string">
            <text:p>If the capillary refill time cannot be measured then major incident casualties whose pulse is raised over 120 beats per minute are categorised RED</text:p>
          </table:table-cell>
        </table:table-row>
        <table:table-row table:style-name="ro1">
          <table:table-cell office:value-type="float" office:value="126">
            <text:p>126</text:p>
          </table:table-cell>
          <table:table-cell office:value-type="string">
            <text:p>Purpura</text:p>
          </table:table-cell>
          <table:table-cell office:value-type="string">
            <text:p>A rash on any part of the body that is caused by small haemorrhages under the skin. A purpuric rash does not blanch (go white) when pressure is applied to it</text:p>
          </table:table-cell>
        </table:table-row>
        <table:table-row table:style-name="ro1">
          <table:table-cell office:value-type="float" office:value="127">
            <text:p>127</text:p>
          </table:table-cell>
          <table:table-cell office:value-type="string">
            <text:p>PV blood loss</text:p>
          </table:table-cell>
          <table:table-cell office:value-type="string">
            <text:p>Any loss of blood per vaginum</text:p>
          </table:table-cell>
        </table:table-row>
        <table:table-row table:style-name="ro1">
          <table:table-cell office:value-type="float" office:value="128">
            <text:p>128</text:p>
          </table:table-cell>
          <table:table-cell office:value-type="string">
            <text:p>PV blood loss and more than 20 weeks pregnant</text:p>
          </table:table-cell>
          <table:table-cell office:value-type="string">
            <text:p>Any loss of blood per vaginum in a woman known to be beyond the 20th week of pregnancy</text:p>
          </table:table-cell>
        </table:table-row>
        <table:table-row table:style-name="ro1">
          <table:table-cell office:value-type="float" office:value="129">
            <text:p>129</text:p>
          </table:table-cell>
          <table:table-cell office:value-type="string">
            <text:p>Rapid onset </text:p>
          </table:table-cell>
          <table:table-cell office:value-type="string">
            <text:p>Onset within the preceding 12 hours </text:p>
          </table:table-cell>
        </table:table-row>
        <table:table-row table:style-name="ro1">
          <table:table-cell office:value-type="float" office:value="130">
            <text:p>130</text:p>
          </table:table-cell>
          <table:table-cell office:value-type="string">
            <text:p>Recent hearing loss</text:p>
          </table:table-cell>
          <table:table-cell office:value-type="string">
            <text:p>Loss of hearing in one or both ears within the pre­vious week</text:p>
          </table:table-cell>
        </table:table-row>
        <table:table-row table:style-name="ro1">
          <table:table-cell office:value-type="float" office:value="131">
            <text:p>131</text:p>
          </table:table-cell>
          <table:table-cell office:value-type="string">
            <text:p>Recent injury</text:p>
          </table:table-cell>
          <table:table-cell office:value-type="string">
            <text:p>An injury occurring within the last week is said to be recent</text:p>
          </table:table-cell>
        </table:table-row>
        <table:table-row table:style-name="ro1">
          <table:table-cell office:value-type="float" office:value="132">
            <text:p>132</text:p>
          </table:table-cell>
          <table:table-cell office:value-type="string">
            <text:p>Recent mild itch </text:p>
          </table:table-cell>
          <table:table-cell office:value-type="string">
            <text:p>Any itch that has occurred in the past 7 days </text:p>
          </table:table-cell>
        </table:table-row>
        <table:table-row table:style-name="ro1">
          <table:table-cell office:value-type="float" office:value="133">
            <text:p>133</text:p>
          </table:table-cell>
          <table:table-cell office:value-type="string">
            <text:p>Recent mild pain </text:p>
          </table:table-cell>
          <table:table-cell office:value-type="string">
            <text:p>Any pain that has occurred within the past 7 days </text:p>
          </table:table-cell>
        </table:table-row>
        <table:table-row table:style-name="ro1">
          <table:table-cell office:value-type="float" office:value="134">
            <text:p>134</text:p>
          </table:table-cell>
          <table:table-cell office:value-type="string">
            <text:p>Recent problem</text:p>
          </table:table-cell>
          <table:table-cell office:value-type="string">
            <text:p>A problem arising in the last week is said to be recent</text:p>
          </table:table-cell>
        </table:table-row>
        <table:table-row table:style-name="ro1">
          <table:table-cell office:value-type="float" office:value="135">
            <text:p>135</text:p>
          </table:table-cell>
          <table:table-cell office:value-type="string">
            <text:p>Recent reduced visual acuity </text:p>
          </table:table-cell>
          <table:table-cell office:value-type="string">
            <text:p>Any reduction in corrected visual acuity within the past 7 days</text:p>
          </table:table-cell>
        </table:table-row>
        <table:table-row table:style-name="ro1">
          <table:table-cell office:value-type="float" office:value="136">
            <text:p>136</text:p>
          </table:table-cell>
          <table:table-cell office:value-type="string">
            <text:p>Recent signs of mild pain</text:p>
          </table:table-cell>
          <table:table-cell office:value-type="string">
            <text:p>Young children and babies in pain cannot com­plain. They will usually cry occasionally and may act atypically</text:p>
          </table:table-cell>
        </table:table-row>
        <table:table-row table:style-name="ro1">
          <table:table-cell office:value-type="float" office:value="137">
            <text:p>137</text:p>
          </table:table-cell>
          <table:table-cell office:value-type="string">
            <text:p>Redcurrant stool</text:p>
          </table:table-cell>
          <table:table-cell office:value-type="string">
            <text:p>A dark red stool classically seen in intussusception. Absence of this type of stool does not rule out the diagnosis</text:p>
          </table:table-cell>
        </table:table-row>
        <table:table-row table:style-name="ro1">
          <table:table-cell office:value-type="float" office:value="138">
            <text:p>138</text:p>
          </table:table-cell>
          <table:table-cell office:value-type="string">
            <text:p>Red eye </text:p>
          </table:table-cell>
          <table:table-cell office:value-type="string">
            <text:p>Any redness to the eye. A red eye may be painful or painless and may be complete or partial </text:p>
          </table:table-cell>
        </table:table-row>
        <table:table-row table:style-name="ro1">
          <table:table-cell office:value-type="float" office:value="139">
            <text:p>139</text:p>
          </table:table-cell>
          <table:table-cell office:value-type="string">
            <text:p>Respiratory rate</text:p>
          </table:table-cell>
          <table:table-cell office:value-type="string">
            <text:p>Major incident casualties whose respiratory rate is abnormal either by being too high (over 29) or too low (less than 10) are categorised as RED </text:p>
          </table:table-cell>
        </table:table-row>
        <table:table-row table:style-name="ro1">
          <table:table-cell office:value-type="float" office:value="140">
            <text:p>140</text:p>
          </table:table-cell>
          <table:table-cell office:value-type="string">
            <text:p>Responds to pain</text:p>
          </table:table-cell>
          <table:table-cell office:value-type="string">
            <text:p>Response to a painful stimulus. Standard periph­eral stimuli should be used - a pencil or pen is used to apply pressure to the finger nail bed. This stimulus should not be applied to the toes since a spinal reflex may cause flexion even in brain death. Supraorbital ridge pressure should not be used since reflex grimacing may occur</text:p>
          </table:table-cell>
        </table:table-row>
        <table:table-row table:style-name="ro1">
          <table:table-cell office:value-type="float" office:value="141">
            <text:p>141</text:p>
          </table:table-cell>
          <table:table-cell office:value-type="string">
            <text:p>Responds to voice</text:p>
          </table:table-cell>
          <table:table-cell office:value-type="string">
            <text:p>Response to a vocal stimulus. It is not necessary to shout the patients' name. Children may fail to respond because they are afraid</text:p>
          </table:table-cell>
        </table:table-row>
        <table:table-row table:style-name="ro1">
          <table:table-cell office:value-type="float" office:value="142">
            <text:p>142</text:p>
          </table:table-cell>
          <table:table-cell office:value-type="string">
            <text:p>Retention of urine</text:p>
          </table:table-cell>
          <table:table-cell office:value-type="string">
            <text:p>Inability to pass urine per urethra associated with an enlarged bladder. This condition is usually very painful unless there is altered sensation</text:p>
          </table:table-cell>
        </table:table-row>
        <table:table-row table:style-name="ro1">
          <table:table-cell office:value-type="float" office:value="143">
            <text:p>143</text:p>
          </table:table-cell>
          <table:table-cell office:value-type="string">
            <text:p>Risk of continued contamination</text:p>
          </table:table-cell>
          <table:table-cell office:value-type="string">
            <text:p>If chemical exposure is likely to continue (usually due to lack of adequate decontamination) then this discriminator applies. Risks to health care workers must not be forgotten if this situation occurs</text:p>
          </table:table-cell>
        </table:table-row>
        <table:table-row table:style-name="ro1">
          <table:table-cell office:value-type="float" office:value="144">
            <text:p>144</text:p>
          </table:table-cell>
          <table:table-cell office:value-type="string">
            <text:p>Risk of harm to others</text:p>
          </table:table-cell>
          <table:table-cell office:value-type="string">
            <text:p>The potential of the patient to actively attempt to harm others. This may be assessed by considering the state of mind, body posture and behaviour. If in doubt assume a high risk</text:p>
          </table:table-cell>
        </table:table-row>
        <table:table-row table:style-name="ro1">
          <table:table-cell office:value-type="float" office:value="145">
            <text:p>145</text:p>
          </table:table-cell>
          <table:table-cell office:value-type="string">
            <text:p>Risk of self-harm </text:p>
          </table:table-cell>
          <table:table-cell office:value-type="string">
            <text:p>The potential of the patient to actively attempt fur­ther self-harm. If in doubt assume a high risk</text:p>
          </table:table-cell>
        </table:table-row>
        <table:table-row table:style-name="ro1">
          <table:table-cell office:value-type="float" office:value="146">
            <text:p>146</text:p>
          </table:table-cell>
          <table:table-cell office:value-type="string">
            <text:p>Scalp haematoma</text:p>
          </table:table-cell>
          <table:table-cell office:value-type="string">
            <text:p>A raised bruised area to the scalp (bruises below the hair line at the front are to the forehead)</text:p>
          </table:table-cell>
        </table:table-row>
        <table:table-row table:style-name="ro1">
          <table:table-cell office:value-type="float" office:value="147">
            <text:p>147</text:p>
          </table:table-cell>
          <table:table-cell office:value-type="string">
            <text:p>Scrotal cellulitis </text:p>
          </table:table-cell>
          <table:table-cell office:value-type="string">
            <text:p>Redness and swelling around the scrotum</text:p>
          </table:table-cell>
        </table:table-row>
        <table:table-row table:style-name="ro1">
          <table:table-cell office:value-type="float" office:value="148">
            <text:p>148</text:p>
          </table:table-cell>
          <table:table-cell office:value-type="string">
            <text:p>Scrotal gangrene</text:p>
          </table:table-cell>
          <table:table-cell office:value-type="string">
            <text:p>Dead blackened skin around the scrotum and groin. Early gangrene may not be black but may appear like a full thickness burn with or without flaking</text:p>
          </table:table-cell>
        </table:table-row>
        <table:table-row table:style-name="ro1">
          <table:table-cell office:value-type="float" office:value="149">
            <text:p>149</text:p>
          </table:table-cell>
          <table:table-cell office:value-type="string">
            <text:p>Scrotal trauma</text:p>
          </table:table-cell>
          <table:table-cell office:value-type="string">
            <text:p>Any recent physically traumatic event involving the scrotum</text:p>
          </table:table-cell>
        </table:table-row>
        <table:table-row table:style-name="ro1">
          <table:table-cell office:value-type="float" office:value="150">
            <text:p>150</text:p>
          </table:table-cell>
          <table:table-cell office:value-type="string">
            <text:p>Severe itch </text:p>
          </table:table-cell>
          <table:table-cell office:value-type="string">
            <text:p>An itch that is unbearable</text:p>
          </table:table-cell>
        </table:table-row>
        <table:table-row table:style-name="ro1">
          <table:table-cell office:value-type="float" office:value="151">
            <text:p>151</text:p>
          </table:table-cell>
          <table:table-cell office:value-type="string">
            <text:p>Severe pain</text:p>
          </table:table-cell>
          <table:table-cell office:value-type="string">
            <text:p>Pain that is unbearable - often described as the worst ever. See the chapter on pain assessment</text:p>
          </table:table-cell>
        </table:table-row>
        <table:table-row table:style-name="ro1">
          <table:table-cell office:value-type="float" office:value="152">
            <text:p>152</text:p>
          </table:table-cell>
          <table:table-cell office:value-type="string">
            <text:p>Shock</text:p>
          </table:table-cell>
          <table:table-cell office:value-type="string">
            <text:p>Shock is inadequate delivery of oxygen to the tis­sues. The classical signs include sweating, pallor, tachycardia, hypotension and reduced conscious level</text:p>
          </table:table-cell>
        </table:table-row>
        <table:table-row table:style-name="ro1">
          <table:table-cell office:value-type="float" office:value="153">
            <text:p>153</text:p>
          </table:table-cell>
          <table:table-cell office:value-type="string">
            <text:p>Shoulder tip pain</text:p>
          </table:table-cell>
          <table:table-cell office:value-type="string">
            <text:p>Pain felt in the tip of the shoulder. This often indi­cates diaphragmatic irritation</text:p>
          </table:table-cell>
        </table:table-row>
        <table:table-row table:style-name="ro1">
          <table:table-cell office:value-type="float" office:value="154">
            <text:p>154</text:p>
          </table:table-cell>
          <table:table-cell office:value-type="string">
            <text:p>Significant cardiac history</text:p>
          </table:table-cell>
          <table:table-cell office:value-type="string">
            <text:p>A known recurrent dysrhythmia which has life-threatening effects is significant as is a known car­diac condition that may deteriorate rapidly</text:p>
          </table:table-cell>
        </table:table-row>
        <table:table-row table:style-name="ro1">
          <table:table-cell office:value-type="float" office:value="155">
            <text:p>155</text:p>
          </table:table-cell>
          <table:table-cell office:value-type="string">
            <text:p>Significant haematological history</text:p>
          </table:table-cell>
          <table:table-cell office:value-type="string">
            <text:p>A patient with a haematological disorder that is known to deteriorate rapidly</text:p>
          </table:table-cell>
        </table:table-row>
        <table:table-row table:style-name="ro1">
          <table:table-cell office:value-type="float" office:value="156">
            <text:p>156</text:p>
          </table:table-cell>
          <table:table-cell office:value-type="string">
            <text:p>Significant history of allergy</text:p>
          </table:table-cell>
          <table:table-cell office:value-type="string">
            <text:p>A known sensitivity with severe reaction (e.g. to nuts or bee sting) is significant</text:p>
          </table:table-cell>
        </table:table-row>
        <table:table-row table:style-name="ro1">
          <table:table-cell office:value-type="float" office:value="157">
            <text:p>157</text:p>
          </table:table-cell>
          <table:table-cell office:value-type="string">
            <text:p>Significant history of GI bleed</text:p>
          </table:table-cell>
          <table:table-cell office:value-type="string">
            <text:p>Any history of massive GI bleeding or of any GI bleed associated with oesophageal varices</text:p>
          </table:table-cell>
        </table:table-row>
        <table:table-row table:style-name="ro1">
          <table:table-cell office:value-type="float" office:value="158">
            <text:p>158</text:p>
          </table:table-cell>
          <table:table-cell office:value-type="string">
            <text:p>Significant mechanism of injury</text:p>
          </table:table-cell>
          <table:table-cell office:value-type="string">
            <text:p>Penetrating injuries (stab or gunshot) and in­juries with high energy transfer such as falls from heights and high speed road traffic accidents (speed &gt;40 mph) are significant especially if there has been ejection from the vehicle, death(s) of other victim(s) of the accident or marked deformation of the vehicle</text:p>
          </table:table-cell>
        </table:table-row>
        <table:table-row table:style-name="ro1">
          <table:table-cell office:value-type="float" office:value="159">
            <text:p>159</text:p>
          </table:table-cell>
          <table:table-cell office:value-type="string">
            <text:p>Significant medical history</text:p>
          </table:table-cell>
          <table:table-cell office:value-type="string">
            <text:p>Any pre-existing medical condition requiring con­tinual medication or other care</text:p>
          </table:table-cell>
        </table:table-row>
        <table:table-row table:style-name="ro1">
          <table:table-cell office:value-type="float" office:value="160">
            <text:p>160</text:p>
          </table:table-cell>
          <table:table-cell office:value-type="string">
            <text:p>Significant psychiatric history</text:p>
          </table:table-cell>
          <table:table-cell office:value-type="string">
            <text:p>A history of a major psychiatric illness or event</text:p>
          </table:table-cell>
        </table:table-row>
        <table:table-row table:style-name="ro1">
          <table:table-cell office:value-type="float" office:value="161">
            <text:p>161</text:p>
          </table:table-cell>
          <table:table-cell office:value-type="string">
            <text:p>Significant respiratory history</text:p>
          </table:table-cell>
          <table:table-cell office:value-type="string">
            <text:p>A history of previous life threatening episodes of a respiratory condition (e.g. COPD) is significant as is brittle asthma</text:p>
          </table:table-cell>
        </table:table-row>
        <table:table-row table:style-name="ro1">
          <table:table-cell office:value-type="float" office:value="162">
            <text:p>162</text:p>
          </table:table-cell>
          <table:table-cell office:value-type="string">
            <text:p>Signs of dehydration</text:p>
          </table:table-cell>
          <table:table-cell office:value-type="string">
            <text:p>These include dry tongue, sunken eyes, increased skin turgor and, in small babies, a sunken ante­rior fontanelle. Usually associated with a low urine output</text:p>
          </table:table-cell>
        </table:table-row>
        <table:table-row table:style-name="ro1">
          <table:table-cell office:value-type="float" office:value="163">
            <text:p>163</text:p>
          </table:table-cell>
          <table:table-cell office:value-type="string">
            <text:p>Signs of meningism</text:p>
          </table:table-cell>
          <table:table-cell office:value-type="string">
            <text:p>Classically a stiff neck together with headache and photophobia</text:p>
          </table:table-cell>
        </table:table-row>
        <table:table-row table:style-name="ro1">
          <table:table-cell office:value-type="float" office:value="164">
            <text:p>164</text:p>
          </table:table-cell>
          <table:table-cell office:value-type="string">
            <text:p>Signs of moderate pain</text:p>
          </table:table-cell>
          <table:table-cell office:value-type="string">
            <text:p>Young children and babies in moderate pain can­not complain. They will usually cry intermittently and are often intermittently consolable</text:p>
          </table:table-cell>
        </table:table-row>
        <table:table-row table:style-name="ro1">
          <table:table-cell office:value-type="float" office:value="165">
            <text:p>165</text:p>
          </table:table-cell>
          <table:table-cell office:value-type="string">
            <text:p>Signs of severe pain</text:p>
          </table:table-cell>
          <table:table-cell office:value-type="string">
            <text:p>Young children and babies in severe pain cannot complain. They will usually cry out continuously and inconsolably and be tachycardic. They may well exhibit signs such as pallor and sweating</text:p>
          </table:table-cell>
        </table:table-row>
        <table:table-row table:style-name="ro1">
          <table:table-cell office:value-type="float" office:value="166">
            <text:p>166</text:p>
          </table:table-cell>
          <table:table-cell office:value-type="string">
            <text:p>Smoke inhalation</text:p>
          </table:table-cell>
          <table:table-cell office:value-type="string">
            <text:p>Smoke inhalation should be assumed if the patient has been confined in a smoke filled space. Physical signs such as oral or nasal soot are less reliable but significant if present</text:p>
          </table:table-cell>
        </table:table-row>
        <table:table-row table:style-name="ro1">
          <table:table-cell office:value-type="float" office:value="167">
            <text:p>167</text:p>
          </table:table-cell>
          <table:table-cell office:value-type="string">
            <text:p>Special risk of infection</text:p>
          </table:table-cell>
          <table:table-cell office:value-type="string">
            <text:p>Known exposure to a dangerous pathogen, or travel to an area with an identified, current serious infectious risk</text:p>
          </table:table-cell>
        </table:table-row>
        <table:table-row table:style-name="ro1">
          <table:table-cell office:value-type="float" office:value="168">
            <text:p>168</text:p>
          </table:table-cell>
          <table:table-cell office:value-type="string">
            <text:p>Stridor</text:p>
          </table:table-cell>
          <table:table-cell office:value-type="string">
            <text:p>This may be an inspiratory or expiratory noise, or both. Stridor is heard best on breathing with the mouth open</text:p>
          </table:table-cell>
        </table:table-row>
        <table:table-row table:style-name="ro1">
          <table:table-cell office:value-type="float" office:value="169">
            <text:p>169</text:p>
          </table:table-cell>
          <table:table-cell office:value-type="string">
            <text:p>Subcutaneous gas</text:p>
          </table:table-cell>
          <table:table-cell office:value-type="string">
            <text:p>Gas under the skin can be detected by feeling for a 'crackling' on touch. There may be gas bubbles and a line of demarcation</text:p>
          </table:table-cell>
        </table:table-row>
        <table:table-row table:style-name="ro1">
          <table:table-cell office:value-type="float" office:value="170">
            <text:p>170</text:p>
          </table:table-cell>
          <table:table-cell office:value-type="string">
            <text:p>Swelling</text:p>
          </table:table-cell>
          <table:table-cell office:value-type="string">
            <text:p>An abnormal increase in size</text:p>
          </table:table-cell>
        </table:table-row>
        <table:table-row table:style-name="ro1">
          <table:table-cell office:value-type="float" office:value="171">
            <text:p>171</text:p>
          </table:table-cell>
          <table:table-cell office:value-type="string">
            <text:p>Temporal scalp tenderness </text:p>
          </table:table-cell>
          <table:table-cell office:value-type="string">
            <text:p>Tenderness on palpation over the temporal area (especially over the artery)</text:p>
          </table:table-cell>
        </table:table-row>
        <table:table-row table:style-name="ro1">
          <table:table-cell office:value-type="float" office:value="172">
            <text:p>172</text:p>
          </table:table-cell>
          <table:table-cell office:value-type="string">
            <text:p>Testicular pain</text:p>
          </table:table-cell>
          <table:table-cell office:value-type="string">
            <text:p>Pain in the testicles</text:p>
          </table:table-cell>
        </table:table-row>
        <table:table-row table:style-name="ro1">
          <table:table-cell office:value-type="float" office:value="173">
            <text:p>173</text:p>
          </table:table-cell>
          <table:table-cell office:value-type="string">
            <text:p>Threatening to others</text:p>
          </table:table-cell>
          <table:table-cell office:value-type="string">
            <text:p>Patients with threatening posture (tense and clenched), speech patterns (loud and using threat­ening words) and motor behaviour (restless, pac­ing)</text:p>
          </table:table-cell>
        </table:table-row>
        <table:table-row table:style-name="ro1">
          <table:table-cell office:value-type="float" office:value="174">
            <text:p>174</text:p>
          </table:table-cell>
          <table:table-cell office:value-type="string">
            <text:p>TRTS</text:p>
          </table:table-cell>
          <table:table-cell office:value-type="string">
            <text:p>Triage revised trauma score: this is calculated using the coded respiratory rate (0-4), the systolic blood pressure (0-4) and the Glasgow Coma Scale score (0-4) to give a score from 0 to 12. This scoring system is shown on most triage labels</text:p>
          </table:table-cell>
        </table:table-row>
        <table:table-row table:style-name="ro1">
          <table:table-cell office:value-type="float" office:value="175">
            <text:p>175</text:p>
          </table:table-cell>
          <table:table-cell office:value-type="string">
            <text:p>Unable to feed</text:p>
          </table:table-cell>
          <table:table-cell office:value-type="string">
            <text:p>This is usually reported by the parents. Children who will not take any solid or liquid (as appropri­ate) by mouth</text:p>
          </table:table-cell>
        </table:table-row>
        <table:table-row table:style-name="ro1">
          <table:table-cell office:value-type="float" office:value="176">
            <text:p>176</text:p>
          </table:table-cell>
          <table:table-cell office:value-type="string">
            <text:p>Unable to talk in sentences</text:p>
          </table:table-cell>
          <table:table-cell office:value-type="string">
            <text:p>Patients who are so breathless that they can­not complete relatively short sentences in one breath</text:p>
          </table:table-cell>
        </table:table-row>
        <table:table-row table:style-name="ro1">
          <table:table-cell office:value-type="float" office:value="177">
            <text:p>177</text:p>
          </table:table-cell>
          <table:table-cell office:value-type="string">
            <text:p>Unable to walk</text:p>
          </table:table-cell>
          <table:table-cell office:value-type="string">
            <text:p>It is important to try and distinguish between pa­tients who have pain and difficulty walking and those who cannot walk. Only the latter can be said to be unable to walk</text:p>
          </table:table-cell>
        </table:table-row>
        <table:table-row table:style-name="ro1">
          <table:table-cell office:value-type="float" office:value="178">
            <text:p>178</text:p>
          </table:table-cell>
          <table:table-cell office:value-type="string">
            <text:p>Uncontrollable major haemorrhage</text:p>
          </table:table-cell>
          <table:table-cell office:value-type="string">
            <text:p>A haemorrhage that is not rapidly controlled by the application of sustained direct pressure and in which blood continues to flow heavily or soak through large dressings quickly</text:p>
          </table:table-cell>
        </table:table-row>
        <table:table-row table:style-name="ro1">
          <table:table-cell office:value-type="float" office:value="179">
            <text:p>179</text:p>
          </table:table-cell>
          <table:table-cell office:value-type="string">
            <text:p>Uncontrollable minor haemorrhage</text:p>
          </table:table-cell>
          <table:table-cell office:value-type="string">
            <text:p>A haemorrhage that is not rapidly controlled by the application of sustained direct pressure and in which blood continues to flow slightly or ooze</text:p>
          </table:table-cell>
        </table:table-row>
        <table:table-row table:style-name="ro1">
          <table:table-cell office:value-type="float" office:value="180">
            <text:p>180</text:p>
          </table:table-cell>
          <table:table-cell office:value-type="string">
            <text:p>Unresponsive </text:p>
          </table:table-cell>
          <table:table-cell office:value-type="string">
            <text:p>Patients who fail to respond to either verbal or painful stimuli are unresponsive</text:p>
          </table:table-cell>
        </table:table-row>
        <table:table-row table:style-name="ro1">
          <table:table-cell office:value-type="float" office:value="181">
            <text:p>181</text:p>
          </table:table-cell>
          <table:table-cell office:value-type="string">
            <text:p>Unresponsive child </text:p>
          </table:table-cell>
          <table:table-cell office:value-type="string">
            <text:p>A child who fails to respond to either verbal or painful stimuli is unresponsive</text:p>
          </table:table-cell>
        </table:table-row>
        <table:table-row table:style-name="ro1">
          <table:table-cell office:value-type="float" office:value="182">
            <text:p>182</text:p>
          </table:table-cell>
          <table:table-cell office:value-type="string">
            <text:p>Vaginal trauma</text:p>
          </table:table-cell>
          <table:table-cell office:value-type="string">
            <text:p>Any history or other evidence of direct trauma to the vagina fulfils this criterion</text:p>
          </table:table-cell>
        </table:table-row>
        <table:table-row table:style-name="ro1">
          <table:table-cell office:value-type="float" office:value="183">
            <text:p>183</text:p>
          </table:table-cell>
          <table:table-cell office:value-type="string">
            <text:p><text:s/>Vascular compromise</text:p>
          </table:table-cell>
          <table:table-cell office:value-type="string">
            <text:p>There will be a combination of pallor, coldness, al­tered sensation and pain with or without absent pulses distal to the injury</text:p>
          </table:table-cell>
        </table:table-row>
        <table:table-row table:style-name="ro1">
          <table:table-cell office:value-type="float" office:value="184">
            <text:p>184</text:p>
          </table:table-cell>
          <table:table-cell office:value-type="string">
            <text:p>Vertigo</text:p>
          </table:table-cell>
          <table:table-cell office:value-type="string">
            <text:p>An acute feeling of spinning or dizziness, possibly accompanied by nausea and vomiting</text:p>
          </table:table-cell>
        </table:table-row>
        <table:table-row table:style-name="ro1">
          <table:table-cell office:value-type="float" office:value="185">
            <text:p>185</text:p>
          </table:table-cell>
          <table:table-cell office:value-type="string">
            <text:p>Very hot adult</text:p>
          </table:table-cell>
          <table:table-cell office:value-type="string">
            <text:p>If the skin feels very hot the patient is clinically said to be very hot. The temperature should be taken as soon as possible - a temperature &gt;41°C is very hot</text:p>
          </table:table-cell>
        </table:table-row>
        <table:table-row table:style-name="ro1">
          <table:table-cell office:value-type="float" office:value="186">
            <text:p>186</text:p>
          </table:table-cell>
          <table:table-cell office:value-type="string">
            <text:p>Very low PEFR </text:p>
          </table:table-cell>
          <table:table-cell office:value-type="string">
            <text:p>This is a PEFR of 33% or less of best or predicted PEFR</text:p>
          </table:table-cell>
        </table:table-row>
        <table:table-row table:style-name="ro1">
          <table:table-cell office:value-type="float" office:value="187">
            <text:p>187</text:p>
          </table:table-cell>
          <table:table-cell office:value-type="string">
            <text:p>Very low SaC&gt;2</text:p>
          </table:table-cell>
          <table:table-cell office:value-type="string">
            <text:p>This is a saturation &lt;95% on O2 therapy or &lt;90% on air</text:p>
          </table:table-cell>
        </table:table-row>
        <table:table-row table:style-name="ro1">
          <table:table-cell office:value-type="float" office:value="188">
            <text:p>188</text:p>
          </table:table-cell>
          <table:table-cell office:value-type="string">
            <text:p>Visible abdominal mass</text:p>
          </table:table-cell>
          <table:table-cell office:value-type="string">
            <text:p>A mass in the abdomen that is visible to the naked eye</text:p>
          </table:table-cell>
        </table:table-row>
        <table:table-row table:style-name="ro1">
          <table:table-cell office:value-type="float" office:value="189">
            <text:p>189</text:p>
          </table:table-cell>
          <table:table-cell office:value-type="string">
            <text:p>Vomiting </text:p>
          </table:table-cell>
          <table:table-cell office:value-type="string">
            <text:p>Any emesis fulfils this criterion</text:p>
          </table:table-cell>
        </table:table-row>
        <table:table-row table:style-name="ro1">
          <table:table-cell office:value-type="float" office:value="190">
            <text:p>190</text:p>
          </table:table-cell>
          <table:table-cell office:value-type="string">
            <text:p>Vomiting blood</text:p>
          </table:table-cell>
          <table:table-cell office:value-type="string">
            <text:p>Vomited blood may be fresh (bright or dark red) or coffee ground in appearance</text:p>
          </table:table-cell>
        </table:table-row>
        <table:table-row table:style-name="ro1">
          <table:table-cell office:value-type="float" office:value="191">
            <text:p>191</text:p>
          </table:table-cell>
          <table:table-cell office:value-type="string">
            <text:p>Walking </text:p>
          </table:table-cell>
          <table:table-cell office:value-type="string">
            <text:p>In a major incident any patient who can walk fulfils this criterion</text:p>
          </table:table-cell>
        </table:table-row>
        <table:table-row table:style-name="ro1">
          <table:table-cell office:value-type="float" office:value="192">
            <text:p>192</text:p>
          </table:table-cell>
          <table:table-cell office:value-type="string">
            <text:p>Warmth</text:p>
          </table:table-cell>
          <table:table-cell office:value-type="string">
            <text:p>If the skin feels warm the patient is clinically said to be warm. The temperature should be taken as soon as possible - a temperature &gt;37.5°C is warm</text:p>
          </table:table-cell>
        </table:table-row>
        <table:table-row table:style-name="ro1">
          <table:table-cell office:value-type="float" office:value="193">
            <text:p>193</text:p>
          </table:table-cell>
          <table:table-cell office:value-type="string">
            <text:p>Wheeze</text:p>
          </table:table-cell>
          <table:table-cell office:value-type="string">
            <text:p>This can be audible wheeze or a feeling of wheeze. Very severe airway obstruction is silent (no air can move)</text:p>
          </table:table-cell>
        </table:table-row>
        <table:table-row table:style-name="ro1">
          <table:table-cell office:value-type="float" office:value="194">
            <text:p>194</text:p>
          </table:table-cell>
          <table:table-cell office:value-type="string">
            <text:p>Widespread rash or blistering</text:p>
          </table:table-cell>
          <table:table-cell office:value-type="string">
            <text:p>Any discharging or blistering eruption covering more than 10% body surface area</text:p>
          </table:table-cell>
        </table:table-row>
        <table:table-row table:style-name="ro1">
          <table:table-cell office:value-type="float" office:value="195">
            <text:p>195</text:p>
          </table:table-cell>
          <table:table-cell office:value-type="string">
            <text:p>Wound contamination</text:p>
          </table:table-cell>
          <table:table-cell office:value-type="string">
            <text:p>A wound that contains extrinsic material of any description is said to be contaminated</text:p>
          </table:table-cell>
        </table:table-row>
      </table:table>
      <table:table table:name="Presentations" table:style-name="ta1" table:print="false">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4" table:number-columns-repeated="47" table:default-cell-style-name="Default"/>
        <table:table-row table:style-name="ro1">
          <table:table-cell office:value-type="string">
            <text:p>Discriminator Index</text:p>
          </table:table-cell>
          <table:table-cell office:value-type="string">
            <text:p>Discriminator</text:p>
          </table:table-cell>
          <table:table-cell office:value-type="string">
            <text:p>Descriminator Definition </text:p>
          </table:table-cell>
          <table:table-cell office:value-type="string">
            <text:p>Abdominal pain in adults</text:p>
          </table:table-cell>
          <table:table-cell office:value-type="string">
            <text:p>Abdominal pain in children</text:p>
          </table:table-cell>
          <table:table-cell office:value-type="string">
            <text:p>Abscesses and local infections</text:p>
          </table:table-cell>
          <table:table-cell office:value-type="string">
            <text:p>Allergy</text:p>
          </table:table-cell>
          <table:table-cell office:value-type="string">
            <text:p>Apparently drunk</text:p>
          </table:table-cell>
          <table:table-cell office:value-type="string">
            <text:p>Assault</text:p>
          </table:table-cell>
          <table:table-cell office:value-type="string">
            <text:p>Asthma</text:p>
          </table:table-cell>
          <table:table-cell office:value-type="string">
            <text:p>Back pain</text:p>
          </table:table-cell>
          <table:table-cell office:value-type="string">
            <text:p>Behaving strangely</text:p>
          </table:table-cell>
          <table:table-cell office:value-type="string">
            <text:p>Bites and stings</text:p>
          </table:table-cell>
          <table:table-cell office:value-type="string">
            <text:p>Burns and scalds</text:p>
          </table:table-cell>
          <table:table-cell office:value-type="string">
            <text:p>Chest pain</text:p>
          </table:table-cell>
          <table:table-cell office:value-type="string">
            <text:p>Collapsed adult</text:p>
          </table:table-cell>
          <table:table-cell office:value-type="string">
            <text:p>Crying baby</text:p>
          </table:table-cell>
          <table:table-cell office:value-type="string">
            <text:p>Dental problems</text:p>
          </table:table-cell>
          <table:table-cell office:value-type="string">
            <text:p>Diabetes</text:p>
          </table:table-cell>
          <table:table-cell office:value-type="string">
            <text:p>Diarrohoea and vomiting</text:p>
          </table:table-cell>
          <table:table-cell office:value-type="string">
            <text:p>Ear problems</text:p>
          </table:table-cell>
          <table:table-cell office:value-type="string">
            <text:p>Exposure to chemicals</text:p>
          </table:table-cell>
          <table:table-cell office:value-type="string">
            <text:p>Eye problems</text:p>
          </table:table-cell>
          <table:table-cell office:value-type="string">
            <text:p>Facial problems</text:p>
          </table:table-cell>
          <table:table-cell office:value-type="string">
            <text:p>Falls</text:p>
          </table:table-cell>
          <table:table-cell office:value-type="string">
            <text:p>Fits</text:p>
          </table:table-cell>
          <table:table-cell office:value-type="string">
            <text:p>Foreign body</text:p>
          </table:table-cell>
          <table:table-cell office:value-type="string">
            <text:p>GI bleeding</text:p>
          </table:table-cell>
          <table:table-cell office:value-type="string">
            <text:p>Headache</text:p>
          </table:table-cell>
          <table:table-cell office:value-type="string">
            <text:p>Head injury</text:p>
          </table:table-cell>
          <table:table-cell office:value-type="string">
            <text:p>Irritable child</text:p>
          </table:table-cell>
          <table:table-cell office:value-type="string">
            <text:p>Limb problems</text:p>
          </table:table-cell>
          <table:table-cell office:value-type="string">
            <text:p>Limping child</text:p>
          </table:table-cell>
          <table:table-cell office:value-type="string">
            <text:p>Major trauma</text:p>
          </table:table-cell>
          <table:table-cell office:value-type="string">
            <text:p>Mental illness</text:p>
          </table:table-cell>
          <table:table-cell office:value-type="string">
            <text:p>Neck pain</text:p>
          </table:table-cell>
          <table:table-cell office:value-type="string">
            <text:p>Overdose and poisoning</text:p>
          </table:table-cell>
          <table:table-cell office:value-type="string">
            <text:p>Palpitations</text:p>
          </table:table-cell>
          <table:table-cell office:value-type="string">
            <text:p>Pregnancy</text:p>
          </table:table-cell>
          <table:table-cell office:value-type="string">
            <text:p>PV bleeding</text:p>
          </table:table-cell>
          <table:table-cell office:value-type="string">
            <text:p>Rashes</text:p>
          </table:table-cell>
          <table:table-cell office:value-type="string">
            <text:p>Self-harm</text:p>
          </table:table-cell>
          <table:table-cell office:value-type="string">
            <text:p>Sexually acquired infection</text:p>
          </table:table-cell>
          <table:table-cell office:value-type="string">
            <text:p>Shortness of breath in adults</text:p>
          </table:table-cell>
          <table:table-cell office:value-type="string">
            <text:p>Shortness of breath in children</text:p>
          </table:table-cell>
          <table:table-cell office:value-type="string">
            <text:p>Sore throat</text:p>
          </table:table-cell>
          <table:table-cell office:value-type="string">
            <text:p>Testicular pain</text:p>
          </table:table-cell>
          <table:table-cell office:value-type="string">
            <text:p>Torso injury</text:p>
          </table:table-cell>
          <table:table-cell office:value-type="string">
            <text:p>Unwell adult</text:p>
          </table:table-cell>
          <table:table-cell office:value-type="string">
            <text:p>Unwell child</text:p>
          </table:table-cell>
          <table:table-cell office:value-type="string">
            <text:p>Urinary problems</text:p>
          </table:table-cell>
          <table:table-cell office:value-type="string">
            <text:p>Worried parent</text:p>
          </table:table-cell>
          <table:table-cell office:value-type="string">
            <text:p>Wounds</text:p>
          </table:table-cell>
        </table:table-row>
        <table:table-row table:style-name="ro1">
          <table:table-cell office:value-type="float" office:value="1">
            <text:p>1</text:p>
          </table:table-cell>
          <table:table-cell office:value-type="string">
            <text:p>Abdominal pain</text:p>
          </table:table-cell>
          <table:table-cell office:value-type="string">
            <text:p>Any pain felt in the abdomen. Abdominal pain as­sociated with back pain may indicate abdominal aortic aneurysm, whilst association with PV bleed­ing may indicate ectopic pregnancy or miscarriage</text:p>
          </table:table-cell>
          <table:table-cell table:number-columns-repeated="7" office:value-type="float" office:value="0">
            <text:p>0</text:p>
          </table:table-cell>
          <table:table-cell office:value-type="float" office:value="2">
            <text:p>2</text:p>
          </table:table-cell>
          <table:table-cell table:number-columns-repeated="27" office:value-type="float" office:value="0">
            <text:p>0</text:p>
          </table:table-cell>
          <table:table-cell table:number-columns-repeated="2" office:value-type="float" office:value="3">
            <text:p>3</text:p>
          </table:table-cell>
          <table:table-cell table:number-columns-repeated="13" office:value-type="float" office:value="0">
            <text:p>0</text:p>
          </table:table-cell>
        </table:table-row>
        <table:table-row table:style-name="ro1">
          <table:table-cell office:value-type="float" office:value="2">
            <text:p>2</text:p>
          </table:table-cell>
          <table:table-cell office:value-type="string">
            <text:p>Abnormal pulse</text:p>
          </table:table-cell>
          <table:table-cell office:value-type="string">
            <text:p>A bradycardia (&lt;60 min in adults), a tachycardia (&gt;100 min in adults) or an irregular rhythm. Age appropriate definitions of bradycardia and tachy­cardia should be used in children</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cell office:value-type="float" office:value="2">
            <text:p>2</text:p>
          </table:table-cell>
          <table:table-cell table:number-columns-repeated="11" office:value-type="float" office:value="0">
            <text:p>0</text:p>
          </table:table-cell>
          <table:table-cell table:number-columns-repeated="2"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3">
            <text:p>3</text:p>
          </table:table-cell>
          <table:table-cell office:value-type="string">
            <text:p>Abrupt onset</text:p>
          </table:table-cell>
          <table:table-cell office:value-type="string">
            <text:p>Onset within seconds or minutes. May cause waking in sleep</text:p>
          </table:table-cell>
          <table:table-cell table:number-columns-repeated="25" office:value-type="float" office:value="0">
            <text:p>0</text:p>
          </table:table-cell>
          <table:table-cell office:value-type="float" office:value="2">
            <text:p>2</text:p>
          </table:table-cell>
          <table:table-cell table:number-columns-repeated="24" office:value-type="float" office:value="0">
            <text:p>0</text:p>
          </table:table-cell>
        </table:table-row>
        <table:table-row table:style-name="ro1">
          <table:table-cell office:value-type="float" office:value="4">
            <text:p>4</text:p>
          </table:table-cell>
          <table:table-cell office:value-type="string">
            <text:p>Acute chemical eye injury</text:p>
          </table:table-cell>
          <table:table-cell office:value-type="string">
            <text:p>Any substance splashed into or placed into the eye within the past 24 hours that caused stinging, burning, or reduced vision should be assumed to have caused chemical injury</text:p>
          </table:table-cell>
          <table:table-cell table:number-columns-repeated="18" office:value-type="float" office:value="0">
            <text:p>0</text:p>
          </table:table-cell>
          <table:table-cell table:number-columns-repeated="2" office:value-type="float" office:value="1">
            <text:p>1</text:p>
          </table:table-cell>
          <table:table-cell table:number-columns-repeated="30" office:value-type="float" office:value="0">
            <text:p>0</text:p>
          </table:table-cell>
        </table:table-row>
        <table:table-row table:style-name="ro1">
          <table:table-cell office:value-type="float" office:value="5">
            <text:p>5</text:p>
          </table:table-cell>
          <table:table-cell office:value-type="string">
            <text:p>Acute complete loss of vision</text:p>
          </table:table-cell>
          <table:table-cell office:value-type="string">
            <text:p>Loss of vision in one or both eyes within the pre­ceding 24 hours which has not returned to normal</text:p>
          </table:table-cell>
          <table:table-cell table:number-columns-repeated="19"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24" office:value-type="float" office:value="0">
            <text:p>0</text:p>
          </table:table-cell>
        </table:table-row>
        <table:table-row table:style-name="ro1">
          <table:table-cell office:value-type="float" office:value="6">
            <text:p>6</text:p>
          </table:table-cell>
          <table:table-cell office:value-type="string">
            <text:p>Acute neurological deficit</text:p>
          </table:table-cell>
          <table:table-cell office:value-type="string">
            <text:p>Any loss of neurological function that has come on within the previous 24 hours. This might include altered or lost sensation, weakness of the limbs (ei­ther transiently or permanently) and alterations in bladder or bowel function</text:p>
          </table:table-cell>
          <table:table-cell table:number-columns-repeated="4"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8"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12"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7">
            <text:p>7</text:p>
          </table:table-cell>
          <table:table-cell office:value-type="string">
            <text:p>Acute onset after injury</text:p>
          </table:table-cell>
          <table:table-cell office:value-type="string">
            <text:p>Onset of symptoms immediately within 24 hours of a physically traumatic event</text:p>
          </table:table-cell>
          <table:table-cell table:number-columns-repeated="4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8">
            <text:p>8</text:p>
          </table:table-cell>
          <table:table-cell office:value-type="string">
            <text:p>Acutely avulsed tooth</text:p>
          </table:table-cell>
          <table:table-cell office:value-type="string">
            <text:p>A tooth that has been avulsed intact within the previous 24 hours</text:p>
          </table:table-cell>
          <table:table-cell table:number-columns-repeated="14"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29" office:value-type="float" office:value="0">
            <text:p>0</text:p>
          </table:table-cell>
        </table:table-row>
        <table:table-row table:style-name="ro1">
          <table:table-cell office:value-type="float" office:value="9">
            <text:p>9</text:p>
          </table:table-cell>
          <table:table-cell office:value-type="string">
            <text:p>Acutely short of breath</text:p>
          </table:table-cell>
          <table:table-cell office:value-type="string">
            <text:p>Shortness of breath that comes on suddenly, or a sudden exacerbation of chronic shortness of breath</text:p>
          </table:table-cell>
          <table:table-cell table:number-columns-repeated="5" office:value-type="float" office:value="0">
            <text:p>0</text:p>
          </table:table-cell>
          <table:table-cell office:value-type="float" office:value="2">
            <text:p>2</text:p>
          </table:table-cell>
          <table:table-cell table:number-columns-repeated="4" office:value-type="float" office:value="0">
            <text:p>0</text:p>
          </table:table-cell>
          <table:table-cell table:number-columns-repeated="3" office:value-type="float" office:value="2">
            <text:p>2</text:p>
          </table:table-cell>
          <table:table-cell table:number-columns-repeated="15"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5" office:value-type="float" office:value="0">
            <text:p>0</text:p>
          </table:table-cell>
        </table:table-row>
        <table:table-row table:style-name="ro1">
          <table:table-cell office:value-type="float" office:value="10">
            <text:p>10</text:p>
          </table:table-cell>
          <table:table-cell office:value-type="string">
            <text:p>Age less than 25 years</text:p>
          </table:table-cell>
          <table:table-cell office:value-type="string">
            <text:p>25 years old or younger</text:p>
          </table:table-cell>
          <table:table-cell table:number-columns-repeated="43" office:value-type="float" office:value="0">
            <text:p>0</text:p>
          </table:table-cell>
          <table:table-cell office:value-type="float" office:value="2">
            <text:p>2</text:p>
          </table:table-cell>
          <table:table-cell table:number-columns-repeated="6" office:value-type="float" office:value="0">
            <text:p>0</text:p>
          </table:table-cell>
        </table:table-row>
        <table:table-row table:style-name="ro1">
          <table:table-cell office:value-type="float" office:value="11">
            <text:p>11</text:p>
          </table:table-cell>
          <table:table-cell office:value-type="string">
            <text:p>Airway compromise</text:p>
          </table:table-cell>
          <table:table-cell office:value-type="string">
            <text:p>An airway may be compromised either because it cannot be kept open or because the airway protective reflexes (that stop inhalation) have been lost. Failure to keep the airway open will result either in intermittent total obstruction or in partial obstruction. This will manifest itself as snoring or bubbling sounds during breathing</text:p>
          </table:table-cell>
          <table:table-cell table:number-columns-repeated="19" office:value-type="float" office:value="1">
            <text:p>1</text:p>
          </table:table-cell>
          <table:table-cell office:value-type="float" office:value="0">
            <text:p>0</text:p>
          </table:table-cell>
          <table:table-cell table:number-columns-repeated="30" office:value-type="float" office:value="1">
            <text:p>1</text:p>
          </table:table-cell>
        </table:table-row>
        <table:table-row table:style-name="ro1">
          <table:table-cell office:value-type="float" office:value="12">
            <text:p>12</text:p>
          </table:table-cell>
          <table:table-cell office:value-type="string">
            <text:p>Altered blood</text:p>
          </table:table-cell>
          <table:table-cell office:value-type="string">
            <text:p>Darker than fresh blood and often smelling more like melaena</text:p>
          </table:table-cell>
          <table:table-cell table:number-columns-repeated="50" office:value-type="float" office:value="0">
            <text:p>0</text:p>
          </table:table-cell>
        </table:table-row>
        <table:table-row table:style-name="ro1">
          <table:table-cell office:value-type="float" office:value="13">
            <text:p>13</text:p>
          </table:table-cell>
          <table:table-cell office:value-type="string">
            <text:p>Altered conscious level</text:p>
          </table:table-cell>
          <table:table-cell office:value-type="string">
            <text:p>Not fully alert. Either responding to voice or pain only or unresponsive</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3"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4" office:value-type="float" office:value="2">
            <text:p>2</text:p>
          </table:table-cell>
          <table:table-cell office:value-type="float" office:value="0">
            <text:p>0</text:p>
          </table:table-cell>
          <table:table-cell table:number-columns-repeated="7" office:value-type="float" office:value="2">
            <text:p>2</text:p>
          </table:table-cell>
          <table:table-cell table:number-columns-repeated="3" office:value-type="float" office:value="0">
            <text:p>0</text:p>
          </table:table-cell>
          <table:table-cell table:number-columns-repeated="2" office:value-type="float" office:value="2">
            <text:p>2</text:p>
          </table:table-cell>
          <table:table-cell office:value-type="float" office:value="0">
            <text:p>0</text:p>
          </table:table-cell>
          <table:table-cell table:number-columns-repeated="8"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4">
            <text:p>14</text:p>
          </table:table-cell>
          <table:table-cell office:value-type="string">
            <text:p>Altered conscious level not wholly attributable to alcohol</text:p>
          </table:table-cell>
          <table:table-cell office:value-type="string">
            <text:p>A patient who is not fully alert, with a history of alcohol ingestion and in whom there is no doubt at all that other causes of reduced conscious level may be present fulfils this discriminator definition</text:p>
          </table:table-cell>
          <table:table-cell table:number-columns-repeated="4" office:value-type="float" office:value="0">
            <text:p>0</text:p>
          </table:table-cell>
          <table:table-cell office:value-type="float" office:value="2">
            <text:p>2</text:p>
          </table:table-cell>
          <table:table-cell table:number-columns-repeated="45" office:value-type="float" office:value="0">
            <text:p>0</text:p>
          </table:table-cell>
        </table:table-row>
        <table:table-row table:style-name="ro1">
          <table:table-cell office:value-type="float" office:value="15">
            <text:p>15</text:p>
          </table:table-cell>
          <table:table-cell office:value-type="string">
            <text:p>Altered conscious level wholly attributable to alcohol</text:p>
          </table:table-cell>
          <table:table-cell office:value-type="string">
            <text:p>A patient who is not fully alert, with a clear history of alcohol ingestion and in whom there is no doubt that all other causes of reduced conscious level have been excluded fulfils this discriminator definition </text:p>
          </table:table-cell>
          <table:table-cell table:number-columns-repeated="4" office:value-type="float" office:value="0">
            <text:p>0</text:p>
          </table:table-cell>
          <table:table-cell office:value-type="float" office:value="3">
            <text:p>3</text:p>
          </table:table-cell>
          <table:table-cell table:number-columns-repeated="45" office:value-type="float" office:value="0">
            <text:p>0</text:p>
          </table:table-cell>
        </table:table-row>
        <table:table-row table:style-name="ro1">
          <table:table-cell office:value-type="float" office:value="16">
            <text:p>16</text:p>
          </table:table-cell>
          <table:table-cell office:value-type="string">
            <text:p>Altered facial sensation </text:p>
          </table:table-cell>
          <table:table-cell office:value-type="string">
            <text:p>Any alteration of sensation on the face</text:p>
          </table:table-cell>
          <table:table-cell table:number-columns-repeated="20" office:value-type="float" office:value="0">
            <text:p>0</text:p>
          </table:table-cell>
          <table:table-cell office:value-type="float" office:value="4">
            <text:p>4</text:p>
          </table:table-cell>
          <table:table-cell table:number-columns-repeated="29" office:value-type="float" office:value="0">
            <text:p>0</text:p>
          </table:table-cell>
        </table:table-row>
        <table:table-row table:style-name="ro1">
          <table:table-cell office:value-type="float" office:value="17">
            <text:p>17</text:p>
          </table:table-cell>
          <table:table-cell office:value-type="string">
            <text:p>Atypical behaviour</text:p>
          </table:table-cell>
          <table:table-cell office:value-type="string">
            <text:p>Children who are behaving in a way that is not usual in the given situation. The carers will often volunteer this information. Such children are often referred to as fractious or 'out of sorts' </text:p>
          </table:table-cell>
          <table:table-cell table:number-columns-repeated="13" office:value-type="float" office:value="0">
            <text:p>0</text:p>
          </table:table-cell>
          <table:table-cell office:value-type="float" office:value="4">
            <text:p>4</text:p>
          </table:table-cell>
          <table:table-cell table:number-columns-repeated="13" office:value-type="float" office:value="0">
            <text:p>0</text:p>
          </table:table-cell>
          <table:table-cell office:value-type="float" office:value="4">
            <text:p>4</text:p>
          </table:table-cell>
          <table:table-cell table:number-columns-repeated="18"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style-name="ro1">
          <table:table-cell office:value-type="float" office:value="18">
            <text:p>18</text:p>
          </table:table-cell>
          <table:table-cell office:value-type="string">
            <text:p>Auricular haematoma</text:p>
          </table:table-cell>
          <table:table-cell office:value-type="string">
            <text:p>A tense haematoma (usually post traumatic) in the outer ear</text:p>
          </table:table-cell>
          <table:table-cell table:number-columns-repeated="17"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29" office:value-type="float" office:value="0">
            <text:p>0</text:p>
          </table:table-cell>
        </table:table-row>
        <table:table-row table:style-name="ro1">
          <table:table-cell office:value-type="float" office:value="19">
            <text:p>19</text:p>
          </table:table-cell>
          <table:table-cell office:value-type="string">
            <text:p>Black stool </text:p>
          </table:table-cell>
          <table:table-cell office:value-type="string">
            <text:p>Any blackness fulfils this criterion </text:p>
          </table:table-cell>
          <table:table-cell table:number-columns-repeated="2"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7" office:value-type="float" office:value="0">
            <text:p>0</text:p>
          </table:table-cell>
          <table:table-cell office:value-type="float" office:value="3">
            <text:p>3</text:p>
          </table:table-cell>
          <table:table-cell table:number-columns-repeated="25" office:value-type="float" office:value="0">
            <text:p>0</text:p>
          </table:table-cell>
        </table:table-row>
        <table:table-row table:style-name="ro1">
          <table:table-cell office:value-type="float" office:value="20">
            <text:p>20</text:p>
          </table:table-cell>
          <table:table-cell office:value-type="string">
            <text:p>Bleeding disorder</text:p>
          </table:table-cell>
          <table:table-cell office:value-type="string">
            <text:p>Congenital or acquired bleeding disorder </text:p>
          </table:table-cell>
          <table:table-cell table:number-columns-repeated="24"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2" office:value-type="float" office:value="3">
            <text:p>3</text:p>
          </table:table-cell>
          <table:table-cell table:number-columns-repeated="20" office:value-type="float" office:value="0">
            <text:p>0</text:p>
          </table:table-cell>
        </table:table-row>
        <table:table-row table:style-name="ro1">
          <table:table-cell office:value-type="float" office:value="21">
            <text:p>21</text:p>
          </table:table-cell>
          <table:table-cell office:value-type="string">
            <text:p>Breathing after airway opened</text:p>
          </table:table-cell>
          <table:table-cell office:value-type="string">
            <text:p>In major incidents the presence of breathing after simple airway opening manoeuvres allows respira­tory rate to be counted. Absence of breathing when the airway is open indicates death </text:p>
          </table:table-cell>
          <table:table-cell table:number-columns-repeated="50" office:value-type="float" office:value="0">
            <text:p>0</text:p>
          </table:table-cell>
        </table:table-row>
        <table:table-row table:style-name="ro1">
          <table:table-cell office:value-type="float" office:value="22">
            <text:p>22</text:p>
          </table:table-cell>
          <table:table-cell office:value-type="string">
            <text:p>Capillary refill time</text:p>
          </table:table-cell>
          <table:table-cell office:value-type="string">
            <text:p>The capillary refill time is the time taken for the nail bed capillaries to refill after pressure has been applied for 5 seconds. The normal time is less than 2 seconds. This sign is less useful if the patient is cold </text:p>
          </table:table-cell>
          <table:table-cell table:number-columns-repeated="50" office:value-type="float" office:value="0">
            <text:p>0</text:p>
          </table:table-cell>
        </table:table-row>
        <table:table-row table:style-name="ro1">
          <table:table-cell office:value-type="float" office:value="23">
            <text:p>23</text:p>
          </table:table-cell>
          <table:table-cell office:value-type="string">
            <text:p>Capillary refill time abnormal</text:p>
          </table:table-cell>
          <table:table-cell office:value-type="string">
            <text:p>Major incident casualties whose capillary refill is prolonged (more than 2 seconds) are categorised as RED</text:p>
          </table:table-cell>
          <table:table-cell table:number-columns-repeated="50" office:value-type="float" office:value="0">
            <text:p>0</text:p>
          </table:table-cell>
        </table:table-row>
        <table:table-row table:style-name="ro1">
          <table:table-cell office:value-type="float" office:value="24">
            <text:p>24</text:p>
          </table:table-cell>
          <table:table-cell office:value-type="string">
            <text:p>Cardiac pain</text:p>
          </table:table-cell>
          <table:table-cell office:value-type="string">
            <text:p>Classically a severe dull 'gripping' or 'heavy' pain in the centre of the chest, radiating to the left arm or to the neck. May be associated with sweating and nausea</text:p>
          </table:table-cell>
          <table:table-cell table:number-columns-repeated="11" office:value-type="float" office:value="0">
            <text:p>0</text:p>
          </table:table-cell>
          <table:table-cell table:number-columns-repeated="2" office:value-type="float" office:value="2">
            <text:p>2</text:p>
          </table:table-cell>
          <table:table-cell table:number-columns-repeated="21"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9" office:value-type="float" office:value="0">
            <text:p>0</text:p>
          </table:table-cell>
        </table:table-row>
        <table:table-row table:style-name="ro1">
          <table:table-cell office:value-type="float" office:value="25">
            <text:p>25</text:p>
          </table:table-cell>
          <table:table-cell office:value-type="string">
            <text:p>Chemical injury</text:p>
          </table:table-cell>
          <table:table-cell office:value-type="string">
            <text:p>Any substance splashed onto or placed onto the body that causes stinging, burning, reduced vision or any other symptoms should be assumed to be capable of causing a chemical injury</text:p>
          </table:table-cell>
          <table:table-cell table:number-columns-repeated="10" office:value-type="float" office:value="0">
            <text:p>0</text:p>
          </table:table-cell>
          <table:table-cell office:value-type="float" office:value="3">
            <text:p>3</text:p>
          </table:table-cell>
          <table:table-cell table:number-columns-repeated="39" office:value-type="float" office:value="0">
            <text:p>0</text:p>
          </table:table-cell>
        </table:table-row>
        <table:table-row table:style-name="ro1">
          <table:table-cell office:value-type="float" office:value="26">
            <text:p>26</text:p>
          </table:table-cell>
          <table:table-cell office:value-type="string">
            <text:p>Chest infection </text:p>
          </table:table-cell>
          <table:table-cell office:value-type="string">
            <text:p>A chest infection usually causes a cough and pro­duction of sputum. This is usually purulent (green or yellow)</text:p>
          </table:table-cell>
          <table:table-cell table:number-columns-repeated="6" office:value-type="float" office:value="0">
            <text:p>0</text:p>
          </table:table-cell>
          <table:table-cell office:value-type="float" office:value="4">
            <text:p>4</text:p>
          </table:table-cell>
          <table:table-cell table:number-columns-repeated="33" office:value-type="float" office:value="0">
            <text:p>0</text:p>
          </table:table-cell>
          <table:table-cell table:number-columns-repeated="2" office:value-type="float" office:value="4">
            <text:p>4</text:p>
          </table:table-cell>
          <table:table-cell table:number-columns-repeated="8" office:value-type="float" office:value="0">
            <text:p>0</text:p>
          </table:table-cell>
        </table:table-row>
        <table:table-row table:style-name="ro1">
          <table:table-cell office:value-type="float" office:value="27">
            <text:p>27</text:p>
          </table:table-cell>
          <table:table-cell office:value-type="string">
            <text:p>Chest injury</text:p>
          </table:table-cell>
          <table:table-cell office:value-type="string">
            <text:p>Any injury to the area below the clavicles and above the level of the lowest rib. Injury to the lower part of the chest can cause underlying dam­age to abdominal organs</text:p>
          </table:table-cell>
          <table:table-cell table:number-columns-repeated="40" office:value-type="float" office:value="0">
            <text:p>0</text:p>
          </table:table-cell>
          <table:table-cell table:number-columns-repeated="2" office:value-type="float" office:value="4">
            <text:p>4</text:p>
          </table:table-cell>
          <table:table-cell table:number-columns-repeated="8" office:value-type="float" office:value="0">
            <text:p>0</text:p>
          </table:table-cell>
        </table:table-row>
        <table:table-row table:style-name="ro1">
          <table:table-cell office:value-type="float" office:value="28">
            <text:p>28</text:p>
          </table:table-cell>
          <table:table-cell office:value-type="string">
            <text:p>Cold</text:p>
          </table:table-cell>
          <table:table-cell office:value-type="string">
            <text:p>If the skin feels cold the patient is clinically said to be cold. The temperature should be taken as soon as possible - a core temperature &lt;35 C is cold</text:p>
          </table:table-cell>
          <table:table-cell table:number-columns-repeated="4"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23"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29">
            <text:p>29</text:p>
          </table:table-cell>
          <table:table-cell office:value-type="string">
            <text:p>Colicky pain </text:p>
          </table:table-cell>
          <table:table-cell office:value-type="string">
            <text:p>Pain that comes and goes in waves. Renal colic tends to come and go over 20 min or so</text:p>
          </table:table-cell>
          <table:table-cell table:number-columns-repeated="7" office:value-type="float" office:value="0">
            <text:p>0</text:p>
          </table:table-cell>
          <table:table-cell office:value-type="float" office:value="3">
            <text:p>3</text:p>
          </table:table-cell>
          <table:table-cell table:number-columns-repeated="35"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30">
            <text:p>30</text:p>
          </table:table-cell>
          <table:table-cell office:value-type="string">
            <text:p>Critical skin</text:p>
          </table:table-cell>
          <table:table-cell office:value-type="string">
            <text:p>A fracture or dislocation may leave fragments or ends of bone pressing so hard against the skin that the viability of the skin is threatened. The skin will be white and under tension</text:p>
          </table:table-cell>
          <table:table-cell table:number-columns-repeated="28" office:value-type="float" office:value="0">
            <text:p>0</text:p>
          </table:table-cell>
          <table:table-cell office:value-type="float" office:value="2">
            <text:p>2</text:p>
          </table:table-cell>
          <table:table-cell table:number-columns-repeated="21" office:value-type="float" office:value="0">
            <text:p>0</text:p>
          </table:table-cell>
        </table:table-row>
        <table:table-row table:style-name="ro1">
          <table:table-cell office:value-type="float" office:value="31">
            <text:p>31</text:p>
          </table:table-cell>
          <table:table-cell office:value-type="string">
            <text:p>Currently fitting</text:p>
          </table:table-cell>
          <table:table-cell office:value-type="string">
            <text:p>Patients who are in the tonic or clonic stages of a grand mal convulsion, and patients currently experiencing partial fits fulfil this criterion</text:p>
          </table:table-cell>
          <table:table-cell table:number-columns-repeated="4" office:value-type="float" office:value="0">
            <text:p>0</text:p>
          </table:table-cell>
          <table:table-cell office:value-type="float" office:value="1">
            <text:p>1</text:p>
          </table:table-cell>
          <table:table-cell table:number-columns-repeated="1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9"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row>
        <table:table-row table:style-name="ro1">
          <table:table-cell office:value-type="float" office:value="32">
            <text:p>32</text:p>
          </table:table-cell>
          <table:table-cell office:value-type="string">
            <text:p>Current palpitation</text:p>
          </table:table-cell>
          <table:table-cell office:value-type="string">
            <text:p>A feeling of the heart racing (often described as a fluttering) that is still present</text:p>
          </table:table-cell>
          <table:table-cell table:number-columns-repeated="34" office:value-type="float" office:value="0">
            <text:p>0</text:p>
          </table:table-cell>
          <table:table-cell office:value-type="float" office:value="3">
            <text:p>3</text:p>
          </table:table-cell>
          <table:table-cell table:number-columns-repeated="15" office:value-type="float" office:value="0">
            <text:p>0</text:p>
          </table:table-cell>
        </table:table-row>
        <table:table-row table:style-name="ro1">
          <table:table-cell office:value-type="float" office:value="33">
            <text:p>33</text:p>
          </table:table-cell>
          <table:table-cell office:value-type="string">
            <text:p>Deformity</text:p>
          </table:table-cell>
          <table:table-cell office:value-type="string">
            <text:p>This will always be subjective. Abnormal angulation or rotation is implied</text:p>
          </table:table-cell>
          <table:table-cell table:number-columns-repeated="5" office:value-type="float" office:value="0">
            <text:p>0</text:p>
          </table:table-cell>
          <table:table-cell office:value-type="float" office:value="4">
            <text:p>4</text:p>
          </table:table-cell>
          <table:table-cell table:number-columns-repeated="15" office:value-type="float" office:value="0">
            <text:p>0</text:p>
          </table:table-cell>
          <table:table-cell office:value-type="float" office:value="4">
            <text:p>4</text:p>
          </table:table-cell>
          <table:table-cell table:number-columns-repeated="6" office:value-type="float" office:value="0">
            <text:p>0</text:p>
          </table:table-cell>
          <table:table-cell table:number-columns-repeated="2" office:value-type="float" office:value="4">
            <text:p>4</text:p>
          </table:table-cell>
          <table:table-cell table:number-columns-repeated="20" office:value-type="float" office:value="0">
            <text:p>0</text:p>
          </table:table-cell>
        </table:table-row>
        <table:table-row table:style-name="ro1">
          <table:table-cell office:value-type="float" office:value="34">
            <text:p>34</text:p>
          </table:table-cell>
          <table:table-cell office:value-type="string">
            <text:p>Diplopia</text:p>
          </table:table-cell>
          <table:table-cell office:value-type="string">
            <text:p>Double vision which resolves when one eye is closed</text:p>
          </table:table-cell>
          <table:table-cell table:number-columns-repeated="19" office:value-type="float" office:value="0">
            <text:p>0</text:p>
          </table:table-cell>
          <table:table-cell table:number-columns-repeated="2" office:value-type="float" office:value="4">
            <text:p>4</text:p>
          </table:table-cell>
          <table:table-cell table:number-columns-repeated="29" office:value-type="float" office:value="0">
            <text:p>0</text:p>
          </table:table-cell>
        </table:table-row>
        <table:table-row table:style-name="ro1">
          <table:table-cell office:value-type="float" office:value="35">
            <text:p>35</text:p>
          </table:table-cell>
          <table:table-cell office:value-type="string">
            <text:p>Direct trauma to the back</text:p>
          </table:table-cell>
          <table:table-cell office:value-type="string">
            <text:p>This may be top to bottom (loading) for in­stance when people fall and land on their feet, bending (forwards, backwards or to the side) or twisting</text:p>
          </table:table-cell>
          <table:table-cell table:number-columns-repeated="7" office:value-type="float" office:value="0">
            <text:p>0</text:p>
          </table:table-cell>
          <table:table-cell office:value-type="float" office:value="3">
            <text:p>3</text:p>
          </table:table-cell>
          <table:table-cell table:number-columns-repeated="42" office:value-type="float" office:value="0">
            <text:p>0</text:p>
          </table:table-cell>
        </table:table-row>
        <table:table-row table:style-name="ro1">
          <table:table-cell office:value-type="float" office:value="36">
            <text:p>36</text:p>
          </table:table-cell>
          <table:table-cell office:value-type="string">
            <text:p>Direct trauma to the neck</text:p>
          </table:table-cell>
          <table:table-cell office:value-type="string">
            <text:p>This may be top to bottom (loading) for instance when something falls on the head, bending (for­wards, backwards or to the side), twisting or dis­tracting such as in hanging</text:p>
          </table:table-cell>
          <table:table-cell table:number-columns-repeated="32" office:value-type="float" office:value="0">
            <text:p>0</text:p>
          </table:table-cell>
          <table:table-cell office:value-type="float" office:value="3">
            <text:p>3</text:p>
          </table:table-cell>
          <table:table-cell table:number-columns-repeated="17" office:value-type="float" office:value="0">
            <text:p>0</text:p>
          </table:table-cell>
        </table:table-row>
        <table:table-row table:style-name="ro1">
          <table:table-cell office:value-type="float" office:value="37">
            <text:p>37</text:p>
          </table:table-cell>
          <table:table-cell office:value-type="string">
            <text:p>Discharge</text:p>
          </table:table-cell>
          <table:table-cell office:value-type="string">
            <text:p>In the context of sexually acquired infection this is any discharge from the penis or abnormal dis­charge from the vagina</text:p>
          </table:table-cell>
          <table:table-cell table:number-columns-repeated="39" office:value-type="float" office:value="0">
            <text:p>0</text:p>
          </table:table-cell>
          <table:table-cell office:value-type="float" office:value="4">
            <text:p>4</text:p>
          </table:table-cell>
          <table:table-cell table:number-columns-repeated="10" office:value-type="float" office:value="0">
            <text:p>0</text:p>
          </table:table-cell>
        </table:table-row>
        <table:table-row table:style-name="ro1">
          <table:table-cell office:value-type="float" office:value="38">
            <text:p>38</text:p>
          </table:table-cell>
          <table:table-cell office:value-type="string">
            <text:p>Disruptive</text:p>
          </table:table-cell>
          <table:table-cell office:value-type="string">
            <text:p>Disruptive behaviour is behaviour that affects the smooth running of the department. It may be threatening</text:p>
          </table:table-cell>
          <table:table-cell table:number-columns-repeated="31" office:value-type="float" office:value="0">
            <text:p>0</text:p>
          </table:table-cell>
          <table:table-cell office:value-type="float" office:value="3">
            <text:p>3</text:p>
          </table:table-cell>
          <table:table-cell table:number-columns-repeated="18" office:value-type="float" office:value="0">
            <text:p>0</text:p>
          </table:table-cell>
        </table:table-row>
        <table:table-row table:style-name="ro1">
          <table:table-cell office:value-type="float" office:value="39">
            <text:p>39</text:p>
          </table:table-cell>
          <table:table-cell office:value-type="string">
            <text:p>Distal vascular compromise</text:p>
          </table:table-cell>
          <table:table-cell office:value-type="string">
            <text:p>There will be a combination of pallor, coldness, al­tered sensation and pain with or without absent pulses distal to the injury</text:p>
          </table:table-cell>
          <table:table-cell table:number-columns-repeated="49" office:value-type="float" office:value="0">
            <text:p>0</text:p>
          </table:table-cell>
          <table:table-cell office:value-type="float" office:value="2">
            <text:p>2</text:p>
          </table:table-cell>
        </table:table-row>
        <table:table-row table:style-name="ro1">
          <table:table-cell office:value-type="float" office:value="40">
            <text:p>40</text:p>
          </table:table-cell>
          <table:table-cell office:value-type="string">
            <text:p>Distressed by pain </text:p>
          </table:table-cell>
          <table:table-cell office:value-type="string">
            <text:p>A child who is distressed by pain and inconsolable </text:p>
          </table:table-cell>
          <table:table-cell table:number-columns-repeated="50" office:value-type="float" office:value="0">
            <text:p>0</text:p>
          </table:table-cell>
        </table:table-row>
        <table:table-row table:style-name="ro1">
          <table:table-cell office:value-type="float" office:value="41">
            <text:p>41</text:p>
          </table:table-cell>
          <table:table-cell office:value-type="string">
            <text:p>Drooling</text:p>
          </table:table-cell>
          <table:table-cell office:value-type="string">
            <text:p>Saliva running from the mouth as a result of being unable to swallow</text:p>
          </table:table-cell>
          <table:table-cell table:number-columns-repeated="40" office:value-type="float" office:value="0">
            <text:p>0</text:p>
          </table:table-cell>
          <table:table-cell table:number-columns-repeated="3" office:value-type="float" office:value="1">
            <text:p>1</text:p>
          </table:table-cell>
          <table:table-cell table:number-columns-repeated="7" office:value-type="float" office:value="0">
            <text:p>0</text:p>
          </table:table-cell>
        </table:table-row>
        <table:table-row table:style-name="ro1">
          <table:table-cell office:value-type="float" office:value="42">
            <text:p>42</text:p>
          </table:table-cell>
          <table:table-cell office:value-type="string">
            <text:p>Dysuria</text:p>
          </table:table-cell>
          <table:table-cell office:value-type="string">
            <text:p>Pain or difficulty in passing urine. Pain is typically described as stinging or hot</text:p>
          </table:table-cell>
          <table:table-cell table:number-columns-repeated="47" office:value-type="float" office:value="0">
            <text:p>0</text:p>
          </table:table-cell>
          <table:table-cell office:value-type="float" office:value="4">
            <text:p>4</text:p>
          </table:table-cell>
          <table:table-cell table:number-columns-repeated="2" office:value-type="float" office:value="0">
            <text:p>0</text:p>
          </table:table-cell>
        </table:table-row>
        <table:table-row table:style-name="ro1">
          <table:table-cell office:value-type="float" office:value="43">
            <text:p>43</text:p>
          </table:table-cell>
          <table:table-cell office:value-type="string">
            <text:p>Electrical injury</text:p>
          </table:table-cell>
          <table:table-cell office:value-type="string">
            <text:p>Any injury caused or possibly caused by electric current. This includes AC and DC and both artifi­cial and natural sources</text:p>
          </table:table-cell>
          <table:table-cell table:number-columns-repeated="10" office:value-type="float" office:value="0">
            <text:p>0</text:p>
          </table:table-cell>
          <table:table-cell office:value-type="float" office:value="3">
            <text:p>3</text:p>
          </table:table-cell>
          <table:table-cell table:number-columns-repeated="39" office:value-type="float" office:value="0">
            <text:p>0</text:p>
          </table:table-cell>
        </table:table-row>
        <table:table-row table:style-name="ro1">
          <table:table-cell office:value-type="float" office:value="44">
            <text:p>44</text:p>
          </table:table-cell>
          <table:table-cell office:value-type="string">
            <text:p>Exhaustion</text:p>
          </table:table-cell>
          <table:table-cell office:value-type="string">
            <text:p>Exhausted patients appear to reduce the effort they make to breathe despite continuing respiratory insufficiency. This is preterminal</text:p>
          </table:table-cell>
          <table:table-cell table:number-columns-repeated="4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45">
            <text:p>45</text:p>
          </table:table-cell>
          <table:table-cell office:value-type="string">
            <text:p>Exsanguinating haemorrhage</text:p>
          </table:table-cell>
          <table:table-cell office:value-type="string">
            <text:p>Haemorrhage which is occurring at such a rate that death will ensue unless bleeding is stopped</text:p>
          </table:table-cell>
          <table:table-cell table:number-columns-repeated="5"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10"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table:number-columns-repeated="7"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office:value-type="float" office:value="46">
            <text:p>46</text:p>
          </table:table-cell>
          <table:table-cell office:value-type="string">
            <text:p>Externalisation of organs</text:p>
          </table:table-cell>
          <table:table-cell office:value-type="string">
            <text:p>Herniation or frank extrusion of internal organs</text:p>
          </table:table-cell>
          <table:table-cell table:number-columns-repeated="44" office:value-type="float" office:value="0">
            <text:p>0</text:p>
          </table:table-cell>
          <table:table-cell office:value-type="float" office:value="2">
            <text:p>2</text:p>
          </table:table-cell>
          <table:table-cell table:number-columns-repeated="5" office:value-type="float" office:value="0">
            <text:p>0</text:p>
          </table:table-cell>
        </table:table-row>
        <table:table-row table:style-name="ro1">
          <table:table-cell office:value-type="float" office:value="47">
            <text:p>47</text:p>
          </table:table-cell>
          <table:table-cell office:value-type="string">
            <text:p>Eye injury </text:p>
          </table:table-cell>
          <table:table-cell office:value-type="string">
            <text:p>A recent physically traumatic event to the eye </text:p>
          </table:table-cell>
          <table:table-cell table:number-columns-repeated="50" office:value-type="float" office:value="0">
            <text:p>0</text:p>
          </table:table-cell>
        </table:table-row>
        <table:table-row table:style-name="ro1">
          <table:table-cell office:value-type="float" office:value="48">
            <text:p>48</text:p>
          </table:table-cell>
          <table:table-cell office:value-type="string">
            <text:p>Facial oedema</text:p>
          </table:table-cell>
          <table:table-cell office:value-type="string">
            <text:p>Diffuse swelling around the face usually involving the lips</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table:number-columns-repeated="2"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18" office:value-type="float" office:value="0">
            <text:p>0</text:p>
          </table:table-cell>
          <table:table-cell office:value-type="float" office:value="2">
            <text:p>2</text:p>
          </table:table-cell>
          <table:table-cell table:number-columns-repeated="12" office:value-type="float" office:value="0">
            <text:p>0</text:p>
          </table:table-cell>
        </table:table-row>
        <table:table-row table:style-name="ro1">
          <table:table-cell office:value-type="float" office:value="49">
            <text:p>49</text:p>
          </table:table-cell>
          <table:table-cell office:value-type="string">
            <text:p>Facial swelling</text:p>
          </table:table-cell>
          <table:table-cell office:value-type="string">
            <text:p>Swelling around the face which may be localised or diffuse</text:p>
          </table:table-cell>
          <table:table-cell table:number-columns-repeated="14" office:value-type="float" office:value="0">
            <text:p>0</text:p>
          </table:table-cell>
          <table:table-cell office:value-type="float" office:value="4">
            <text:p>4</text:p>
          </table:table-cell>
          <table:table-cell table:number-columns-repeated="5" office:value-type="float" office:value="0">
            <text:p>0</text:p>
          </table:table-cell>
          <table:table-cell office:value-type="float" office:value="4">
            <text:p>4</text:p>
          </table:table-cell>
          <table:table-cell table:number-columns-repeated="29" office:value-type="float" office:value="0">
            <text:p>0</text:p>
          </table:table-cell>
        </table:table-row>
        <table:table-row table:style-name="ro1">
          <table:table-cell office:value-type="float" office:value="50">
            <text:p>50</text:p>
          </table:table-cell>
          <table:table-cell office:value-type="string">
            <text:p>Fails to react to parents</text:p>
          </table:table-cell>
          <table:table-cell office:value-type="string">
            <text:p>Failure to react in any way to a parent's face or voice. Abnormal reactions and apparent lack of recognition of a parent are also worrying signs</text:p>
          </table:table-cell>
          <table:table-cell table:number-columns-repeated="16" office:value-type="float" office:value="0">
            <text:p>0</text:p>
          </table:table-cell>
          <table:table-cell office:value-type="float" office:value="2">
            <text:p>2</text:p>
          </table:table-cell>
          <table:table-cell table:number-columns-repeated="29"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51">
            <text:p>51</text:p>
          </table:table-cell>
          <table:table-cell office:value-type="string">
            <text:p>Floppy</text:p>
          </table:table-cell>
          <table:table-cell office:value-type="string">
            <text:p>Parents may describe their children as floppy. Tone is generally reduced - the most noticeable sign is often lolling of the head</text:p>
          </table:table-cell>
          <table:table-cell table:number-columns-repeated="1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31"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52">
            <text:p>52</text:p>
          </table:table-cell>
          <table:table-cell office:value-type="string">
            <text:p>Focal or progressive loss of function</text:p>
          </table:table-cell>
          <table:table-cell office:value-type="string">
            <text:p>Loss of function that is limited to a particular part of the body (limb, side, eye, etc.) or a loss of function that is getting worse over hours</text:p>
          </table:table-cell>
          <table:table-cell table:number-columns-repeated="50" office:value-type="float" office:value="0">
            <text:p>0</text:p>
          </table:table-cell>
        </table:table-row>
        <table:table-row table:style-name="ro1">
          <table:table-cell office:value-type="float" office:value="53">
            <text:p>53</text:p>
          </table:table-cell>
          <table:table-cell office:value-type="string">
            <text:p>Foreign body sensation</text:p>
          </table:table-cell>
          <table:table-cell office:value-type="string">
            <text:p>A sensation of something in the eye, often ex­pressed as scraping or grittiness</text:p>
          </table:table-cell>
          <table:table-cell table:number-columns-repeated="19" office:value-type="float" office:value="0">
            <text:p>0</text:p>
          </table:table-cell>
          <table:table-cell office:value-type="float" office:value="4">
            <text:p>4</text:p>
          </table:table-cell>
          <table:table-cell table:number-columns-repeated="30" office:value-type="float" office:value="0">
            <text:p>0</text:p>
          </table:table-cell>
        </table:table-row>
        <table:table-row table:style-name="ro1">
          <table:table-cell office:value-type="float" office:value="54">
            <text:p>54</text:p>
          </table:table-cell>
          <table:table-cell office:value-type="string">
            <text:p>Frank haematuria</text:p>
          </table:table-cell>
          <table:table-cell office:value-type="string">
            <text:p>Red discolouration of the urine caused by blood</text:p>
          </table:table-cell>
          <table:table-cell table:number-columns-repeated="47"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55">
            <text:p>55</text:p>
          </table:table-cell>
          <table:table-cell office:value-type="string">
            <text:p>Fresh blood</text:p>
          </table:table-cell>
          <table:table-cell office:value-type="string">
            <text:p>Unaltered blood - readily identified by both the patient and their carers</text:p>
          </table:table-cell>
          <table:table-cell table:number-columns-repeated="50" office:value-type="float" office:value="0">
            <text:p>0</text:p>
          </table:table-cell>
        </table:table-row>
        <table:table-row table:style-name="ro1">
          <table:table-cell office:value-type="float" office:value="56">
            <text:p>56</text:p>
          </table:table-cell>
          <table:table-cell office:value-type="string">
            <text:p>Generalised rash </text:p>
          </table:table-cell>
          <table:table-cell office:value-type="string">
            <text:p>The rash may be of any form but will usually be erythematous or urticarial</text:p>
          </table:table-cell>
          <table:table-cell table:number-columns-repeated="50" office:value-type="float" office:value="0">
            <text:p>0</text:p>
          </table:table-cell>
        </table:table-row>
        <table:table-row table:style-name="ro1">
          <table:table-cell office:value-type="float" office:value="57">
            <text:p>57</text:p>
          </table:table-cell>
          <table:table-cell office:value-type="string">
            <text:p>Gross deformity </text:p>
          </table:table-cell>
          <table:table-cell office:value-type="string">
            <text:p>This will always be subjective. Gross and abnormal angulation or rotation is implied</text:p>
          </table:table-cell>
          <table:table-cell table:number-columns-repeated="20" office:value-type="float" office:value="0">
            <text:p>0</text:p>
          </table:table-cell>
          <table:table-cell table:number-columns-repeated="2" office:value-type="float" office:value="3">
            <text:p>3</text:p>
          </table:table-cell>
          <table:table-cell table:number-columns-repeated="6" office:value-type="float" office:value="0">
            <text:p>0</text:p>
          </table:table-cell>
          <table:table-cell office:value-type="float" office:value="3">
            <text:p>3</text:p>
          </table:table-cell>
          <table:table-cell table:number-columns-repeated="21" office:value-type="float" office:value="0">
            <text:p>0</text:p>
          </table:table-cell>
        </table:table-row>
        <table:table-row table:style-name="ro1">
          <table:table-cell office:value-type="float" office:value="58">
            <text:p>58</text:p>
          </table:table-cell>
          <table:table-cell office:value-type="string">
            <text:p>Headache</text:p>
          </table:table-cell>
          <table:table-cell office:value-type="string">
            <text:p>Any pain around the head that is not related to a particular anatomical structure. Facial pain is not included</text:p>
          </table:table-cell>
          <table:table-cell table:number-columns-repeated="22" office:value-type="float" office:value="0">
            <text:p>0</text:p>
          </table:table-cell>
          <table:table-cell office:value-type="float" office:value="4">
            <text:p>4</text:p>
          </table:table-cell>
          <table:table-cell table:number-columns-repeated="27" office:value-type="float" office:value="0">
            <text:p>0</text:p>
          </table:table-cell>
        </table:table-row>
        <table:table-row table:style-name="ro1">
          <table:table-cell office:value-type="float" office:value="59">
            <text:p>59</text:p>
          </table:table-cell>
          <table:table-cell office:value-type="string">
            <text:p>Head injury </text:p>
          </table:table-cell>
          <table:table-cell office:value-type="string">
            <text:p>Any traumatic event involving the head fulfils this criterion</text:p>
          </table:table-cell>
          <table:table-cell table:number-columns-repeated="50" office:value-type="float" office:value="0">
            <text:p>0</text:p>
          </table:table-cell>
        </table:table-row>
        <table:table-row table:style-name="ro1">
          <table:table-cell office:value-type="float" office:value="60">
            <text:p>60</text:p>
          </table:table-cell>
          <table:table-cell office:value-type="string">
            <text:p>Heavy PV blood loss</text:p>
          </table:table-cell>
          <table:table-cell office:value-type="string">
            <text:p>PV loss is extremely difficult to assess. The presence of large clots or constant flow fulfils this criterion. The use of a large number of sanitary towels is suggestive of heavy loss</text:p>
          </table:table-cell>
          <table:table-cell table:number-columns-repeated="35" office:value-type="float" office:value="0">
            <text:p>0</text:p>
          </table:table-cell>
          <table:table-cell table:number-columns-repeated="2" office:value-type="float" office:value="2">
            <text:p>2</text:p>
          </table:table-cell>
          <table:table-cell table:number-columns-repeated="13" office:value-type="float" office:value="0">
            <text:p>0</text:p>
          </table:table-cell>
        </table:table-row>
        <table:table-row table:style-name="ro1">
          <table:table-cell office:value-type="float" office:value="61">
            <text:p>61</text:p>
          </table:table-cell>
          <table:table-cell office:value-type="string">
            <text:p>High blood pressure </text:p>
          </table:table-cell>
          <table:table-cell office:value-type="string">
            <text:p>A history of raised blood pressure or a raised blood pressure on examination</text:p>
          </table:table-cell>
          <table:table-cell table:number-columns-repeated="35" office:value-type="float" office:value="0">
            <text:p>0</text:p>
          </table:table-cell>
          <table:table-cell office:value-type="float" office:value="3">
            <text:p>3</text:p>
          </table:table-cell>
          <table:table-cell table:number-columns-repeated="14" office:value-type="float" office:value="0">
            <text:p>0</text:p>
          </table:table-cell>
        </table:table-row>
        <table:table-row table:style-name="ro1">
          <table:table-cell office:value-type="float" office:value="62">
            <text:p>62</text:p>
          </table:table-cell>
          <table:table-cell office:value-type="string">
            <text:p>High lethality</text:p>
          </table:table-cell>
          <table:table-cell office:value-type="string">
            <text:p>Lethality is the potential of the substance taken to cause harm. Advice from a Poisons Centre may be required to establish the level of risk of serious illness or death. If in doubt assume a high risk</text:p>
          </table:table-cell>
          <table:table-cell table:number-columns-repeated="18" office:value-type="float" office:value="0">
            <text:p>0</text:p>
          </table:table-cell>
          <table:table-cell office:value-type="float" office:value="2">
            <text:p>2</text:p>
          </table:table-cell>
          <table:table-cell table:number-columns-repeated="14" office:value-type="float" office:value="0">
            <text:p>0</text:p>
          </table:table-cell>
          <table:table-cell office:value-type="float" office:value="2">
            <text:p>2</text:p>
          </table:table-cell>
          <table:table-cell table:number-columns-repeated="16" office:value-type="float" office:value="0">
            <text:p>0</text:p>
          </table:table-cell>
        </table:table-row>
        <table:table-row table:style-name="ro1">
          <table:table-cell office:value-type="float" office:value="63">
            <text:p>63</text:p>
          </table:table-cell>
          <table:table-cell office:value-type="string">
            <text:p>High lethality envenomation</text:p>
          </table:table-cell>
          <table:table-cell office:value-type="string">
            <text:p>Lethality is the potential of the envenomation to cause harm. Local knowledge may allow identification of the venomous creature, but advice may be required. If in doubt assume a high risk</text:p>
          </table:table-cell>
          <table:table-cell table:number-columns-repeated="9" office:value-type="float" office:value="0">
            <text:p>0</text:p>
          </table:table-cell>
          <table:table-cell office:value-type="float" office:value="2">
            <text:p>2</text:p>
          </table:table-cell>
          <table:table-cell table:number-columns-repeated="40" office:value-type="float" office:value="0">
            <text:p>0</text:p>
          </table:table-cell>
        </table:table-row>
        <table:table-row table:style-name="ro1">
          <table:table-cell office:value-type="float" office:value="64">
            <text:p>64</text:p>
          </table:table-cell>
          <table:table-cell office:value-type="string">
            <text:p>High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High risk should be assumed if weapons and potential victims are available, or if self control is lost</text:p>
          </table:table-cell>
          <table:table-cell table:number-columns-repeated="8" office:value-type="float" office:value="0">
            <text:p>0</text:p>
          </table:table-cell>
          <table:table-cell office:value-type="float" office:value="2">
            <text:p>2</text:p>
          </table:table-cell>
          <table:table-cell table:number-columns-repeated="22" office:value-type="float" office:value="0">
            <text:p>0</text:p>
          </table:table-cell>
          <table:table-cell office:value-type="float" office:value="2">
            <text:p>2</text:p>
          </table:table-cell>
          <table:table-cell table:number-columns-repeated="18" office:value-type="float" office:value="0">
            <text:p>0</text:p>
          </table:table-cell>
        </table:table-row>
        <table:table-row table:style-name="ro1">
          <table:table-cell office:value-type="float" office:value="65">
            <text:p>65</text:p>
          </table:table-cell>
          <table:table-cell office:value-type="string">
            <text:p>High risk of (further) self-harm</text:p>
          </table:table-cell>
          <table:table-cell office:value-type="string">
            <text:p>An initial view of the risk of self-harm can be formed by considering the patients' behaviour. Pa­tients who have a significant history of self-harm, are actively trying to harm themselves or who are actively trying to leave with the intent of harming themselves are at high risk</text:p>
          </table:table-cell>
          <table:table-cell table:number-columns-repeated="8" office:value-type="float" office:value="0">
            <text:p>0</text:p>
          </table:table-cell>
          <table:table-cell office:value-type="float" office:value="2">
            <text:p>2</text:p>
          </table:table-cell>
          <table:table-cell table:number-columns-repeated="2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11" office:value-type="float" office:value="0">
            <text:p>0</text:p>
          </table:table-cell>
        </table:table-row>
        <table:table-row table:style-name="ro1">
          <table:table-cell office:value-type="float" office:value="66">
            <text:p>66</text:p>
          </table:table-cell>
          <table:table-cell office:value-type="string">
            <text:p>History of acutely vomiting blood</text:p>
          </table:table-cell>
          <table:table-cell office:value-type="string">
            <text:p>Frank haematemesis, vomiting of altered blood (coffee ground) or of blood mixed in the vomit within the past 24 hours</text:p>
          </table:table-cell>
          <table:table-cell table:number-columns-repeated="2"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7" office:value-type="float" office:value="0">
            <text:p>0</text:p>
          </table:table-cell>
          <table:table-cell office:value-type="float" office:value="3">
            <text:p>3</text:p>
          </table:table-cell>
          <table:table-cell table:number-columns-repeated="25" office:value-type="float" office:value="0">
            <text:p>0</text:p>
          </table:table-cell>
        </table:table-row>
        <table:table-row table:style-name="ro1">
          <table:table-cell office:value-type="float" office:value="67">
            <text:p>67</text:p>
          </table:table-cell>
          <table:table-cell office:value-type="string">
            <text:p>History of fitting</text:p>
          </table:table-cell>
          <table:table-cell office:value-type="string">
            <text:p>Any observed or reported fits that have occurred during the period of illness or following and episode of trauma</text:p>
          </table:table-cell>
          <table:table-cell table:number-columns-repeated="35" office:value-type="float" office:value="0">
            <text:p>0</text:p>
          </table:table-cell>
          <table:table-cell office:value-type="float" office:value="2">
            <text:p>2</text:p>
          </table:table-cell>
          <table:table-cell table:number-columns-repeated="14" office:value-type="float" office:value="0">
            <text:p>0</text:p>
          </table:table-cell>
        </table:table-row>
        <table:table-row table:style-name="ro1">
          <table:table-cell office:value-type="float" office:value="68">
            <text:p>68</text:p>
          </table:table-cell>
          <table:table-cell office:value-type="string">
            <text:p>History of head injury</text:p>
          </table:table-cell>
          <table:table-cell office:value-type="string">
            <text:p>A history of a recent physically traumatic event involving the head. Usually this will be reported by the patient but if the patient has been uncon­scious this history should be sought from a reliable witness</text:p>
          </table:table-cell>
          <table:table-cell table:number-columns-repeated="4"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8"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27" office:value-type="float" office:value="0">
            <text:p>0</text:p>
          </table:table-cell>
        </table:table-row>
        <table:table-row table:style-name="ro1">
          <table:table-cell office:value-type="float" office:value="69">
            <text:p>69</text:p>
          </table:table-cell>
          <table:table-cell office:value-type="string">
            <text:p>History of overdose or poisoning</text:p>
          </table:table-cell>
          <table:table-cell office:value-type="string">
            <text:p>This information may come from others or may be deduced if medication is missing</text:p>
          </table:table-cell>
          <table:table-cell table:number-columns-repeated="8"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6"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70">
            <text:p>70</text:p>
          </table:table-cell>
          <table:table-cell office:value-type="string">
            <text:p>History of recent foreign travel</text:p>
          </table:table-cell>
          <table:table-cell office:value-type="string">
            <text:p>Recent foreign travel (within 2weeks)</text:p>
          </table:table-cell>
          <table:table-cell table:number-columns-repeated="42"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71">
            <text:p>71</text:p>
          </table:table-cell>
          <table:table-cell office:value-type="string">
            <text:p>History of trauma</text:p>
          </table:table-cell>
          <table:table-cell office:value-type="string">
            <text:p>A history of a recent physically traumatic event</text:p>
          </table:table-cell>
          <table:table-cell table:number-columns-repeated="35" office:value-type="float" office:value="0">
            <text:p>0</text:p>
          </table:table-cell>
          <table:table-cell office:value-type="float" office:value="3">
            <text:p>3</text:p>
          </table:table-cell>
          <table:table-cell table:number-columns-repeated="14" office:value-type="float" office:value="0">
            <text:p>0</text:p>
          </table:table-cell>
        </table:table-row>
        <table:table-row table:style-name="ro1">
          <table:table-cell office:value-type="float" office:value="72">
            <text:p>72</text:p>
          </table:table-cell>
          <table:table-cell office:value-type="string">
            <text:p>History of unconsciousness</text:p>
          </table:table-cell>
          <table:table-cell office:value-type="string">
            <text:p>There may be a reliable witness who can state whether the patient was unconscious (and for how long). If not a patient who is unable to remember the incident should be assumed to have been un­conscious</text:p>
          </table:table-cell>
          <table:table-cell table:number-columns-repeated="4" office:value-type="float" office:value="0">
            <text:p>0</text:p>
          </table:table-cell>
          <table:table-cell table:number-columns-repeated="2"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3" office:value-type="float" office:value="0">
            <text:p>0</text:p>
          </table:table-cell>
          <table:table-cell table:number-columns-repeated="2" office:value-type="float" office:value="3">
            <text:p>3</text:p>
          </table:table-cell>
          <table:table-cell table:number-columns-repeated="6" office:value-type="float" office:value="0">
            <text:p>0</text:p>
          </table:table-cell>
          <table:table-cell table:number-columns-repeated="3"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table:number-columns-repeated="15" office:value-type="float" office:value="0">
            <text:p>0</text:p>
          </table:table-cell>
        </table:table-row>
        <table:table-row table:style-name="ro1">
          <table:table-cell office:value-type="float" office:value="73">
            <text:p>73</text:p>
          </table:table-cell>
          <table:table-cell office:value-type="string">
            <text:p>Hot adult </text:p>
          </table:table-cell>
          <table:table-cell office:value-type="string">
            <text:p>A temperature &gt;38.5°C is hot </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table:number-columns-repeated="4" office:value-type="float" office:value="3">
            <text:p>3</text:p>
          </table:table-cell>
          <table:table-cell office:value-type="float" office:value="0">
            <text:p>0</text:p>
          </table:table-cell>
          <table:table-cell table:number-columns-repeated="4"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6"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74">
            <text:p>74</text:p>
          </table:table-cell>
          <table:table-cell office:value-type="string">
            <text:p>Hot child</text:p>
          </table:table-cell>
          <table:table-cell office:value-type="string">
            <text:p>If the skin feels hot the child is clinically said to be hot. The temperature should be taken as soon as possible - a temperature &gt;38.5°C is hot</text:p>
          </table:table-cell>
          <table:table-cell office:value-type="float" office:value="0">
            <text:p>0</text:p>
          </table:table-cell>
          <table:table-cell table:number-columns-repeated="2"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3" office:value-type="float" office:value="0">
            <text:p>0</text:p>
          </table:table-cell>
          <table:table-cell table:number-columns-repeated="5"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table:number-columns-repeated="2" office:value-type="float" office:value="2">
            <text:p>2</text:p>
          </table:table-cell>
          <table:table-cell table:number-columns-repeated="2" office:value-type="float" office:value="0">
            <text:p>0</text:p>
          </table:table-cell>
          <table:table-cell table:number-columns-repeated="3" office:value-type="float" office:value="2">
            <text:p>2</text:p>
          </table:table-cell>
          <table:table-cell office:value-type="float" office:value="0">
            <text:p>0</text:p>
          </table:table-cell>
        </table:table-row>
        <table:table-row table:style-name="ro1">
          <table:table-cell office:value-type="float" office:value="75">
            <text:p>75</text:p>
          </table:table-cell>
          <table:table-cell office:value-type="string">
            <text:p>Hot joint</text:p>
          </table:table-cell>
          <table:table-cell office:value-type="string">
            <text:p>Any warmth around a joint fulfils this criterion. Often accompanied by redness</text:p>
          </table:table-cell>
          <table:table-cell table:number-columns-repeated="2" office:value-type="float" office:value="0">
            <text:p>0</text:p>
          </table:table-cell>
          <table:table-cell office:value-type="float" office:value="3">
            <text:p>3</text:p>
          </table:table-cell>
          <table:table-cell table:number-columns-repeated="26" office:value-type="float" office:value="0">
            <text:p>0</text:p>
          </table:table-cell>
          <table:table-cell office:value-type="float" office:value="3">
            <text:p>3</text:p>
          </table:table-cell>
          <table:table-cell table:number-columns-repeated="9" office:value-type="float" office:value="0">
            <text:p>0</text:p>
          </table:table-cell>
          <table:table-cell office:value-type="float" office:value="3">
            <text:p>3</text:p>
          </table:table-cell>
          <table:table-cell table:number-columns-repeated="10" office:value-type="float" office:value="0">
            <text:p>0</text:p>
          </table:table-cell>
        </table:table-row>
        <table:table-row table:style-name="ro1">
          <table:table-cell office:value-type="float" office:value="76">
            <text:p>76</text:p>
          </table:table-cell>
          <table:table-cell office:value-type="string">
            <text:p>Hyperglycaemic</text:p>
          </table:table-cell>
          <table:table-cell office:value-type="string">
            <text:p>Glucose greater than 17 mmol/1</text:p>
          </table:table-cell>
          <table:table-cell table:number-columns-repeated="15" office:value-type="float" office:value="0">
            <text:p>0</text:p>
          </table:table-cell>
          <table:table-cell office:value-type="float" office:value="3">
            <text:p>3</text:p>
          </table:table-cell>
          <table:table-cell table:number-columns-repeated="34" office:value-type="float" office:value="0">
            <text:p>0</text:p>
          </table:table-cell>
        </table:table-row>
        <table:table-row table:style-name="ro1">
          <table:table-cell office:value-type="float" office:value="77">
            <text:p>77</text:p>
          </table:table-cell>
          <table:table-cell office:value-type="string">
            <text:p>Hyperglycaemic with ketosis</text:p>
          </table:table-cell>
          <table:table-cell office:value-type="string">
            <text:p>Glucose greater than 11 mmol/1 with urinary ketones or signs of acidosis (deep sighing respiration, etc.)</text:p>
          </table:table-cell>
          <table:table-cell table:number-columns-repeated="15" office:value-type="float" office:value="0">
            <text:p>0</text:p>
          </table:table-cell>
          <table:table-cell office:value-type="float" office:value="2">
            <text:p>2</text:p>
          </table:table-cell>
          <table:table-cell table:number-columns-repeated="34" office:value-type="float" office:value="0">
            <text:p>0</text:p>
          </table:table-cell>
        </table:table-row>
        <table:table-row table:style-name="ro1">
          <table:table-cell office:value-type="float" office:value="78">
            <text:p>78</text:p>
          </table:table-cell>
          <table:table-cell office:value-type="string">
            <text:p>Hypoglycaemic</text:p>
          </table:table-cell>
          <table:table-cell office:value-type="string">
            <text:p>Glucose less than 3 mmol/1</text:p>
          </table:table-cell>
          <table:table-cell table:number-columns-repeated="4"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1"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row>
        <table:table-row table:style-name="ro1">
          <table:table-cell office:value-type="float" office:value="79">
            <text:p>79</text:p>
          </table:table-cell>
          <table:table-cell office:value-type="string">
            <text:p>Inability to bear weight</text:p>
          </table:table-cell>
          <table:table-cell office:value-type="string">
            <text:p>Inability to carry the full weight of the body through one or both lower limbs. This may be be­cause of pain or loss of function</text:p>
          </table:table-cell>
          <table:table-cell table:number-columns-repeated="50" office:value-type="float" office:value="0">
            <text:p>0</text:p>
          </table:table-cell>
        </table:table-row>
        <table:table-row table:style-name="ro1">
          <table:table-cell office:value-type="float" office:value="80">
            <text:p>80</text:p>
          </table:table-cell>
          <table:table-cell office:value-type="string">
            <text:p>In active labour</text:p>
          </table:table-cell>
          <table:table-cell office:value-type="string">
            <text:p>A woman who is having regular and frequent painful contractions fulfils this criterion</text:p>
          </table:table-cell>
          <table:table-cell table:number-columns-repeated="35" office:value-type="float" office:value="0">
            <text:p>0</text:p>
          </table:table-cell>
          <table:table-cell office:value-type="float" office:value="2">
            <text:p>2</text:p>
          </table:table-cell>
          <table:table-cell table:number-columns-repeated="14" office:value-type="float" office:value="0">
            <text:p>0</text:p>
          </table:table-cell>
        </table:table-row>
        <table:table-row table:style-name="ro1">
          <table:table-cell office:value-type="float" office:value="81">
            <text:p>81</text:p>
          </table:table-cell>
          <table:table-cell office:value-type="string">
            <text:p>Inadequate breathing</text:p>
          </table:table-cell>
          <table:table-cell office:value-type="string">
            <text:p>Patients who are failing to breathe well enough to maintain adequate oxygenation have inade­quate breathing. There may be an increased work of breathing, signs of inadequate breathing or ex­haustion</text:p>
          </table:table-cell>
          <table:table-cell table:number-columns-repeated="19" office:value-type="float" office:value="1">
            <text:p>1</text:p>
          </table:table-cell>
          <table:table-cell office:value-type="float" office:value="0">
            <text:p>0</text:p>
          </table:table-cell>
          <table:table-cell table:number-columns-repeated="30" office:value-type="float" office:value="1">
            <text:p>1</text:p>
          </table:table-cell>
        </table:table-row>
        <table:table-row table:style-name="ro1">
          <table:table-cell office:value-type="float" office:value="82">
            <text:p>82</text:p>
          </table:table-cell>
          <table:table-cell office:value-type="string">
            <text:p>Inadequate history</text:p>
          </table:table-cell>
          <table:table-cell office:value-type="string">
            <text:p>If there is no clear and unequivocal history of acute alcohol ingestion, and if head injury, drug inges-tion, underlying medical condition, etc. cannot be definitely excluded then the history is inadequate </text:p>
          </table:table-cell>
          <table:table-cell table:number-columns-repeated="4" office:value-type="float" office:value="0">
            <text:p>0</text:p>
          </table:table-cell>
          <table:table-cell office:value-type="float" office:value="2">
            <text:p>2</text:p>
          </table:table-cell>
          <table:table-cell table:number-columns-repeated="45" office:value-type="float" office:value="0">
            <text:p>0</text:p>
          </table:table-cell>
        </table:table-row>
        <table:table-row table:style-name="ro1">
          <table:table-cell office:value-type="float" office:value="83">
            <text:p>83</text:p>
          </table:table-cell>
          <table:table-cell office:value-type="string">
            <text:p>Inappropriate history</text:p>
          </table:table-cell>
          <table:table-cell office:value-type="string">
            <text:p>When the history (story) given does not explain the physical findings it is termed inappropriate. This is important as it is a marker of non-accidental injury in vulnerable children and adults and may be the sentinel for abuse</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table:number-columns-repeated="3" office:value-type="float" office:value="3">
            <text:p>3</text:p>
          </table:table-cell>
          <table:table-cell table:number-columns-repeated="2" office:value-type="float" office:value="0">
            <text:p>0</text:p>
          </table:table-cell>
          <table:table-cell table:number-columns-repeated="7" office:value-type="float" office:value="3">
            <text:p>3</text:p>
          </table:table-cell>
          <table:table-cell office:value-type="float" office:value="0">
            <text:p>0</text:p>
          </table:table-cell>
          <table:table-cell table:number-columns-repeated="5" office:value-type="float" office:value="3">
            <text:p>3</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table:number-columns-repeated="4"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2" office:value-type="float" office:value="3">
            <text:p>3</text:p>
          </table:table-cell>
        </table:table-row>
        <table:table-row table:style-name="ro1">
          <table:table-cell office:value-type="float" office:value="84">
            <text:p>84</text:p>
          </table:table-cell>
          <table:table-cell office:value-type="string">
            <text:p>Inconsolable by parents</text:p>
          </table:table-cell>
          <table:table-cell office:value-type="string">
            <text:p>Children whose crying or distress does not respond to attempts by their parents to comfort them fulfil this criterion</text:p>
          </table:table-cell>
          <table:table-cell office:value-type="float" office:value="0">
            <text:p>0</text:p>
          </table:table-cell>
          <table:table-cell office:value-type="float" office:value="3">
            <text:p>3</text:p>
          </table:table-cell>
          <table:table-cell table:number-columns-repeated="11" office:value-type="float" office:value="0">
            <text:p>0</text:p>
          </table:table-cell>
          <table:table-cell office:value-type="float" office:value="3">
            <text:p>3</text:p>
          </table:table-cell>
          <table:table-cell table:number-columns-repeated="34"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85">
            <text:p>85</text:p>
          </table:table-cell>
          <table:table-cell office:value-type="string">
            <text:p>Increased work of breathing</text:p>
          </table:table-cell>
          <table:table-cell office:value-type="string">
            <text:p>Increased work of breathing is shown as increased respiratory rate, use of accessory muscles and grunting</text:p>
          </table:table-cell>
          <table:table-cell table:number-columns-repeated="41" office:value-type="float" office:value="0">
            <text:p>0</text:p>
          </table:table-cell>
          <table:table-cell office:value-type="float" office:value="2">
            <text:p>2</text:p>
          </table:table-cell>
          <table:table-cell table:number-columns-repeated="8" office:value-type="float" office:value="0">
            <text:p>0</text:p>
          </table:table-cell>
        </table:table-row>
        <table:table-row table:style-name="ro1">
          <table:table-cell office:value-type="float" office:value="86">
            <text:p>86</text:p>
          </table:table-cell>
          <table:table-cell office:value-type="string">
            <text:p>Inhalational chemical injury</text:p>
          </table:table-cell>
          <table:table-cell office:value-type="string">
            <text:p>A history of having inhaled a potentially hazardous chemical. Some chemicals may leave specific signs while others may not. The nature of the hazard may not be immediately apparent</text:p>
          </table:table-cell>
          <table:table-cell table:number-columns-repeated="50" office:value-type="float" office:value="0">
            <text:p>0</text:p>
          </table:table-cell>
        </table:table-row>
        <table:table-row table:style-name="ro1">
          <table:table-cell office:value-type="float" office:value="87">
            <text:p>87</text:p>
          </table:table-cell>
          <table:table-cell office:value-type="string">
            <text:p>Inhalational injury</text:p>
          </table:table-cell>
          <table:table-cell office:value-type="string">
            <text:p>A history of being confined in a smoke filled space is the most reliable indicator of smoke inhala­tion. Carbon deposits around the mouth and nose and hoarse voice may be present. History is also the most reliable way of diagnosing inhalation of chemicals - there will not necessarily be any signs</text:p>
          </table:table-cell>
          <table:table-cell table:number-columns-repeated="10" office:value-type="float" office:value="0">
            <text:p>0</text:p>
          </table:table-cell>
          <table:table-cell office:value-type="float" office:value="2">
            <text:p>2</text:p>
          </table:table-cell>
          <table:table-cell table:number-columns-repeated="39" office:value-type="float" office:value="0">
            <text:p>0</text:p>
          </table:table-cell>
        </table:table-row>
        <table:table-row table:style-name="ro1">
          <table:table-cell office:value-type="float" office:value="88">
            <text:p>88</text:p>
          </table:table-cell>
          <table:table-cell office:value-type="string">
            <text:p>Insecure airway</text:p>
          </table:table-cell>
          <table:table-cell office:value-type="string">
            <text:p>Patients who cannot continually maintain their own airway have an insecure airway</text:p>
          </table:table-cell>
          <table:table-cell table:number-columns-repeated="50" office:value-type="float" office:value="0">
            <text:p>0</text:p>
          </table:table-cell>
        </table:table-row>
        <table:table-row table:style-name="ro1">
          <table:table-cell office:value-type="float" office:value="89">
            <text:p>89</text:p>
          </table:table-cell>
          <table:table-cell office:value-type="string">
            <text:p>Known immunosuppression</text:p>
          </table:table-cell>
          <table:table-cell office:value-type="string">
            <text:p>Any patient on immunosuppressive drugs (includ­ing long term steroids) or who is HIV positive</text:p>
          </table:table-cell>
          <table:table-cell table:number-columns-repeated="39"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90">
            <text:p>90</text:p>
          </table:table-cell>
          <table:table-cell office:value-type="string">
            <text:p>Lethality</text:p>
          </table:table-cell>
          <table:table-cell office:value-type="string">
            <text:p>The potential of the substance taken to cause ill­ness or death. Advice from a Poisons Centre may be required to establish this. If in doubt assume a high risk</text:p>
          </table:table-cell>
          <table:table-cell table:number-columns-repeated="50" office:value-type="float" office:value="0">
            <text:p>0</text:p>
          </table:table-cell>
        </table:table-row>
        <table:table-row table:style-name="ro1">
          <table:table-cell office:value-type="float" office:value="91">
            <text:p>91</text:p>
          </table:table-cell>
          <table:table-cell office:value-type="string">
            <text:p>Local infection</text:p>
          </table:table-cell>
          <table:table-cell office:value-type="string">
            <text:p>Local infection usually manifests as inflammation (pain, swelling and redness) confined to a partic­ular site or area, with or without a collection of pus</text:p>
          </table:table-cell>
          <table:table-cell table:number-columns-repeated="9" office:value-type="float" office:value="0">
            <text:p>0</text:p>
          </table:table-cell>
          <table:table-cell table:number-columns-repeated="2" office:value-type="float" office:value="4">
            <text:p>4</text:p>
          </table:table-cell>
          <table:table-cell table:number-columns-repeated="12" office:value-type="float" office:value="0">
            <text:p>0</text:p>
          </table:table-cell>
          <table:table-cell office:value-type="float" office:value="4">
            <text:p>4</text:p>
          </table:table-cell>
          <table:table-cell table:number-columns-repeated="20" office:value-type="float" office:value="0">
            <text:p>0</text:p>
          </table:table-cell>
          <table:table-cell office:value-type="float" office:value="4">
            <text:p>4</text:p>
          </table:table-cell>
          <table:table-cell table:number-columns-repeated="4" office:value-type="float" office:value="0">
            <text:p>0</text:p>
          </table:table-cell>
          <table:table-cell office:value-type="float" office:value="4">
            <text:p>4</text:p>
          </table:table-cell>
        </table:table-row>
        <table:table-row table:style-name="ro1">
          <table:table-cell office:value-type="float" office:value="92">
            <text:p>92</text:p>
          </table:table-cell>
          <table:table-cell office:value-type="string">
            <text:p>Local inflammation </text:p>
          </table:table-cell>
          <table:table-cell office:value-type="string">
            <text:p>Local inflammation will involve pain, swelling and redness confined to a particular site or area</text:p>
          </table:table-cell>
          <table:table-cell table:number-columns-repeated="3" office:value-type="float" office:value="0">
            <text:p>0</text:p>
          </table:table-cell>
          <table:table-cell office:value-type="float" office:value="4">
            <text:p>4</text:p>
          </table:table-cell>
          <table:table-cell table:number-columns-repeated="5" office:value-type="float" office:value="0">
            <text:p>0</text:p>
          </table:table-cell>
          <table:table-cell table:number-columns-repeated="2" office:value-type="float" office:value="4">
            <text:p>4</text:p>
          </table:table-cell>
          <table:table-cell table:number-columns-repeated="12" office:value-type="float" office:value="0">
            <text:p>0</text:p>
          </table:table-cell>
          <table:table-cell office:value-type="float" office:value="4">
            <text:p>4</text:p>
          </table:table-cell>
          <table:table-cell table:number-columns-repeated="20" office:value-type="float" office:value="0">
            <text:p>0</text:p>
          </table:table-cell>
          <table:table-cell office:value-type="float" office:value="4">
            <text:p>4</text:p>
          </table:table-cell>
          <table:table-cell table:number-columns-repeated="4" office:value-type="float" office:value="0">
            <text:p>0</text:p>
          </table:table-cell>
          <table:table-cell office:value-type="float" office:value="4">
            <text:p>4</text:p>
          </table:table-cell>
        </table:table-row>
        <table:table-row table:style-name="ro1">
          <table:table-cell office:value-type="float" office:value="93">
            <text:p>93</text:p>
          </table:table-cell>
          <table:table-cell office:value-type="string">
            <text:p>Low PEFR</text:p>
          </table:table-cell>
          <table:table-cell office:value-type="string">
            <text:p>This is a PEFR of 50% or less of best or predicted PEFR</text:p>
          </table:table-cell>
          <table:table-cell table:number-columns-repeated="6" office:value-type="float" office:value="0">
            <text:p>0</text:p>
          </table:table-cell>
          <table:table-cell office:value-type="float" office:value="3">
            <text:p>3</text:p>
          </table:table-cell>
          <table:table-cell table:number-columns-repeated="33" office:value-type="float" office:value="0">
            <text:p>0</text:p>
          </table:table-cell>
          <table:table-cell table:number-columns-repeated="2" office:value-type="float" office:value="3">
            <text:p>3</text:p>
          </table:table-cell>
          <table:table-cell table:number-columns-repeated="8" office:value-type="float" office:value="0">
            <text:p>0</text:p>
          </table:table-cell>
        </table:table-row>
        <table:table-row table:style-name="ro1">
          <table:table-cell office:value-type="float" office:value="94">
            <text:p>94</text:p>
          </table:table-cell>
          <table:table-cell office:value-type="string">
            <text:p>Low SaO2 </text:p>
          </table:table-cell>
          <table:table-cell office:value-type="string">
            <text:p>This is a saturation of &lt;95% on air</text:p>
          </table:table-cell>
          <table:table-cell table:number-columns-repeated="3"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3" office:value-type="float" office:value="3">
            <text:p>3</text:p>
          </table:table-cell>
          <table:table-cell table:number-columns-repeated="6" office:value-type="float" office:value="0">
            <text:p>0</text:p>
          </table:table-cell>
          <table:table-cell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6" office:value-type="float" office:value="0">
            <text:p>0</text:p>
          </table:table-cell>
          <table:table-cell table:number-columns-repeated="2" office:value-type="float" office:value="3">
            <text:p>3</text:p>
          </table:table-cell>
          <table:table-cell table:number-columns-repeated="8" office:value-type="float" office:value="0">
            <text:p>0</text:p>
          </table:table-cell>
        </table:table-row>
        <table:table-row table:style-name="ro1">
          <table:table-cell office:value-type="float" office:value="95">
            <text:p>95</text:p>
          </table:table-cell>
          <table:table-cell office:value-type="string">
            <text:p>Marked distress</text:p>
          </table:table-cell>
          <table:table-cell office:value-type="string">
            <text:p>Patients who are markedly physically or emotion­ally upset fulfil this criterion</text:p>
          </table:table-cell>
          <table:table-cell table:number-columns-repeated="31"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11" office:value-type="float" office:value="0">
            <text:p>0</text:p>
          </table:table-cell>
        </table:table-row>
        <table:table-row table:style-name="ro1">
          <table:table-cell office:value-type="float" office:value="96">
            <text:p>96</text:p>
          </table:table-cell>
          <table:table-cell office:value-type="string">
            <text:p>Moderate itch </text:p>
          </table:table-cell>
          <table:table-cell office:value-type="string">
            <text:p>An itch that is bearable but intense</text:p>
          </table:table-cell>
          <table:table-cell table:number-columns-repeated="3"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27" office:value-type="float" office:value="0">
            <text:p>0</text:p>
          </table:table-cell>
          <table:table-cell office:value-type="float" office:value="3">
            <text:p>3</text:p>
          </table:table-cell>
          <table:table-cell table:number-columns-repeated="12" office:value-type="float" office:value="0">
            <text:p>0</text:p>
          </table:table-cell>
        </table:table-row>
        <table:table-row table:style-name="ro1">
          <table:table-cell office:value-type="float" office:value="97">
            <text:p>97</text:p>
          </table:table-cell>
          <table:table-cell office:value-type="string">
            <text:p>Moderate lethality</text:p>
          </table:table-cell>
          <table:table-cell office:value-type="string">
            <text:p>Lethality is the potential of the substance taken to cause serious illness or death. Advice from a Poisons Centre may be required to establish the level of risk to the patient</text:p>
          </table:table-cell>
          <table:table-cell table:number-columns-repeated="18" office:value-type="float" office:value="0">
            <text:p>0</text:p>
          </table:table-cell>
          <table:table-cell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16" office:value-type="float" office:value="0">
            <text:p>0</text:p>
          </table:table-cell>
        </table:table-row>
        <table:table-row table:style-name="ro1">
          <table:table-cell office:value-type="float" office:value="98">
            <text:p>98</text:p>
          </table:table-cell>
          <table:table-cell office:value-type="string">
            <text:p>Moderate lethality envenomation</text:p>
          </table:table-cell>
          <table:table-cell office:value-type="string">
            <text:p>Lethality is the potential of the envenomation to cause harm. Local knowledge may allow identifi­cation of the venomous creature, but advice may be required</text:p>
          </table:table-cell>
          <table:table-cell table:number-columns-repeated="9" office:value-type="float" office:value="0">
            <text:p>0</text:p>
          </table:table-cell>
          <table:table-cell office:value-type="float" office:value="3">
            <text:p>3</text:p>
          </table:table-cell>
          <table:table-cell table:number-columns-repeated="40" office:value-type="float" office:value="0">
            <text:p>0</text:p>
          </table:table-cell>
        </table:table-row>
        <table:table-row table:style-name="ro1">
          <table:table-cell office:value-type="float" office:value="99">
            <text:p>99</text:p>
          </table:table-cell>
          <table:table-cell office:value-type="string">
            <text:p>Moderate pain</text:p>
          </table:table-cell>
          <table:table-cell office:value-type="string">
            <text:p>Pain that is bearable but intense. See the chapter on pain assessment</text:p>
          </table:table-cell>
          <table:table-cell office:value-type="float" office:value="3">
            <text:p>3</text:p>
          </table:table-cell>
          <table:table-cell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table:number-columns-repeated="4" office:value-type="float" office:value="3">
            <text:p>3</text:p>
          </table:table-cell>
          <table:table-cell office:value-type="float" office:value="0">
            <text:p>0</text:p>
          </table:table-cell>
          <table:table-cell table:number-columns-repeated="8" office:value-type="float" office:value="3">
            <text:p>3</text:p>
          </table:table-cell>
          <table:table-cell office:value-type="float" office:value="0">
            <text:p>0</text:p>
          </table:table-cell>
          <table:table-cell table:number-columns-repeated="8"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5" office:value-type="float" office:value="3">
            <text:p>3</text:p>
          </table:table-cell>
          <table:table-cell table:number-columns-repeated="2" office:value-type="float" office:value="0">
            <text:p>0</text:p>
          </table:table-cell>
          <table:table-cell table:number-columns-repeated="8" office:value-type="float" office:value="3">
            <text:p>3</text:p>
          </table:table-cell>
        </table:table-row>
        <table:table-row table:style-name="ro1">
          <table:table-cell office:value-type="float" office:value="100">
            <text:p>100</text:p>
          </table:table-cell>
          <table:table-cell office:value-type="string">
            <text:p>Moderate risk of (further) harm to others</text:p>
          </table:table-cell>
          <table:table-cell office:value-type="string">
            <text:p>The presence of a potential risk of harm to oth­ers can be judged by looking at posture (tense and clenched), speech patterns (loud and using threat­ening words) and motor behaviour (restless, pac­ing). Moderate risk should be assumed if there is any indication of potential harm to others</text:p>
          </table:table-cell>
          <table:table-cell table:number-columns-repeated="8" office:value-type="float" office:value="0">
            <text:p>0</text:p>
          </table:table-cell>
          <table:table-cell office:value-type="float" office:value="3">
            <text:p>3</text:p>
          </table:table-cell>
          <table:table-cell table:number-columns-repeated="22" office:value-type="float" office:value="0">
            <text:p>0</text:p>
          </table:table-cell>
          <table:table-cell office:value-type="float" office:value="3">
            <text:p>3</text:p>
          </table:table-cell>
          <table:table-cell table:number-columns-repeated="18" office:value-type="float" office:value="0">
            <text:p>0</text:p>
          </table:table-cell>
        </table:table-row>
        <table:table-row table:style-name="ro1">
          <table:table-cell office:value-type="float" office:value="101">
            <text:p>101</text:p>
          </table:table-cell>
          <table:table-cell office:value-type="string">
            <text:p>Moderate risk of (further) self-harm</text:p>
          </table:table-cell>
          <table:table-cell office:value-type="string">
            <text:p>An initial view of the risk of self-harm can be formed by considering the patients' behaviour. Pa­tients without a significant history of self-harm, who are not actively trying to harm themselves, who are not actively trying to leave with the intent of harming themselves, but who profess the desire to harm themselves are at moderate risk</text:p>
          </table:table-cell>
          <table:table-cell table:number-columns-repeated="8" office:value-type="float" office:value="0">
            <text:p>0</text:p>
          </table:table-cell>
          <table:table-cell office:value-type="float" office:value="3">
            <text:p>3</text:p>
          </table:table-cell>
          <table:table-cell table:number-columns-repeated="2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11" office:value-type="float" office:value="0">
            <text:p>0</text:p>
          </table:table-cell>
        </table:table-row>
        <table:table-row table:style-name="ro1">
          <table:table-cell office:value-type="float" office:value="102">
            <text:p>102</text:p>
          </table:table-cell>
          <table:table-cell office:value-type="string">
            <text:p>New neurological deficit</text:p>
          </table:table-cell>
          <table:table-cell office:value-type="string">
            <text:p>Any loss of neurological function including al­tered or lost sensation, weakness of the limbs (ei­ther transiently or permanently) and alterations in bladder or bowel function</text:p>
          </table:table-cell>
          <table:table-cell table:number-columns-repeated="4" office:value-type="float" office:value="0">
            <text:p>0</text:p>
          </table:table-cell>
          <table:table-cell table:number-columns-repeated="2" office:value-type="float" office:value="3">
            <text:p>3</text:p>
          </table:table-cell>
          <table:table-cell office:value-type="float" office:value="0">
            <text:p>0</text:p>
          </table:table-cell>
          <table:table-cell table:number-columns-repeated="2"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7" office:value-type="float" office:value="0">
            <text:p>0</text:p>
          </table:table-cell>
          <table:table-cell table:number-columns-repeated="3"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12"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row>
        <table:table-row table:style-name="ro1">
          <table:table-cell office:value-type="float" office:value="103">
            <text:p>103</text:p>
          </table:table-cell>
          <table:table-cell office:value-type="string">
            <text:p>No improvement with own asthma medications</text:p>
          </table:table-cell>
          <table:table-cell office:value-type="string">
            <text:p>This history should be available from the patient. A failure to improve with bronchodilator therapy given by the GP or paramedic is equally significant</text:p>
          </table:table-cell>
          <table:table-cell table:number-columns-repeated="6" office:value-type="float" office:value="0">
            <text:p>0</text:p>
          </table:table-cell>
          <table:table-cell office:value-type="float" office:value="3">
            <text:p>3</text:p>
          </table:table-cell>
          <table:table-cell table:number-columns-repeated="43" office:value-type="float" office:value="0">
            <text:p>0</text:p>
          </table:table-cell>
        </table:table-row>
        <table:table-row table:style-name="ro1">
          <table:table-cell office:value-type="float" office:value="104">
            <text:p>104</text:p>
          </table:table-cell>
          <table:table-cell office:value-type="string">
            <text:p>Non-blanching rash</text:p>
          </table:table-cell>
          <table:table-cell office:value-type="string">
            <text:p>A rash that does not blanch (go white) when pres­sure is applied to it. Often tested using a glass tum­bler to apply pressure as any colour change can be observed through the bottom of the tumbler</text:p>
          </table:table-cell>
          <table:table-cell office:value-type="float" office:value="0">
            <text:p>0</text:p>
          </table:table-cell>
          <table:table-cell office:value-type="float" office:value="2">
            <text:p>2</text:p>
          </table:table-cell>
          <table:table-cell table:number-columns-repeated="1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5"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05">
            <text:p>105</text:p>
          </table:table-cell>
          <table:table-cell office:value-type="string">
            <text:p>Normal menstruation</text:p>
          </table:table-cell>
          <table:table-cell office:value-type="string">
            <text:p>Menstrual blood loss and pain occurring on the expected date for the expected length of time</text:p>
          </table:table-cell>
          <table:table-cell table:number-columns-repeated="50" office:value-type="float" office:value="0">
            <text:p>0</text:p>
          </table:table-cell>
        </table:table-row>
        <table:table-row table:style-name="ro1">
          <table:table-cell office:value-type="float" office:value="106">
            <text:p>106</text:p>
          </table:table-cell>
          <table:table-cell office:value-type="string">
            <text:p>Not distractible</text:p>
          </table:table-cell>
          <table:table-cell office:value-type="string">
            <text:p>Children who are distressed by pain or other things who cannot be distracted by conversation or play fulfil this criterion</text:p>
          </table:table-cell>
          <table:table-cell table:number-columns-repeated="27" office:value-type="float" office:value="0">
            <text:p>0</text:p>
          </table:table-cell>
          <table:table-cell office:value-type="float" office:value="3">
            <text:p>3</text:p>
          </table:table-cell>
          <table:table-cell table:number-columns-repeated="22" office:value-type="float" office:value="0">
            <text:p>0</text:p>
          </table:table-cell>
        </table:table-row>
        <table:table-row table:style-name="ro1">
          <table:table-cell office:value-type="float" office:value="107">
            <text:p>107</text:p>
          </table:table-cell>
          <table:table-cell office:value-type="string">
            <text:p>Not feeding</text:p>
          </table:table-cell>
          <table:table-cell office:value-type="string">
            <text:p>Children who will not take any solid or liquid (as appropriate) by mouth. Children who will take the food but always vomit afterwards may also fulfil this criterion</text:p>
          </table:table-cell>
          <table:table-cell table:number-columns-repeated="27" office:value-type="float" office:value="0">
            <text:p>0</text:p>
          </table:table-cell>
          <table:table-cell office:value-type="float" office:value="3">
            <text:p>3</text:p>
          </table:table-cell>
          <table:table-cell table:number-columns-repeated="18"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108">
            <text:p>108</text:p>
          </table:table-cell>
          <table:table-cell office:value-type="string">
            <text:p>Not passing urine</text:p>
          </table:table-cell>
          <table:table-cell office:value-type="string">
            <text:p>Failure to produce and pass urine. This may be difficult to judge in children (and the elderly) and reference to the number of nappies or pads used may be useful</text:p>
          </table:table-cell>
          <table:table-cell table:number-columns-repeated="46"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109">
            <text:p>109</text:p>
          </table:table-cell>
          <table:table-cell office:value-type="string">
            <text:p>Oedema of the tongue</text:p>
          </table:table-cell>
          <table:table-cell office:value-type="string">
            <text:p>Swelling of the tongue of any degree</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8" office:value-type="float" office:value="0">
            <text:p>0</text:p>
          </table:table-cell>
          <table:table-cell office:value-type="float" office:value="2">
            <text:p>2</text:p>
          </table:table-cell>
          <table:table-cell table:number-columns-repeated="18" office:value-type="float" office:value="0">
            <text:p>0</text:p>
          </table:table-cell>
          <table:table-cell office:value-type="float" office:value="2">
            <text:p>2</text:p>
          </table:table-cell>
          <table:table-cell table:number-columns-repeated="12" office:value-type="float" office:value="0">
            <text:p>0</text:p>
          </table:table-cell>
        </table:table-row>
        <table:table-row table:style-name="ro1">
          <table:table-cell office:value-type="float" office:value="110">
            <text:p>110</text:p>
          </table:table-cell>
          <table:table-cell office:value-type="string">
            <text:p>Open fracture</text:p>
          </table:table-cell>
          <table:table-cell office:value-type="string">
            <text:p>All wounds in the vicinity of a fracture should be regarded with suspicion. If there is any possibil­ity of communication between the wound and the fracture then the fracture should be assumed to be open</text:p>
          </table:table-cell>
          <table:table-cell table:number-columns-repeated="21" office:value-type="float" office:value="0">
            <text:p>0</text:p>
          </table:table-cell>
          <table:table-cell office:value-type="float" office:value="3">
            <text:p>3</text:p>
          </table:table-cell>
          <table:table-cell table:number-columns-repeated="6" office:value-type="float" office:value="0">
            <text:p>0</text:p>
          </table:table-cell>
          <table:table-cell office:value-type="float" office:value="3">
            <text:p>3</text:p>
          </table:table-cell>
          <table:table-cell table:number-columns-repeated="21" office:value-type="float" office:value="0">
            <text:p>0</text:p>
          </table:table-cell>
        </table:table-row>
        <table:table-row table:style-name="ro1">
          <table:table-cell office:value-type="float" office:value="111">
            <text:p>111</text:p>
          </table:table-cell>
          <table:table-cell office:value-type="string">
            <text:p>Pain on joint movement</text:p>
          </table:table-cell>
          <table:table-cell office:value-type="string">
            <text:p>This can be pain on either active (patient) move­ment or passive (examiner) movement</text:p>
          </table:table-cell>
          <table:table-cell table:number-columns-repeated="2" office:value-type="float" office:value="0">
            <text:p>0</text:p>
          </table:table-cell>
          <table:table-cell office:value-type="float" office:value="3">
            <text:p>3</text:p>
          </table:table-cell>
          <table:table-cell table:number-columns-repeated="26" office:value-type="float" office:value="0">
            <text:p>0</text:p>
          </table:table-cell>
          <table:table-cell office:value-type="float" office:value="3">
            <text:p>3</text:p>
          </table:table-cell>
          <table:table-cell table:number-columns-repeated="9" office:value-type="float" office:value="0">
            <text:p>0</text:p>
          </table:table-cell>
          <table:table-cell office:value-type="float" office:value="3">
            <text:p>3</text:p>
          </table:table-cell>
          <table:table-cell table:number-columns-repeated="10" office:value-type="float" office:value="0">
            <text:p>0</text:p>
          </table:table-cell>
        </table:table-row>
        <table:table-row table:style-name="ro1">
          <table:table-cell office:value-type="float" office:value="112">
            <text:p>112</text:p>
          </table:table-cell>
          <table:table-cell office:value-type="string">
            <text:p>Pain radiating to the back</text:p>
          </table:table-cell>
          <table:table-cell office:value-type="string">
            <text:p>Pain that is also felt in the back either intermit­tently or constantly</text:p>
          </table:table-cell>
          <table:table-cell office:value-type="float" office:value="2">
            <text:p>2</text:p>
          </table:table-cell>
          <table:table-cell table:number-columns-repeated="49" office:value-type="float" office:value="0">
            <text:p>0</text:p>
          </table:table-cell>
        </table:table-row>
        <table:table-row table:style-name="ro1">
          <table:table-cell office:value-type="float" office:value="113">
            <text:p>113</text:p>
          </table:table-cell>
          <table:table-cell office:value-type="string">
            <text:p>Passing fresh or altered blood PR</text:p>
          </table:table-cell>
          <table:table-cell office:value-type="string">
            <text:p>In active massive GI bleeding dark red blood will be passed PR. As GI transit time increases this be­comes darker, eventually becoming melaena</text:p>
          </table:table-cell>
          <table:table-cell table:number-columns-repeated="2" office:value-type="float" office:value="2">
            <text:p>2</text:p>
          </table:table-cell>
          <table:table-cell table:number-columns-repeated="14"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25" office:value-type="float" office:value="0">
            <text:p>0</text:p>
          </table:table-cell>
        </table:table-row>
        <table:table-row table:style-name="ro1">
          <table:table-cell office:value-type="float" office:value="114">
            <text:p>114</text:p>
          </table:table-cell>
          <table:table-cell office:value-type="string">
            <text:p>PEFR &lt;33% predicted</text:p>
          </table:table-cell>
          <table:table-cell office:value-type="string">
            <text:p>The peak expiratory flow rate predicted after con­sideration of the age and sex of the patient. Some patients may know their 'best' PEFR and this may be used. If the ratio of measured to pre­dicted is less than 33% then this criterion is fulfilled</text:p>
          </table:table-cell>
          <table:table-cell table:number-columns-repeated="50" office:value-type="float" office:value="0">
            <text:p>0</text:p>
          </table:table-cell>
        </table:table-row>
        <table:table-row table:style-name="ro1">
          <table:table-cell office:value-type="float" office:value="115">
            <text:p>115</text:p>
          </table:table-cell>
          <table:table-cell office:value-type="string">
            <text:p>PEFR &lt;50% predicted</text:p>
          </table:table-cell>
          <table:table-cell office:value-type="string">
            <text:p>The peak expiratory flow rate predicted after con­sideration of the age and sex of the patient. Some patients may know their 'best' PEFR and this may be used. If the ratio of measured to predicted is less than 50% then this criterion is fulfilled</text:p>
          </table:table-cell>
          <table:table-cell table:number-columns-repeated="50" office:value-type="float" office:value="0">
            <text:p>0</text:p>
          </table:table-cell>
        </table:table-row>
        <table:table-row table:style-name="ro1">
          <table:table-cell office:value-type="float" office:value="116">
            <text:p>116</text:p>
          </table:table-cell>
          <table:table-cell office:value-type="string">
            <text:p>Penetrating eye injury</text:p>
          </table:table-cell>
          <table:table-cell office:value-type="string">
            <text:p>A recent physically traumatic event involving pen­etration of the globe</text:p>
          </table:table-cell>
          <table:table-cell table:number-columns-repeated="19"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26" office:value-type="float" office:value="0">
            <text:p>0</text:p>
          </table:table-cell>
        </table:table-row>
        <table:table-row table:style-name="ro1">
          <table:table-cell office:value-type="float" office:value="117">
            <text:p>117</text:p>
          </table:table-cell>
          <table:table-cell office:value-type="string">
            <text:p>Penetrating trauma</text:p>
          </table:table-cell>
          <table:table-cell office:value-type="string">
            <text:p>A recent physically traumatic event which in­volves discrete penetration of any body area by a knife, bullet or other object</text:p>
          </table:table-cell>
          <table:table-cell table:number-columns-repeated="50" office:value-type="float" office:value="0">
            <text:p>0</text:p>
          </table:table-cell>
        </table:table-row>
        <table:table-row table:style-name="ro1">
          <table:table-cell office:value-type="float" office:value="118">
            <text:p>118</text:p>
          </table:table-cell>
          <table:table-cell office:value-type="string">
            <text:p>Persistent vomiting </text:p>
          </table:table-cell>
          <table:table-cell office:value-type="string">
            <text:p>Vomiting that is continuous or that occurs without any respite between episodes</text:p>
          </table:table-cell>
          <table:table-cell table:number-columns-repeated="2" office:value-type="float" office:value="3">
            <text:p>3</text:p>
          </table:table-cell>
          <table:table-cell table:number-columns-repeated="9" office:value-type="float" office:value="0">
            <text:p>0</text:p>
          </table:table-cell>
          <table:table-cell office:value-type="float" office:value="3">
            <text:p>3</text:p>
          </table:table-cell>
          <table:table-cell table:number-columns-repeated="3" office:value-type="float" office:value="0">
            <text:p>0</text:p>
          </table:table-cell>
          <table:table-cell table:number-columns-repeated="3" office:value-type="float" office:value="3">
            <text:p>3</text:p>
          </table:table-cell>
          <table:table-cell table:number-columns-repeated="6" office:value-type="float" office:value="0">
            <text:p>0</text:p>
          </table:table-cell>
          <table:table-cell table:number-columns-repeated="3" office:value-type="float" office:value="3">
            <text:p>3</text:p>
          </table:table-cell>
          <table:table-cell table:number-columns-repeated="16"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119">
            <text:p>119</text:p>
          </table:table-cell>
          <table:table-cell office:value-type="string">
            <text:p>Pleuritic pain </text:p>
          </table:table-cell>
          <table:table-cell office:value-type="string">
            <text:p>A sharp, localised pain in the chest that worsens on breathing, coughing or sneezing</text:p>
          </table:table-cell>
          <table:table-cell table:number-columns-repeated="11" office:value-type="float" office:value="0">
            <text:p>0</text:p>
          </table:table-cell>
          <table:table-cell office:value-type="float" office:value="3">
            <text:p>3</text:p>
          </table:table-cell>
          <table:table-cell table:number-columns-repeated="16" office:value-type="float" office:value="0">
            <text:p>0</text:p>
          </table:table-cell>
          <table:table-cell office:value-type="float" office:value="3">
            <text:p>3</text:p>
          </table:table-cell>
          <table:table-cell table:number-columns-repeated="11" office:value-type="float" office:value="0">
            <text:p>0</text:p>
          </table:table-cell>
          <table:table-cell table:number-columns-repeated="2"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5" office:value-type="float" office:value="0">
            <text:p>0</text:p>
          </table:table-cell>
        </table:table-row>
        <table:table-row table:style-name="ro1">
          <table:table-cell office:value-type="float" office:value="120">
            <text:p>120</text:p>
          </table:table-cell>
          <table:table-cell office:value-type="string">
            <text:p>Possibly pregnant</text:p>
          </table:table-cell>
          <table:table-cell office:value-type="string">
            <text:p>Any woman whose normal menstruation has failed to occur is possibly pregnant. Furthermore any woman of childbearing age who is having un­protected sex should be considered to be poten­tially pregnant</text:p>
          </table:table-cell>
          <table:table-cell office:value-type="float" office:value="3">
            <text:p>3</text:p>
          </table:table-cell>
          <table:table-cell table:number-columns-repeated="35" office:value-type="float" office:value="0">
            <text:p>0</text:p>
          </table:table-cell>
          <table:table-cell office:value-type="float" office:value="3">
            <text:p>3</text:p>
          </table:table-cell>
          <table:table-cell table:number-columns-repeated="13" office:value-type="float" office:value="0">
            <text:p>0</text:p>
          </table:table-cell>
        </table:table-row>
        <table:table-row table:style-name="ro1">
          <table:table-cell office:value-type="float" office:value="121">
            <text:p>121</text:p>
          </table:table-cell>
          <table:table-cell office:value-type="string">
            <text:p>Presenting foetal parts</text:p>
          </table:table-cell>
          <table:table-cell office:value-type="string">
            <text:p>Crowning or presentation of any other foetal part in the vagina</text:p>
          </table:table-cell>
          <table:table-cell table:number-columns-repeated="35" office:value-type="float" office:value="0">
            <text:p>0</text:p>
          </table:table-cell>
          <table:table-cell office:value-type="float" office:value="1">
            <text:p>1</text:p>
          </table:table-cell>
          <table:table-cell table:number-columns-repeated="14" office:value-type="float" office:value="0">
            <text:p>0</text:p>
          </table:table-cell>
        </table:table-row>
        <table:table-row table:style-name="ro1">
          <table:table-cell office:value-type="float" office:value="122">
            <text:p>122</text:p>
          </table:table-cell>
          <table:table-cell office:value-type="string">
            <text:p>Priapism</text:p>
          </table:table-cell>
          <table:table-cell office:value-type="string">
            <text:p>Sustained penile erection</text:p>
          </table:table-cell>
          <table:table-cell table:number-columns-repeated="47" office:value-type="float" office:value="0">
            <text:p>0</text:p>
          </table:table-cell>
          <table:table-cell office:value-type="float" office:value="2">
            <text:p>2</text:p>
          </table:table-cell>
          <table:table-cell table:number-columns-repeated="2" office:value-type="float" office:value="0">
            <text:p>0</text:p>
          </table:table-cell>
        </table:table-row>
        <table:table-row table:style-name="ro1">
          <table:table-cell office:value-type="float" office:value="123">
            <text:p>123</text:p>
          </table:table-cell>
          <table:table-cell office:value-type="string">
            <text:p>Prolapsed umbilical cord</text:p>
          </table:table-cell>
          <table:table-cell office:value-type="string">
            <text:p>Prolapse of any part of the umbilical cord through the cervix</text:p>
          </table:table-cell>
          <table:table-cell table:number-columns-repeated="35" office:value-type="float" office:value="0">
            <text:p>0</text:p>
          </table:table-cell>
          <table:table-cell office:value-type="float" office:value="1">
            <text:p>1</text:p>
          </table:table-cell>
          <table:table-cell table:number-columns-repeated="14" office:value-type="float" office:value="0">
            <text:p>0</text:p>
          </table:table-cell>
        </table:table-row>
        <table:table-row table:style-name="ro1">
          <table:table-cell office:value-type="float" office:value="124">
            <text:p>124</text:p>
          </table:table-cell>
          <table:table-cell office:value-type="string">
            <text:p>Prolonged or uninterrupted crying</text:p>
          </table:table-cell>
          <table:table-cell office:value-type="string">
            <text:p>A child who has cried continuously for 2 hours or more fulfils this criterion</text:p>
          </table:table-cell>
          <table:table-cell table:number-columns-repeated="13" office:value-type="float" office:value="0">
            <text:p>0</text:p>
          </table:table-cell>
          <table:table-cell office:value-type="float" office:value="3">
            <text:p>3</text:p>
          </table:table-cell>
          <table:table-cell table:number-columns-repeated="13" office:value-type="float" office:value="0">
            <text:p>0</text:p>
          </table:table-cell>
          <table:table-cell office:value-type="float" office:value="3">
            <text:p>3</text:p>
          </table:table-cell>
          <table:table-cell table:number-columns-repeated="20"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125">
            <text:p>125</text:p>
          </table:table-cell>
          <table:table-cell office:value-type="string">
            <text:p>Pulse rate abnormal</text:p>
          </table:table-cell>
          <table:table-cell office:value-type="string">
            <text:p>If the capillary refill time cannot be measured then major incident casualties whose pulse is raised over 120 beats per minute are categorised RED</text:p>
          </table:table-cell>
          <table:table-cell table:number-columns-repeated="50" office:value-type="float" office:value="0">
            <text:p>0</text:p>
          </table:table-cell>
        </table:table-row>
        <table:table-row table:style-name="ro1">
          <table:table-cell office:value-type="float" office:value="126">
            <text:p>126</text:p>
          </table:table-cell>
          <table:table-cell office:value-type="string">
            <text:p>Purpura</text:p>
          </table:table-cell>
          <table:table-cell office:value-type="string">
            <text:p>A rash on any part of the body that is caused by small haemorrhages under the skin. A purpuric rash does not blanch (go white) when pressure is applied to it</text:p>
          </table:table-cell>
          <table:table-cell office:value-type="float" office:value="0">
            <text:p>0</text:p>
          </table:table-cell>
          <table:table-cell office:value-type="float" office:value="2">
            <text:p>2</text:p>
          </table:table-cell>
          <table:table-cell table:number-columns-repeated="1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5"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27">
            <text:p>127</text:p>
          </table:table-cell>
          <table:table-cell office:value-type="string">
            <text:p>PV blood loss</text:p>
          </table:table-cell>
          <table:table-cell office:value-type="string">
            <text:p>Any loss of blood per vaginum</text:p>
          </table:table-cell>
          <table:table-cell table:number-columns-repeated="35" office:value-type="float" office:value="0">
            <text:p>0</text:p>
          </table:table-cell>
          <table:table-cell office:value-type="float" office:value="3">
            <text:p>3</text:p>
          </table:table-cell>
          <table:table-cell table:number-columns-repeated="14" office:value-type="float" office:value="0">
            <text:p>0</text:p>
          </table:table-cell>
        </table:table-row>
        <table:table-row table:style-name="ro1">
          <table:table-cell office:value-type="float" office:value="128">
            <text:p>128</text:p>
          </table:table-cell>
          <table:table-cell office:value-type="string">
            <text:p>PV blood loss and more than 20 weeks pregnant</text:p>
          </table:table-cell>
          <table:table-cell office:value-type="string">
            <text:p>Any loss of blood per vaginum in a woman known to be beyond the 20th week of pregnancy</text:p>
          </table:table-cell>
          <table:table-cell office:value-type="float" office:value="2">
            <text:p>2</text:p>
          </table:table-cell>
          <table:table-cell table:number-columns-repeated="34" office:value-type="float" office:value="0">
            <text:p>0</text:p>
          </table:table-cell>
          <table:table-cell table:number-columns-repeated="2" office:value-type="float" office:value="2">
            <text:p>2</text:p>
          </table:table-cell>
          <table:table-cell table:number-columns-repeated="13" office:value-type="float" office:value="0">
            <text:p>0</text:p>
          </table:table-cell>
        </table:table-row>
        <table:table-row table:style-name="ro1">
          <table:table-cell office:value-type="float" office:value="129">
            <text:p>129</text:p>
          </table:table-cell>
          <table:table-cell office:value-type="string">
            <text:p>Rapid onset </text:p>
          </table:table-cell>
          <table:table-cell office:value-type="string">
            <text:p>Onset within the preceding 12 hours </text:p>
          </table:table-cell>
          <table:table-cell table:number-columns-repeated="42"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30">
            <text:p>130</text:p>
          </table:table-cell>
          <table:table-cell office:value-type="string">
            <text:p>Recent hearing loss</text:p>
          </table:table-cell>
          <table:table-cell office:value-type="string">
            <text:p>Loss of hearing in one or both ears within the pre­vious week</text:p>
          </table:table-cell>
          <table:table-cell table:number-columns-repeated="17" office:value-type="float" office:value="0">
            <text:p>0</text:p>
          </table:table-cell>
          <table:table-cell office:value-type="float" office:value="4">
            <text:p>4</text:p>
          </table:table-cell>
          <table:table-cell table:number-columns-repeated="32" office:value-type="float" office:value="0">
            <text:p>0</text:p>
          </table:table-cell>
        </table:table-row>
        <table:table-row table:style-name="ro1">
          <table:table-cell office:value-type="float" office:value="131">
            <text:p>131</text:p>
          </table:table-cell>
          <table:table-cell office:value-type="string">
            <text:p>Recent injury</text:p>
          </table:table-cell>
          <table:table-cell office:value-type="string">
            <text:p>An injury occurring within the last week is said to be recent</text:p>
          </table:table-cell>
          <table:table-cell table:number-columns-repeated="4" office:value-type="float" office:value="0">
            <text:p>0</text:p>
          </table:table-cell>
          <table:table-cell office:value-type="float" office:value="4">
            <text:p>4</text:p>
          </table:table-cell>
          <table:table-cell table:number-columns-repeated="45" office:value-type="float" office:value="0">
            <text:p>0</text:p>
          </table:table-cell>
        </table:table-row>
        <table:table-row table:style-name="ro1">
          <table:table-cell office:value-type="float" office:value="132">
            <text:p>132</text:p>
          </table:table-cell>
          <table:table-cell office:value-type="string">
            <text:p>Recent mild itch </text:p>
          </table:table-cell>
          <table:table-cell office:value-type="string">
            <text:p>Any itch that has occurred in the past 7 days </text:p>
          </table:table-cell>
          <table:table-cell table:number-columns-repeated="3" office:value-type="float" office:value="0">
            <text:p>0</text:p>
          </table:table-cell>
          <table:table-cell office:value-type="float" office:value="4">
            <text:p>4</text:p>
          </table:table-cell>
          <table:table-cell table:number-columns-repeated="33" office:value-type="float" office:value="0">
            <text:p>0</text:p>
          </table:table-cell>
          <table:table-cell office:value-type="float" office:value="4">
            <text:p>4</text:p>
          </table:table-cell>
          <table:table-cell table:number-columns-repeated="12" office:value-type="float" office:value="0">
            <text:p>0</text:p>
          </table:table-cell>
        </table:table-row>
        <table:table-row table:style-name="ro1">
          <table:table-cell office:value-type="float" office:value="133">
            <text:p>133</text:p>
          </table:table-cell>
          <table:table-cell office:value-type="string">
            <text:p>Recent mild pain </text:p>
          </table:table-cell>
          <table:table-cell office:value-type="string">
            <text:p>Any pain that has occurred within the past 7 days </text:p>
          </table:table-cell>
          <table:table-cell table:number-columns-repeated="6"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cell table:number-columns-repeated="4" office:value-type="float" office:value="4">
            <text:p>4</text:p>
          </table:table-cell>
          <table:table-cell office:value-type="float" office:value="0">
            <text:p>0</text:p>
          </table:table-cell>
          <table:table-cell table:number-columns-repeated="16"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2" office:value-type="float" office:value="0">
            <text:p>0</text:p>
          </table:table-cell>
          <table:table-cell table:number-columns-repeated="3"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table:number-columns-repeated="8" office:value-type="float" office:value="4">
            <text:p>4</text:p>
          </table:table-cell>
        </table:table-row>
        <table:table-row table:style-name="ro1">
          <table:table-cell office:value-type="float" office:value="134">
            <text:p>134</text:p>
          </table:table-cell>
          <table:table-cell office:value-type="string">
            <text:p>Recent problem</text:p>
          </table:table-cell>
          <table:table-cell office:value-type="string">
            <text:p>A problem arising in the last week is said to be recent</text:p>
          </table:table-cell>
          <table:table-cell table:number-columns-repeated="4" office:value-type="float" office:value="4">
            <text:p>4</text:p>
          </table:table-cell>
          <table:table-cell office:value-type="float" office:value="0">
            <text:p>0</text:p>
          </table:table-cell>
          <table:table-cell table:number-columns-repeated="3" office:value-type="float" office:value="4">
            <text:p>4</text:p>
          </table:table-cell>
          <table:table-cell office:value-type="float" office:value="0">
            <text:p>0</text:p>
          </table:table-cell>
          <table:table-cell table:number-columns-repeated="14" office:value-type="float" office:value="4">
            <text:p>4</text:p>
          </table:table-cell>
          <table:table-cell office:value-type="float" office:value="0">
            <text:p>0</text:p>
          </table:table-cell>
          <table:table-cell table:number-columns-repeated="6" office:value-type="float" office:value="4">
            <text:p>4</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table:number-columns-repeated="11" office:value-type="float" office:value="4">
            <text:p>4</text:p>
          </table:table-cell>
        </table:table-row>
        <table:table-row table:style-name="ro1">
          <table:table-cell office:value-type="float" office:value="135">
            <text:p>135</text:p>
          </table:table-cell>
          <table:table-cell office:value-type="string">
            <text:p>Recent reduced visual acuity </text:p>
          </table:table-cell>
          <table:table-cell office:value-type="string">
            <text:p>Any reduction in corrected visual acuity within the past 7 days</text:p>
          </table:table-cell>
          <table:table-cell table:number-columns-repeated="19" office:value-type="float" office:value="0">
            <text:p>0</text:p>
          </table:table-cell>
          <table:table-cell table:number-columns-repeated="2"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24" office:value-type="float" office:value="0">
            <text:p>0</text:p>
          </table:table-cell>
        </table:table-row>
        <table:table-row table:style-name="ro1">
          <table:table-cell office:value-type="float" office:value="136">
            <text:p>136</text:p>
          </table:table-cell>
          <table:table-cell office:value-type="string">
            <text:p>Recent signs of mild pain</text:p>
          </table:table-cell>
          <table:table-cell office:value-type="string">
            <text:p>Young children and babies in pain cannot com­plain. They will usually cry occasionally and may act atypically</text:p>
          </table:table-cell>
          <table:table-cell table:number-columns-repeated="13" office:value-type="float" office:value="0">
            <text:p>0</text:p>
          </table:table-cell>
          <table:table-cell office:value-type="float" office:value="4">
            <text:p>4</text:p>
          </table:table-cell>
          <table:table-cell table:number-columns-repeated="13" office:value-type="float" office:value="0">
            <text:p>0</text:p>
          </table:table-cell>
          <table:table-cell office:value-type="float" office:value="4">
            <text:p>4</text:p>
          </table:table-cell>
          <table:table-cell table:number-columns-repeated="22" office:value-type="float" office:value="0">
            <text:p>0</text:p>
          </table:table-cell>
        </table:table-row>
        <table:table-row table:style-name="ro1">
          <table:table-cell office:value-type="float" office:value="137">
            <text:p>137</text:p>
          </table:table-cell>
          <table:table-cell office:value-type="string">
            <text:p>Redcurrant stool</text:p>
          </table:table-cell>
          <table:table-cell office:value-type="string">
            <text:p>A dark red stool classically seen in intussusception. Absence of this type of stool does not rule out the diagnosis</text:p>
          </table:table-cell>
          <table:table-cell table:number-columns-repeated="2" office:value-type="float" office:value="3">
            <text:p>3</text:p>
          </table:table-cell>
          <table:table-cell table:number-columns-repeated="14" office:value-type="float" office:value="0">
            <text:p>0</text:p>
          </table:table-cell>
          <table:table-cell office:value-type="float" office:value="3">
            <text:p>3</text:p>
          </table:table-cell>
          <table:table-cell table:number-columns-repeated="7" office:value-type="float" office:value="0">
            <text:p>0</text:p>
          </table:table-cell>
          <table:table-cell office:value-type="float" office:value="3">
            <text:p>3</text:p>
          </table:table-cell>
          <table:table-cell table:number-columns-repeated="25" office:value-type="float" office:value="0">
            <text:p>0</text:p>
          </table:table-cell>
        </table:table-row>
        <table:table-row table:style-name="ro1">
          <table:table-cell office:value-type="float" office:value="138">
            <text:p>138</text:p>
          </table:table-cell>
          <table:table-cell office:value-type="string">
            <text:p>Red eye </text:p>
          </table:table-cell>
          <table:table-cell office:value-type="string">
            <text:p>Any redness to the eye. A red eye may be painful or painless and may be complete or partial </text:p>
          </table:table-cell>
          <table:table-cell table:number-columns-repeated="19" office:value-type="float" office:value="0">
            <text:p>0</text:p>
          </table:table-cell>
          <table:table-cell table:number-columns-repeated="2"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26" office:value-type="float" office:value="0">
            <text:p>0</text:p>
          </table:table-cell>
        </table:table-row>
        <table:table-row table:style-name="ro1">
          <table:table-cell office:value-type="float" office:value="139">
            <text:p>139</text:p>
          </table:table-cell>
          <table:table-cell office:value-type="string">
            <text:p>Respiratory rate</text:p>
          </table:table-cell>
          <table:table-cell office:value-type="string">
            <text:p>Major incident casualties whose respiratory rate is abnormal either by being too high (over 29) or too low (less than 10) are categorised as RED </text:p>
          </table:table-cell>
          <table:table-cell table:number-columns-repeated="50" office:value-type="float" office:value="0">
            <text:p>0</text:p>
          </table:table-cell>
        </table:table-row>
        <table:table-row table:style-name="ro1">
          <table:table-cell office:value-type="float" office:value="140">
            <text:p>140</text:p>
          </table:table-cell>
          <table:table-cell office:value-type="string">
            <text:p>Responds to pain</text:p>
          </table:table-cell>
          <table:table-cell office:value-type="string">
            <text:p>Response to a painful stimulus. Standard periph­eral stimuli should be used - a pencil or pen is used to apply pressure to the finger nail bed. This stimulus should not be applied to the toes since a spinal reflex may cause flexion even in brain death. Supraorbital ridge pressure should not be used since reflex grimacing may occur</text:p>
          </table:table-cell>
          <table:table-cell table:number-columns-repeated="13"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1">
            <text:p>141</text:p>
          </table:table-cell>
          <table:table-cell office:value-type="string">
            <text:p>Responds to voice</text:p>
          </table:table-cell>
          <table:table-cell office:value-type="string">
            <text:p>Response to a vocal stimulus. It is not necessary to shout the patients' name. Children may fail to respond because they are afraid</text:p>
          </table:table-cell>
          <table:table-cell table:number-columns-repeated="13"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row>
        <table:table-row table:style-name="ro1">
          <table:table-cell office:value-type="float" office:value="142">
            <text:p>142</text:p>
          </table:table-cell>
          <table:table-cell office:value-type="string">
            <text:p>Retention of urine</text:p>
          </table:table-cell>
          <table:table-cell office:value-type="string">
            <text:p>Inability to pass urine per urethra associated with an enlarged bladder. This condition is usually very painful unless there is altered sensation</text:p>
          </table:table-cell>
          <table:table-cell table:number-columns-repeated="47" office:value-type="float" office:value="0">
            <text:p>0</text:p>
          </table:table-cell>
          <table:table-cell office:value-type="float" office:value="3">
            <text:p>3</text:p>
          </table:table-cell>
          <table:table-cell table:number-columns-repeated="2" office:value-type="float" office:value="0">
            <text:p>0</text:p>
          </table:table-cell>
        </table:table-row>
        <table:table-row table:style-name="ro1">
          <table:table-cell office:value-type="float" office:value="143">
            <text:p>143</text:p>
          </table:table-cell>
          <table:table-cell office:value-type="string">
            <text:p>Risk of continued contamination</text:p>
          </table:table-cell>
          <table:table-cell office:value-type="string">
            <text:p>If chemical exposure is likely to continue (usually due to lack of adequate decontamination) then this discriminator applies. Risks to health care workers must not be forgotten if this situation occurs</text:p>
          </table:table-cell>
          <table:table-cell table:number-columns-repeated="18" office:value-type="float" office:value="0">
            <text:p>0</text:p>
          </table:table-cell>
          <table:table-cell office:value-type="float" office:value="2">
            <text:p>2</text:p>
          </table:table-cell>
          <table:table-cell table:number-columns-repeated="31" office:value-type="float" office:value="0">
            <text:p>0</text:p>
          </table:table-cell>
        </table:table-row>
        <table:table-row table:style-name="ro1">
          <table:table-cell office:value-type="float" office:value="144">
            <text:p>144</text:p>
          </table:table-cell>
          <table:table-cell office:value-type="string">
            <text:p>Risk of harm to others</text:p>
          </table:table-cell>
          <table:table-cell office:value-type="string">
            <text:p>The potential of the patient to actively attempt to harm others. This may be assessed by considering the state of mind, body posture and behaviour. If in doubt assume a high risk</text:p>
          </table:table-cell>
          <table:table-cell table:number-columns-repeated="50" office:value-type="float" office:value="0">
            <text:p>0</text:p>
          </table:table-cell>
        </table:table-row>
        <table:table-row table:style-name="ro1">
          <table:table-cell office:value-type="float" office:value="145">
            <text:p>145</text:p>
          </table:table-cell>
          <table:table-cell office:value-type="string">
            <text:p>Risk of self-harm </text:p>
          </table:table-cell>
          <table:table-cell office:value-type="string">
            <text:p>The potential of the patient to actively attempt fur­ther self-harm. If in doubt assume a high risk</text:p>
          </table:table-cell>
          <table:table-cell table:number-columns-repeated="50" office:value-type="float" office:value="0">
            <text:p>0</text:p>
          </table:table-cell>
        </table:table-row>
        <table:table-row table:style-name="ro1">
          <table:table-cell office:value-type="float" office:value="146">
            <text:p>146</text:p>
          </table:table-cell>
          <table:table-cell office:value-type="string">
            <text:p>Scalp haematoma</text:p>
          </table:table-cell>
          <table:table-cell office:value-type="string">
            <text:p>A raised bruised area to the scalp (bruises below the hair line at the front are to the forehead)</text:p>
          </table:table-cell>
          <table:table-cell table:number-columns-repeated="26" office:value-type="float" office:value="0">
            <text:p>0</text:p>
          </table:table-cell>
          <table:table-cell office:value-type="float" office:value="4">
            <text:p>4</text:p>
          </table:table-cell>
          <table:table-cell table:number-columns-repeated="23" office:value-type="float" office:value="0">
            <text:p>0</text:p>
          </table:table-cell>
        </table:table-row>
        <table:table-row table:style-name="ro1">
          <table:table-cell office:value-type="float" office:value="147">
            <text:p>147</text:p>
          </table:table-cell>
          <table:table-cell office:value-type="string">
            <text:p>Scrotal cellulitis </text:p>
          </table:table-cell>
          <table:table-cell office:value-type="string">
            <text:p>Redness and swelling around the scrotum</text:p>
          </table:table-cell>
          <table:table-cell table:number-columns-repeated="43" office:value-type="float" office:value="0">
            <text:p>0</text:p>
          </table:table-cell>
          <table:table-cell office:value-type="float" office:value="3">
            <text:p>3</text:p>
          </table:table-cell>
          <table:table-cell table:number-columns-repeated="6" office:value-type="float" office:value="0">
            <text:p>0</text:p>
          </table:table-cell>
        </table:table-row>
        <table:table-row table:style-name="ro1">
          <table:table-cell office:value-type="float" office:value="148">
            <text:p>148</text:p>
          </table:table-cell>
          <table:table-cell office:value-type="string">
            <text:p>Scrotal gangrene</text:p>
          </table:table-cell>
          <table:table-cell office:value-type="string">
            <text:p>Dead blackened skin around the scrotum and groin. Early gangrene may not be black but may appear like a full thickness burn with or without flaking</text:p>
          </table:table-cell>
          <table:table-cell table:number-columns-repeated="43" office:value-type="float" office:value="0">
            <text:p>0</text:p>
          </table:table-cell>
          <table:table-cell office:value-type="float" office:value="2">
            <text:p>2</text:p>
          </table:table-cell>
          <table:table-cell table:number-columns-repeated="6" office:value-type="float" office:value="0">
            <text:p>0</text:p>
          </table:table-cell>
        </table:table-row>
        <table:table-row table:style-name="ro1">
          <table:table-cell office:value-type="float" office:value="149">
            <text:p>149</text:p>
          </table:table-cell>
          <table:table-cell office:value-type="string">
            <text:p>Scrotal trauma</text:p>
          </table:table-cell>
          <table:table-cell office:value-type="string">
            <text:p>Any recent physically traumatic event involving the scrotum</text:p>
          </table:table-cell>
          <table:table-cell table:number-columns-repeated="43" office:value-type="float" office:value="0">
            <text:p>0</text:p>
          </table:table-cell>
          <table:table-cell office:value-type="float" office:value="4">
            <text:p>4</text:p>
          </table:table-cell>
          <table:table-cell table:number-columns-repeated="6" office:value-type="float" office:value="0">
            <text:p>0</text:p>
          </table:table-cell>
        </table:table-row>
        <table:table-row table:style-name="ro1">
          <table:table-cell office:value-type="float" office:value="150">
            <text:p>150</text:p>
          </table:table-cell>
          <table:table-cell office:value-type="string">
            <text:p>Severe itch </text:p>
          </table:table-cell>
          <table:table-cell office:value-type="string">
            <text:p>An itch that is unbearable</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27" office:value-type="float" office:value="0">
            <text:p>0</text:p>
          </table:table-cell>
          <table:table-cell office:value-type="float" office:value="2">
            <text:p>2</text:p>
          </table:table-cell>
          <table:table-cell table:number-columns-repeated="12" office:value-type="float" office:value="0">
            <text:p>0</text:p>
          </table:table-cell>
        </table:table-row>
        <table:table-row table:style-name="ro1">
          <table:table-cell office:value-type="float" office:value="151">
            <text:p>151</text:p>
          </table:table-cell>
          <table:table-cell office:value-type="string">
            <text:p>Severe pain</text:p>
          </table:table-cell>
          <table:table-cell office:value-type="string">
            <text:p>Pain that is unbearable - often described as the worst ever. See the chapter on pain assessment</text:p>
          </table:table-cell>
          <table:table-cell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cell table:number-columns-repeated="8" office:value-type="float" office:value="2">
            <text:p>2</text:p>
          </table:table-cell>
          <table:table-cell office:value-type="float" office:value="0">
            <text:p>0</text:p>
          </table:table-cell>
          <table:table-cell table:number-columns-repeated="8"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5" office:value-type="float" office:value="2">
            <text:p>2</text:p>
          </table:table-cell>
          <table:table-cell table:number-columns-repeated="2" office:value-type="float" office:value="0">
            <text:p>0</text:p>
          </table:table-cell>
          <table:table-cell table:number-columns-repeated="8" office:value-type="float" office:value="2">
            <text:p>2</text:p>
          </table:table-cell>
        </table:table-row>
        <table:table-row table:style-name="ro1">
          <table:table-cell office:value-type="float" office:value="152">
            <text:p>152</text:p>
          </table:table-cell>
          <table:table-cell office:value-type="string">
            <text:p>Shock</text:p>
          </table:table-cell>
          <table:table-cell office:value-type="string">
            <text:p>Shock is inadequate delivery of oxygen to the tis­sues. The classical signs include sweating, pallor, tachycardia, hypotension and reduced conscious level</text:p>
          </table:table-cell>
          <table:table-cell table:number-columns-repeated="19" office:value-type="float" office:value="1">
            <text:p>1</text:p>
          </table:table-cell>
          <table:table-cell office:value-type="float" office:value="0">
            <text:p>0</text:p>
          </table:table-cell>
          <table:table-cell table:number-columns-repeated="30" office:value-type="float" office:value="1">
            <text:p>1</text:p>
          </table:table-cell>
        </table:table-row>
        <table:table-row table:style-name="ro1">
          <table:table-cell office:value-type="float" office:value="153">
            <text:p>153</text:p>
          </table:table-cell>
          <table:table-cell office:value-type="string">
            <text:p>Shoulder tip pain</text:p>
          </table:table-cell>
          <table:table-cell office:value-type="string">
            <text:p>Pain felt in the tip of the shoulder. This often indi­cates diaphragmatic irritation</text:p>
          </table:table-cell>
          <table:table-cell office:value-type="float" office:value="3">
            <text:p>3</text:p>
          </table:table-cell>
          <table:table-cell table:number-columns-repeated="34" office:value-type="float" office:value="0">
            <text:p>0</text:p>
          </table:table-cell>
          <table:table-cell table:number-columns-repeated="2" office:value-type="float" office:value="3">
            <text:p>3</text:p>
          </table:table-cell>
          <table:table-cell table:number-columns-repeated="13" office:value-type="float" office:value="0">
            <text:p>0</text:p>
          </table:table-cell>
        </table:table-row>
        <table:table-row table:style-name="ro1">
          <table:table-cell office:value-type="float" office:value="154">
            <text:p>154</text:p>
          </table:table-cell>
          <table:table-cell office:value-type="string">
            <text:p>Significant cardiac history</text:p>
          </table:table-cell>
          <table:table-cell office:value-type="string">
            <text:p>A known recurrent dysrhythmia which has life-threatening effects is significant as is a known car­diac condition that may deteriorate rapidly</text:p>
          </table:table-cell>
          <table:table-cell table:number-columns-repeated="11" office:value-type="float" office:value="0">
            <text:p>0</text:p>
          </table:table-cell>
          <table:table-cell office:value-type="float" office:value="3">
            <text:p>3</text:p>
          </table:table-cell>
          <table:table-cell table:number-columns-repeated="22" office:value-type="float" office:value="0">
            <text:p>0</text:p>
          </table:table-cell>
          <table:table-cell office:value-type="float" office:value="3">
            <text:p>3</text:p>
          </table:table-cell>
          <table:table-cell table:number-columns-repeated="15" office:value-type="float" office:value="0">
            <text:p>0</text:p>
          </table:table-cell>
        </table:table-row>
        <table:table-row table:style-name="ro1">
          <table:table-cell office:value-type="float" office:value="155">
            <text:p>155</text:p>
          </table:table-cell>
          <table:table-cell office:value-type="string">
            <text:p>Significant haematological history</text:p>
          </table:table-cell>
          <table:table-cell office:value-type="string">
            <text:p>A patient with a haematological disorder that is known to deteriorate rapidly</text:p>
          </table:table-cell>
          <table:table-cell table:number-columns-repeated="45"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56">
            <text:p>156</text:p>
          </table:table-cell>
          <table:table-cell office:value-type="string">
            <text:p>Significant history of allergy</text:p>
          </table:table-cell>
          <table:table-cell office:value-type="string">
            <text:p>A known sensitivity with severe reaction (e.g. to nuts or bee sting) is significant</text:p>
          </table:table-cell>
          <table:table-cell table:number-columns-repeated="3"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4" office:value-type="float" office:value="0">
            <text:p>0</text:p>
          </table:table-cell>
          <table:table-cell office:value-type="float" office:value="2">
            <text:p>2</text:p>
          </table:table-cell>
          <table:table-cell table:number-columns-repeated="12" office:value-type="float" office:value="0">
            <text:p>0</text:p>
          </table:table-cell>
        </table:table-row>
        <table:table-row table:style-name="ro1">
          <table:table-cell office:value-type="float" office:value="157">
            <text:p>157</text:p>
          </table:table-cell>
          <table:table-cell office:value-type="string">
            <text:p>Significant history of GI bleed</text:p>
          </table:table-cell>
          <table:table-cell office:value-type="string">
            <text:p>Any history of massive GI bleeding or of any GI bleed associated with oesophageal varices</text:p>
          </table:table-cell>
          <table:table-cell table:number-columns-repeated="24" office:value-type="float" office:value="0">
            <text:p>0</text:p>
          </table:table-cell>
          <table:table-cell office:value-type="float" office:value="2">
            <text:p>2</text:p>
          </table:table-cell>
          <table:table-cell table:number-columns-repeated="25" office:value-type="float" office:value="0">
            <text:p>0</text:p>
          </table:table-cell>
        </table:table-row>
        <table:table-row table:style-name="ro1">
          <table:table-cell office:value-type="float" office:value="158">
            <text:p>158</text:p>
          </table:table-cell>
          <table:table-cell office:value-type="string">
            <text:p>Significant mechanism of injury</text:p>
          </table:table-cell>
          <table:table-cell office:value-type="string">
            <text:p>Penetrating injuries (stab or gunshot) and in­juries with high energy transfer such as falls from heights and high speed road traffic accidents (speed &gt;40 mph) are significant especially if there has been ejection from the vehicle, death(s) of other victim(s) of the accident or marked deformation of the vehicle</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10"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5" office:value-type="float" office:value="0">
            <text:p>0</text:p>
          </table:table-cell>
        </table:table-row>
        <table:table-row table:style-name="ro1">
          <table:table-cell office:value-type="float" office:value="159">
            <text:p>159</text:p>
          </table:table-cell>
          <table:table-cell office:value-type="string">
            <text:p>Significant medical history</text:p>
          </table:table-cell>
          <table:table-cell office:value-type="string">
            <text:p>Any pre-existing medical condition requiring con­tinual medication or other care</text:p>
          </table:table-cell>
          <table:table-cell table:number-columns-repeated="30" office:value-type="float" office:value="0">
            <text:p>0</text:p>
          </table:table-cell>
          <table:table-cell office:value-type="float" office:value="3">
            <text:p>3</text:p>
          </table:table-cell>
          <table:table-cell table:number-columns-repeated="19" office:value-type="float" office:value="0">
            <text:p>0</text:p>
          </table:table-cell>
        </table:table-row>
        <table:table-row table:style-name="ro1">
          <table:table-cell office:value-type="float" office:value="160">
            <text:p>160</text:p>
          </table:table-cell>
          <table:table-cell office:value-type="string">
            <text:p>Significant psychiatric history</text:p>
          </table:table-cell>
          <table:table-cell office:value-type="string">
            <text:p>A history of a major psychiatric illness or event</text:p>
          </table:table-cell>
          <table:table-cell table:number-columns-repeated="8" office:value-type="float" office:value="0">
            <text:p>0</text:p>
          </table:table-cell>
          <table:table-cell office:value-type="float" office:value="3">
            <text:p>3</text:p>
          </table:table-cell>
          <table:table-cell table:number-columns-repeated="2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11" office:value-type="float" office:value="0">
            <text:p>0</text:p>
          </table:table-cell>
        </table:table-row>
        <table:table-row table:style-name="ro1">
          <table:table-cell office:value-type="float" office:value="161">
            <text:p>161</text:p>
          </table:table-cell>
          <table:table-cell office:value-type="string">
            <text:p>Significant respiratory history</text:p>
          </table:table-cell>
          <table:table-cell office:value-type="string">
            <text:p>A history of previous life threatening episodes of a respiratory condition (e.g. COPD) is significant as is brittle asthma</text:p>
          </table:table-cell>
          <table:table-cell table:number-columns-repeated="6" office:value-type="float" office:value="0">
            <text:p>0</text:p>
          </table:table-cell>
          <table:table-cell office:value-type="float" office:value="2">
            <text:p>2</text:p>
          </table:table-cell>
          <table:table-cell table:number-columns-repeated="33"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162">
            <text:p>162</text:p>
          </table:table-cell>
          <table:table-cell office:value-type="string">
            <text:p>Signs of dehydration</text:p>
          </table:table-cell>
          <table:table-cell office:value-type="string">
            <text:p>These include dry tongue, sunken eyes, increased skin turgor and, in small babies, a sunken ante­rior fontanelle. Usually associated with a low urine output</text:p>
          </table:table-cell>
          <table:table-cell table:number-columns-repeated="16" office:value-type="float" office:value="0">
            <text:p>0</text:p>
          </table:table-cell>
          <table:table-cell office:value-type="float" office:value="3">
            <text:p>3</text:p>
          </table:table-cell>
          <table:table-cell table:number-columns-repeated="29"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style-name="ro1">
          <table:table-cell office:value-type="float" office:value="163">
            <text:p>163</text:p>
          </table:table-cell>
          <table:table-cell office:value-type="string">
            <text:p>Signs of meningism</text:p>
          </table:table-cell>
          <table:table-cell office:value-type="string">
            <text:p>Classically a stiff neck together with headache and photophobia</text:p>
          </table:table-cell>
          <table:table-cell table:number-columns-repeated="22"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12" office:value-type="float" office:value="0">
            <text:p>0</text:p>
          </table:table-cell>
          <table:table-cell table:number-columns-repeated="2" office:value-type="float" office:value="2">
            <text:p>2</text:p>
          </table:table-cell>
          <table:table-cell table:number-columns-repeated="3" office:value-type="float" office:value="0">
            <text:p>0</text:p>
          </table:table-cell>
        </table:table-row>
        <table:table-row table:style-name="ro1">
          <table:table-cell office:value-type="float" office:value="164">
            <text:p>164</text:p>
          </table:table-cell>
          <table:table-cell office:value-type="string">
            <text:p>Signs of moderate pain</text:p>
          </table:table-cell>
          <table:table-cell office:value-type="string">
            <text:p>Young children and babies in moderate pain can­not complain. They will usually cry intermittently and are often intermittently consolable</text:p>
          </table:table-cell>
          <table:table-cell office:value-type="float" office:value="0">
            <text:p>0</text:p>
          </table:table-cell>
          <table:table-cell office:value-type="float" office:value="3">
            <text:p>3</text:p>
          </table:table-cell>
          <table:table-cell table:number-columns-repeated="11" office:value-type="float" office:value="0">
            <text:p>0</text:p>
          </table:table-cell>
          <table:table-cell office:value-type="float" office:value="3">
            <text:p>3</text:p>
          </table:table-cell>
          <table:table-cell table:number-columns-repeated="13" office:value-type="float" office:value="0">
            <text:p>0</text:p>
          </table:table-cell>
          <table:table-cell office:value-type="float" office:value="3">
            <text:p>3</text:p>
          </table:table-cell>
          <table:table-cell table:number-columns-repeated="22" office:value-type="float" office:value="0">
            <text:p>0</text:p>
          </table:table-cell>
        </table:table-row>
        <table:table-row table:style-name="ro1">
          <table:table-cell office:value-type="float" office:value="165">
            <text:p>165</text:p>
          </table:table-cell>
          <table:table-cell office:value-type="string">
            <text:p>Signs of severe pain</text:p>
          </table:table-cell>
          <table:table-cell office:value-type="string">
            <text:p>Young children and babies in severe pain cannot complain. They will usually cry out continuously and inconsolably and be tachycardic. They may well exhibit signs such as pallor and sweating</text:p>
          </table:table-cell>
          <table:table-cell office:value-type="float" office:value="0">
            <text:p>0</text:p>
          </table:table-cell>
          <table:table-cell office:value-type="float" office:value="2">
            <text:p>2</text:p>
          </table:table-cell>
          <table:table-cell table:number-columns-repeated="11" office:value-type="float" office:value="0">
            <text:p>0</text:p>
          </table:table-cell>
          <table:table-cell office:value-type="float" office:value="2">
            <text:p>2</text:p>
          </table:table-cell>
          <table:table-cell table:number-columns-repeated="13" office:value-type="float" office:value="0">
            <text:p>0</text:p>
          </table:table-cell>
          <table:table-cell office:value-type="float" office:value="2">
            <text:p>2</text:p>
          </table:table-cell>
          <table:table-cell table:number-columns-repeated="22" office:value-type="float" office:value="0">
            <text:p>0</text:p>
          </table:table-cell>
        </table:table-row>
        <table:table-row table:style-name="ro1">
          <table:table-cell office:value-type="float" office:value="166">
            <text:p>166</text:p>
          </table:table-cell>
          <table:table-cell office:value-type="string">
            <text:p>Smoke inhalation</text:p>
          </table:table-cell>
          <table:table-cell office:value-type="string">
            <text:p>Smoke inhalation should be assumed if the patient has been confined in a smoke filled space. Physical signs such as oral or nasal soot are less reliable but significant if present</text:p>
          </table:table-cell>
          <table:table-cell table:number-columns-repeated="10" office:value-type="float" office:value="0">
            <text:p>0</text:p>
          </table:table-cell>
          <table:table-cell office:value-type="float" office:value="3">
            <text:p>3</text:p>
          </table:table-cell>
          <table:table-cell table:number-columns-repeated="39" office:value-type="float" office:value="0">
            <text:p>0</text:p>
          </table:table-cell>
        </table:table-row>
        <table:table-row table:style-name="ro1">
          <table:table-cell office:value-type="float" office:value="167">
            <text:p>167</text:p>
          </table:table-cell>
          <table:table-cell office:value-type="string">
            <text:p>Special risk of infection</text:p>
          </table:table-cell>
          <table:table-cell office:value-type="string">
            <text:p>Known exposure to a dangerous pathogen, or travel to an area with an identified, current serious infectious risk</text:p>
          </table:table-cell>
          <table:table-cell table:number-columns-repeated="45" office:value-type="float" office:value="0">
            <text:p>0</text:p>
          </table:table-cell>
          <table:table-cell office:value-type="float" office:value="2">
            <text:p>2</text:p>
          </table:table-cell>
          <table:table-cell table:number-columns-repeated="4" office:value-type="float" office:value="0">
            <text:p>0</text:p>
          </table:table-cell>
        </table:table-row>
        <table:table-row table:style-name="ro1">
          <table:table-cell office:value-type="float" office:value="168">
            <text:p>168</text:p>
          </table:table-cell>
          <table:table-cell office:value-type="string">
            <text:p>Stridor</text:p>
          </table:table-cell>
          <table:table-cell office:value-type="string">
            <text:p>This may be an inspiratory or expiratory noise, or both. Stridor is heard best on breathing with the mouth open</text:p>
          </table:table-cell>
          <table:table-cell table:number-columns-repeated="3" office:value-type="float" office:value="0">
            <text:p>0</text:p>
          </table:table-cell>
          <table:table-cell office:value-type="float" office:value="1">
            <text:p>1</text:p>
          </table:table-cell>
          <table:table-cell table:number-columns-repeated="5" office:value-type="float" office:value="0">
            <text:p>0</text:p>
          </table:table-cell>
          <table:table-cell table:number-columns-repeated="2" office:value-type="float" office:value="1">
            <text:p>1</text:p>
          </table:table-cell>
          <table:table-cell table:number-columns-repeated="7" office:value-type="float" office:value="0">
            <text:p>0</text:p>
          </table:table-cell>
          <table:table-cell office:value-type="float" office:value="1">
            <text:p>1</text:p>
          </table:table-cell>
          <table:table-cell table:number-columns-repeated="4" office:value-type="float" office:value="0">
            <text:p>0</text:p>
          </table:table-cell>
          <table:table-cell office:value-type="float" office:value="1">
            <text:p>1</text:p>
          </table:table-cell>
          <table:table-cell table:number-columns-repeated="13" office:value-type="float" office:value="0">
            <text:p>0</text:p>
          </table:table-cell>
          <table:table-cell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table:number-columns-repeated="7" office:value-type="float" office:value="0">
            <text:p>0</text:p>
          </table:table-cell>
        </table:table-row>
        <table:table-row table:style-name="ro1">
          <table:table-cell office:value-type="float" office:value="169">
            <text:p>169</text:p>
          </table:table-cell>
          <table:table-cell office:value-type="string">
            <text:p>Subcutaneous gas</text:p>
          </table:table-cell>
          <table:table-cell office:value-type="string">
            <text:p>Gas under the skin can be detected by feeling for a 'crackling' on touch. There may be gas bubbles and a line of demarcation</text:p>
          </table:table-cell>
          <table:table-cell table:number-columns-repeated="2" office:value-type="float" office:value="0">
            <text:p>0</text:p>
          </table:table-cell>
          <table:table-cell office:value-type="float" office:value="2">
            <text:p>2</text:p>
          </table:table-cell>
          <table:table-cell table:number-columns-repeated="47" office:value-type="float" office:value="0">
            <text:p>0</text:p>
          </table:table-cell>
        </table:table-row>
        <table:table-row table:style-name="ro1">
          <table:table-cell office:value-type="float" office:value="170">
            <text:p>170</text:p>
          </table:table-cell>
          <table:table-cell office:value-type="string">
            <text:p>Swelling</text:p>
          </table:table-cell>
          <table:table-cell office:value-type="string">
            <text:p>An abnormal increase in size</text:p>
          </table:table-cell>
          <table:table-cell table:number-columns-repeated="5" office:value-type="float" office:value="0">
            <text:p>0</text:p>
          </table:table-cell>
          <table:table-cell office:value-type="float" office:value="4">
            <text:p>4</text:p>
          </table:table-cell>
          <table:table-cell table:number-columns-repeated="15" office:value-type="float" office:value="0">
            <text:p>0</text:p>
          </table:table-cell>
          <table:table-cell office:value-type="float" office:value="4">
            <text:p>4</text:p>
          </table:table-cell>
          <table:table-cell table:number-columns-repeated="6" office:value-type="float" office:value="0">
            <text:p>0</text:p>
          </table:table-cell>
          <table:table-cell table:number-columns-repeated="2" office:value-type="float" office:value="4">
            <text:p>4</text:p>
          </table:table-cell>
          <table:table-cell table:number-columns-repeated="20" office:value-type="float" office:value="0">
            <text:p>0</text:p>
          </table:table-cell>
        </table:table-row>
        <table:table-row table:style-name="ro1">
          <table:table-cell office:value-type="float" office:value="171">
            <text:p>171</text:p>
          </table:table-cell>
          <table:table-cell office:value-type="string">
            <text:p>Temporal scalp tenderness </text:p>
          </table:table-cell>
          <table:table-cell office:value-type="string">
            <text:p>Tenderness on palpation over the temporal area (especially over the artery)</text:p>
          </table:table-cell>
          <table:table-cell table:number-columns-repeated="25" office:value-type="float" office:value="0">
            <text:p>0</text:p>
          </table:table-cell>
          <table:table-cell office:value-type="float" office:value="3">
            <text:p>3</text:p>
          </table:table-cell>
          <table:table-cell table:number-columns-repeated="24" office:value-type="float" office:value="0">
            <text:p>0</text:p>
          </table:table-cell>
        </table:table-row>
        <table:table-row table:style-name="ro1">
          <table:table-cell office:value-type="float" office:value="172">
            <text:p>172</text:p>
          </table:table-cell>
          <table:table-cell office:value-type="string">
            <text:p>Testicular pain</text:p>
          </table:table-cell>
          <table:table-cell office:value-type="string">
            <text:p>Pain in the testicles</text:p>
          </table:table-cell>
          <table:table-cell table:number-columns-repeated="39" office:value-type="float" office:value="0">
            <text:p>0</text:p>
          </table:table-cell>
          <table:table-cell office:value-type="float" office:value="3">
            <text:p>3</text:p>
          </table:table-cell>
          <table:table-cell table:number-columns-repeated="10" office:value-type="float" office:value="0">
            <text:p>0</text:p>
          </table:table-cell>
        </table:table-row>
        <table:table-row table:style-name="ro1">
          <table:table-cell office:value-type="float" office:value="173">
            <text:p>173</text:p>
          </table:table-cell>
          <table:table-cell office:value-type="string">
            <text:p>Threatening to others</text:p>
          </table:table-cell>
          <table:table-cell office:value-type="string">
            <text:p>Patients with threatening posture (tense and clenched), speech patterns (loud and using threat­ening words) and motor behaviour (restless, pac­ing)</text:p>
          </table:table-cell>
          <table:table-cell table:number-columns-repeated="50" office:value-type="float" office:value="0">
            <text:p>0</text:p>
          </table:table-cell>
        </table:table-row>
        <table:table-row table:style-name="ro1">
          <table:table-cell office:value-type="float" office:value="174">
            <text:p>174</text:p>
          </table:table-cell>
          <table:table-cell office:value-type="string">
            <text:p>TRTS</text:p>
          </table:table-cell>
          <table:table-cell office:value-type="string">
            <text:p>Triage revised trauma score: this is calculated using the coded respiratory rate (0-4), the systolic blood pressure (0-4) and the Glasgow Coma Scale score (0-4) to give a score from 0 to 12. This scoring system is shown on most triage labels</text:p>
          </table:table-cell>
          <table:table-cell table:number-columns-repeated="50" office:value-type="float" office:value="0">
            <text:p>0</text:p>
          </table:table-cell>
        </table:table-row>
        <table:table-row table:style-name="ro1">
          <table:table-cell office:value-type="float" office:value="175">
            <text:p>175</text:p>
          </table:table-cell>
          <table:table-cell office:value-type="string">
            <text:p>Unable to feed</text:p>
          </table:table-cell>
          <table:table-cell office:value-type="string">
            <text:p>This is usually reported by the parents. Children who will not take any solid or liquid (as appropri­ate) by mouth</text:p>
          </table:table-cell>
          <table:table-cell table:number-columns-repeated="13" office:value-type="float" office:value="0">
            <text:p>0</text:p>
          </table:table-cell>
          <table:table-cell office:value-type="float" office:value="3">
            <text:p>3</text:p>
          </table:table-cell>
          <table:table-cell table:number-columns-repeated="36" office:value-type="float" office:value="0">
            <text:p>0</text:p>
          </table:table-cell>
        </table:table-row>
        <table:table-row table:style-name="ro1">
          <table:table-cell office:value-type="float" office:value="176">
            <text:p>176</text:p>
          </table:table-cell>
          <table:table-cell office:value-type="string">
            <text:p>Unable to talk in sentences</text:p>
          </table:table-cell>
          <table:table-cell office:value-type="string">
            <text:p>Patients who are so breathless that they can­not complete relatively short sentences in one breath</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30"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177">
            <text:p>177</text:p>
          </table:table-cell>
          <table:table-cell office:value-type="string">
            <text:p>Unable to walk</text:p>
          </table:table-cell>
          <table:table-cell office:value-type="string">
            <text:p>It is important to try and distinguish between pa­tients who have pain and difficulty walking and those who cannot walk. Only the latter can be said to be unable to walk</text:p>
          </table:table-cell>
          <table:table-cell table:number-columns-repeated="7" office:value-type="float" office:value="0">
            <text:p>0</text:p>
          </table:table-cell>
          <table:table-cell office:value-type="float" office:value="3">
            <text:p>3</text:p>
          </table:table-cell>
          <table:table-cell table:number-columns-repeated="42" office:value-type="float" office:value="0">
            <text:p>0</text:p>
          </table:table-cell>
        </table:table-row>
        <table:table-row table:style-name="ro1">
          <table:table-cell office:value-type="float" office:value="178">
            <text:p>178</text:p>
          </table:table-cell>
          <table:table-cell office:value-type="string">
            <text:p>Uncontrollable major haemorrhage</text:p>
          </table:table-cell>
          <table:table-cell office:value-type="string">
            <text:p>A haemorrhage that is not rapidly controlled by the application of sustained direct pressure and in which blood continues to flow heavily or soak through large dressings quickly</text:p>
          </table:table-cell>
          <table:table-cell table:number-columns-repeated="5" office:value-type="float" office:value="0">
            <text:p>0</text:p>
          </table:table-cell>
          <table:table-cell office:value-type="float" office:value="2">
            <text:p>2</text:p>
          </table:table-cell>
          <table:table-cell table:number-columns-repeated="3"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5"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row>
        <table:table-row table:style-name="ro1">
          <table:table-cell office:value-type="float" office:value="179">
            <text:p>179</text:p>
          </table:table-cell>
          <table:table-cell office:value-type="string">
            <text:p>Uncontrollable minor haemorrhage</text:p>
          </table:table-cell>
          <table:table-cell office:value-type="string">
            <text:p>A haemorrhage that is not rapidly controlled by the application of sustained direct pressure and in which blood continues to flow slightly or ooze</text:p>
          </table:table-cell>
          <table:table-cell table:number-columns-repeated="5" office:value-type="float" office:value="0">
            <text:p>0</text:p>
          </table:table-cell>
          <table:table-cell office:value-type="float" office:value="3">
            <text:p>3</text:p>
          </table:table-cell>
          <table:table-cell table:number-columns-repeated="3"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table:number-columns-repeated="2" office:value-type="float" office:value="0">
            <text:p>0</text:p>
          </table:table-cell>
          <table:table-cell table:number-columns-repeated="2" office:value-type="float" office:value="3">
            <text:p>3</text:p>
          </table:table-cell>
          <table:table-cell office:value-type="float" office:value="0">
            <text:p>0</text:p>
          </table:table-cell>
          <table:table-cell office:value-type="float" office:value="3">
            <text:p>3</text:p>
          </table:table-cell>
          <table:table-cell table:number-columns-repeated="2"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7"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4" office:value-type="float" office:value="0">
            <text:p>0</text:p>
          </table:table-cell>
          <table:table-cell office:value-type="float" office:value="3">
            <text:p>3</text:p>
          </table:table-cell>
        </table:table-row>
        <table:table-row table:style-name="ro1">
          <table:table-cell office:value-type="float" office:value="180">
            <text:p>180</text:p>
          </table:table-cell>
          <table:table-cell office:value-type="string">
            <text:p>Unresponsive </text:p>
          </table:table-cell>
          <table:table-cell office:value-type="string">
            <text:p>Patients who fail to respond to either verbal or painful stimuli are unresponsive</text:p>
          </table:table-cell>
          <table:table-cell table:number-columns-repeated="13" office:value-type="float" office:value="0">
            <text:p>0</text:p>
          </table:table-cell>
          <table:table-cell office:value-type="float" office:value="1">
            <text:p>1</text:p>
          </table:table-cell>
          <table:table-cell table:number-columns-repeated="13" office:value-type="float" office:value="0">
            <text:p>0</text:p>
          </table:table-cell>
          <table:table-cell office:value-type="float" office:value="1">
            <text:p>1</text:p>
          </table:table-cell>
          <table:table-cell table:number-columns-repeated="13" office:value-type="float" office:value="0">
            <text:p>0</text:p>
          </table:table-cell>
          <table:table-cell office:value-type="float" office:value="1">
            <text:p>1</text:p>
          </table:table-cell>
          <table:table-cell table:number-columns-repeated="6" office:value-type="float" office:value="0">
            <text:p>0</text:p>
          </table:table-cell>
          <table:table-cell office:value-type="float" office:value="1">
            <text:p>1</text:p>
          </table:table-cell>
          <table:table-cell office:value-type="float" office:value="0">
            <text:p>0</text:p>
          </table:table-cell>
        </table:table-row>
        <table:table-row table:style-name="ro1">
          <table:table-cell office:value-type="float" office:value="181">
            <text:p>181</text:p>
          </table:table-cell>
          <table:table-cell office:value-type="string">
            <text:p>Unresponsive child </text:p>
          </table:table-cell>
          <table:table-cell office:value-type="string">
            <text:p>A child who fails to respond to either verbal or painful stimuli is unresponsive</text:p>
          </table:table-cell>
          <table:table-cell table:number-columns-repeated="3"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number-columns-repeated="8" office:value-type="float" office:value="0">
            <text:p>0</text:p>
          </table:table-cell>
          <table:table-cell office:value-type="float" office:value="1">
            <text:p>1</text:p>
          </table:table-cell>
          <table:table-cell table:number-columns-repeated="3" office:value-type="float" office:value="0">
            <text:p>0</text:p>
          </table:table-cell>
        </table:table-row>
        <table:table-row table:style-name="ro1">
          <table:table-cell office:value-type="float" office:value="182">
            <text:p>182</text:p>
          </table:table-cell>
          <table:table-cell office:value-type="string">
            <text:p>Vaginal trauma</text:p>
          </table:table-cell>
          <table:table-cell office:value-type="string">
            <text:p>Any history or other evidence of direct trauma to the vagina fulfils this criterion</text:p>
          </table:table-cell>
          <table:table-cell table:number-columns-repeated="36" office:value-type="float" office:value="0">
            <text:p>0</text:p>
          </table:table-cell>
          <table:table-cell office:value-type="float" office:value="3">
            <text:p>3</text:p>
          </table:table-cell>
          <table:table-cell table:number-columns-repeated="13" office:value-type="float" office:value="0">
            <text:p>0</text:p>
          </table:table-cell>
        </table:table-row>
        <table:table-row table:style-name="ro1">
          <table:table-cell office:value-type="float" office:value="183">
            <text:p>183</text:p>
          </table:table-cell>
          <table:table-cell office:value-type="string">
            <text:p>Vascular compromise</text:p>
          </table:table-cell>
          <table:table-cell office:value-type="string">
            <text:p>There will be a combination of pallor, coldness, al­tered sensation and pain with or without absent pulses distal to the injury</text:p>
          </table:table-cell>
          <table:table-cell table:number-columns-repeated="2" office:value-type="float" office:value="0">
            <text:p>0</text:p>
          </table:table-cell>
          <table:table-cell office:value-type="float" office:value="2">
            <text:p>2</text:p>
          </table:table-cell>
          <table:table-cell table:number-columns-repeated="25" office:value-type="float" office:value="0">
            <text:p>0</text:p>
          </table:table-cell>
          <table:table-cell table:number-columns-repeated="2" office:value-type="float" office:value="2">
            <text:p>2</text:p>
          </table:table-cell>
          <table:table-cell table:number-columns-repeated="20" office:value-type="float" office:value="0">
            <text:p>0</text:p>
          </table:table-cell>
        </table:table-row>
        <table:table-row table:style-name="ro1">
          <table:table-cell office:value-type="float" office:value="184">
            <text:p>184</text:p>
          </table:table-cell>
          <table:table-cell office:value-type="string">
            <text:p>Vertigo</text:p>
          </table:table-cell>
          <table:table-cell office:value-type="string">
            <text:p>An acute feeling of spinning or dizziness, possibly accompanied by nausea and vomiting</text:p>
          </table:table-cell>
          <table:table-cell table:number-columns-repeated="17" office:value-type="float" office:value="0">
            <text:p>0</text:p>
          </table:table-cell>
          <table:table-cell office:value-type="float" office:value="4">
            <text:p>4</text:p>
          </table:table-cell>
          <table:table-cell table:number-columns-repeated="32" office:value-type="float" office:value="0">
            <text:p>0</text:p>
          </table:table-cell>
        </table:table-row>
        <table:table-row table:style-name="ro1">
          <table:table-cell office:value-type="float" office:value="185">
            <text:p>185</text:p>
          </table:table-cell>
          <table:table-cell office:value-type="string">
            <text:p>Very hot adult</text:p>
          </table:table-cell>
          <table:table-cell office:value-type="string">
            <text:p>If the skin feels very hot the patient is clinically said to be very hot. The temperature should be taken as soon as possible - a temperature &gt;41°C is very hot</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4"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table:number-columns-repeated="4" office:value-type="float" office:value="2">
            <text:p>2</text:p>
          </table:table-cell>
          <table:table-cell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6"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2" office:value-type="float" office:value="2">
            <text:p>2</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row>
        <table:table-row table:style-name="ro1">
          <table:table-cell office:value-type="float" office:value="186">
            <text:p>186</text:p>
          </table:table-cell>
          <table:table-cell office:value-type="string">
            <text:p>Very low PEFR </text:p>
          </table:table-cell>
          <table:table-cell office:value-type="string">
            <text:p>This is a PEFR of 33% or less of best or predicted PEFR</text:p>
          </table:table-cell>
          <table:table-cell table:number-columns-repeated="6" office:value-type="float" office:value="0">
            <text:p>0</text:p>
          </table:table-cell>
          <table:table-cell office:value-type="float" office:value="2">
            <text:p>2</text:p>
          </table:table-cell>
          <table:table-cell table:number-columns-repeated="33"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187">
            <text:p>187</text:p>
          </table:table-cell>
          <table:table-cell office:value-type="string">
            <text:p>Very low SaO2</text:p>
          </table:table-cell>
          <table:table-cell office:value-type="string">
            <text:p>This is a saturation &lt;95% on O2 therapy or &lt;90% on air</text:p>
          </table:table-cell>
          <table:table-cell table:number-columns-repeated="3"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2">
            <text:p>2</text:p>
          </table:table-cell>
          <table:table-cell table:number-columns-repeated="2" office:value-type="float" office:value="0">
            <text:p>0</text:p>
          </table:table-cell>
          <table:table-cell table:number-columns-repeated="3" office:value-type="float" office:value="2">
            <text:p>2</text:p>
          </table:table-cell>
          <table:table-cell table:number-columns-repeated="6" office:value-type="float" office:value="0">
            <text:p>0</text:p>
          </table:table-cell>
          <table:table-cell office:value-type="float" office:value="2">
            <text:p>2</text:p>
          </table:table-cell>
          <table:table-cell table:number-columns-repeated="14" office:value-type="float" office:value="0">
            <text:p>0</text:p>
          </table:table-cell>
          <table:table-cell office:value-type="float" office:value="2">
            <text:p>2</text:p>
          </table:table-cell>
          <table:table-cell table:number-columns-repeated="6" office:value-type="float" office:value="0">
            <text:p>0</text:p>
          </table:table-cell>
          <table:table-cell table:number-columns-repeated="2" office:value-type="float" office:value="2">
            <text:p>2</text:p>
          </table:table-cell>
          <table:table-cell table:number-columns-repeated="8" office:value-type="float" office:value="0">
            <text:p>0</text:p>
          </table:table-cell>
        </table:table-row>
        <table:table-row table:style-name="ro1">
          <table:table-cell office:value-type="float" office:value="188">
            <text:p>188</text:p>
          </table:table-cell>
          <table:table-cell office:value-type="string">
            <text:p>Visible abdominal mass</text:p>
          </table:table-cell>
          <table:table-cell office:value-type="string">
            <text:p>A mass in the abdomen that is visible to the naked eye</text:p>
          </table:table-cell>
          <table:table-cell office:value-type="float" office:value="0">
            <text:p>0</text:p>
          </table:table-cell>
          <table:table-cell office:value-type="float" office:value="3">
            <text:p>3</text:p>
          </table:table-cell>
          <table:table-cell table:number-columns-repeated="48" office:value-type="float" office:value="0">
            <text:p>0</text:p>
          </table:table-cell>
        </table:table-row>
        <table:table-row table:style-name="ro1">
          <table:table-cell office:value-type="float" office:value="189">
            <text:p>189</text:p>
          </table:table-cell>
          <table:table-cell office:value-type="string">
            <text:p>Vomiting </text:p>
          </table:table-cell>
          <table:table-cell office:value-type="string">
            <text:p>Any emesis fulfils this criterion</text:p>
          </table:table-cell>
          <table:table-cell table:number-columns-repeated="2" office:value-type="float" office:value="4">
            <text:p>4</text:p>
          </table:table-cell>
          <table:table-cell table:number-columns-repeated="9" office:value-type="float" office:value="0">
            <text:p>0</text:p>
          </table:table-cell>
          <table:table-cell office:value-type="float" office:value="4">
            <text:p>4</text:p>
          </table:table-cell>
          <table:table-cell table:number-columns-repeated="3" office:value-type="float" office:value="0">
            <text:p>0</text:p>
          </table:table-cell>
          <table:table-cell table:number-columns-repeated="2" office:value-type="float" office:value="4">
            <text:p>4</text:p>
          </table:table-cell>
          <table:table-cell table:number-columns-repeated="7" office:value-type="float" office:value="0">
            <text:p>0</text:p>
          </table:table-cell>
          <table:table-cell table:number-columns-repeated="3" office:value-type="float" office:value="4">
            <text:p>4</text:p>
          </table:table-cell>
          <table:table-cell table:number-columns-repeated="16" office:value-type="float" office:value="0">
            <text:p>0</text:p>
          </table:table-cell>
          <table:table-cell office:value-type="float" office:value="4">
            <text:p>4</text:p>
          </table:table-cell>
          <table:table-cell table:number-columns-repeated="3" office:value-type="float" office:value="0">
            <text:p>0</text:p>
          </table:table-cell>
          <table:table-cell office:value-type="float" office:value="4">
            <text:p>4</text:p>
          </table:table-cell>
          <table:table-cell table:number-columns-repeated="2" office:value-type="float" office:value="0">
            <text:p>0</text:p>
          </table:table-cell>
        </table:table-row>
        <table:table-row table:style-name="ro1">
          <table:table-cell office:value-type="float" office:value="190">
            <text:p>190</text:p>
          </table:table-cell>
          <table:table-cell office:value-type="string">
            <text:p>Vomiting blood</text:p>
          </table:table-cell>
          <table:table-cell office:value-type="string">
            <text:p>Vomited blood may be fresh (bright or dark red) or coffee ground in appearance</text:p>
          </table:table-cell>
          <table:table-cell table:number-columns-repeated="2" office:value-type="float" office:value="2">
            <text:p>2</text:p>
          </table:table-cell>
          <table:table-cell table:number-columns-repeated="14" office:value-type="float" office:value="0">
            <text:p>0</text:p>
          </table:table-cell>
          <table:table-cell office:value-type="float" office:value="2">
            <text:p>2</text:p>
          </table:table-cell>
          <table:table-cell table:number-columns-repeated="7" office:value-type="float" office:value="0">
            <text:p>0</text:p>
          </table:table-cell>
          <table:table-cell office:value-type="float" office:value="2">
            <text:p>2</text:p>
          </table:table-cell>
          <table:table-cell table:number-columns-repeated="25" office:value-type="float" office:value="0">
            <text:p>0</text:p>
          </table:table-cell>
        </table:table-row>
        <table:table-row table:style-name="ro1">
          <table:table-cell office:value-type="float" office:value="191">
            <text:p>191</text:p>
          </table:table-cell>
          <table:table-cell office:value-type="string">
            <text:p>Walking </text:p>
          </table:table-cell>
          <table:table-cell office:value-type="string">
            <text:p>In a major incident any patient who can walk fulfils this criterion</text:p>
          </table:table-cell>
          <table:table-cell table:number-columns-repeated="50" office:value-type="float" office:value="0">
            <text:p>0</text:p>
          </table:table-cell>
        </table:table-row>
        <table:table-row table:style-name="ro1">
          <table:table-cell office:value-type="float" office:value="192">
            <text:p>192</text:p>
          </table:table-cell>
          <table:table-cell office:value-type="string">
            <text:p>Warmth</text:p>
          </table:table-cell>
          <table:table-cell office:value-type="string">
            <text:p>If the skin feels warm the patient is clinically said to be warm. The temperature should be taken as soon as possible - a temperature &gt;37.5°C is warm</text:p>
          </table:table-cell>
          <table:table-cell table:number-columns-repeated="2" office:value-type="float" office:value="0">
            <text:p>0</text:p>
          </table:table-cell>
          <table:table-cell office:value-type="float" office:value="4">
            <text:p>4</text:p>
          </table:table-cell>
          <table:table-cell table:number-columns-repeated="9" office:value-type="float" office:value="0">
            <text:p>0</text:p>
          </table:table-cell>
          <table:table-cell table:number-columns-repeated="6" office:value-type="float" office:value="4">
            <text:p>4</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4">
            <text:p>4</text:p>
          </table:table-cell>
          <table:table-cell table:number-columns-repeated="2" office:value-type="float" office:value="0">
            <text:p>0</text:p>
          </table:table-cell>
          <table:table-cell office:value-type="float" office:value="4">
            <text:p>4</text:p>
          </table:table-cell>
          <table:table-cell table:number-columns-repeated="2" office:value-type="float" office:value="0">
            <text:p>0</text:p>
          </table:table-cell>
          <table:table-cell table:number-columns-repeated="2" office:value-type="float" office:value="4">
            <text:p>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style-name="ro1">
          <table:table-cell office:value-type="float" office:value="193">
            <text:p>193</text:p>
          </table:table-cell>
          <table:table-cell office:value-type="string">
            <text:p>Wheeze</text:p>
          </table:table-cell>
          <table:table-cell office:value-type="string">
            <text:p>This can be audible wheeze or a feeling of wheeze. Very severe airway obstruction is silent (no air can move)</text:p>
          </table:table-cell>
          <table:table-cell table:number-columns-repeated="6" office:value-type="float" office:value="0">
            <text:p>0</text:p>
          </table:table-cell>
          <table:table-cell office:value-type="float" office:value="4">
            <text:p>4</text:p>
          </table:table-cell>
          <table:table-cell table:number-columns-repeated="33" office:value-type="float" office:value="0">
            <text:p>0</text:p>
          </table:table-cell>
          <table:table-cell table:number-columns-repeated="2" office:value-type="float" office:value="4">
            <text:p>4</text:p>
          </table:table-cell>
          <table:table-cell table:number-columns-repeated="8" office:value-type="float" office:value="0">
            <text:p>0</text:p>
          </table:table-cell>
        </table:table-row>
        <table:table-row table:style-name="ro1">
          <table:table-cell office:value-type="float" office:value="194">
            <text:p>194</text:p>
          </table:table-cell>
          <table:table-cell office:value-type="string">
            <text:p>Widespread rash or blistering</text:p>
          </table:table-cell>
          <table:table-cell office:value-type="string">
            <text:p>Any discharging or blistering eruption covering more than 10% body surface area</text:p>
          </table:table-cell>
          <table:table-cell table:number-columns-repeated="3"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8" office:value-type="float" office:value="0">
            <text:p>0</text:p>
          </table:table-cell>
          <table:table-cell office:value-type="float" office:value="3">
            <text:p>3</text:p>
          </table:table-cell>
          <table:table-cell table:number-columns-repeated="18" office:value-type="float" office:value="0">
            <text:p>0</text:p>
          </table:table-cell>
          <table:table-cell office:value-type="float" office:value="3">
            <text:p>3</text:p>
          </table:table-cell>
          <table:table-cell office:value-type="float" office:value="0">
            <text:p>0</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number-columns-repeated="4" office:value-type="float" office:value="0">
            <text:p>0</text:p>
          </table:table-cell>
        </table:table-row>
        <table:table-row table:style-name="ro1">
          <table:table-cell office:value-type="float" office:value="195">
            <text:p>195</text:p>
          </table:table-cell>
          <table:table-cell office:value-type="string">
            <text:p>Wound contamination</text:p>
          </table:table-cell>
          <table:table-cell office:value-type="string">
            <text:p>A wound that contains extrinsic material of any description is said to be contaminated</text:p>
          </table:table-cell>
          <table:table-cell table:number-columns-repeated="50" office:value-type="float" office:value="0">
            <text:p>0</text:p>
          </table:table-cell>
        </table:table-row>
        <table:table-row table:style-name="ro1">
          <table:table-cell table:number-columns-repeated="53"/>
        </table:table-row>
        <table:table-row table:style-name="ro1">
          <table:table-cell/>
          <table:table-cell office:value-type="string">
            <text:p>Risk Limit</text:p>
          </table:table-cell>
          <table:table-cell table:number-columns-repeated="35"/>
          <table:table-cell office:value-type="float" office:value="2">
            <text:p>2</text:p>
          </table:table-cell>
          <table:table-cell table:number-columns-repeated="3" office:value-type="float" office:value="3">
            <text:p>3</text:p>
          </table:table-cell>
          <table:table-cell office:value-type="float" office:value="2">
            <text:p>2</text:p>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table:table-cell office:value-type="float" office:value="3">
            <text:p>3</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office:value-type="float" office:value="3">
            <text:p>3</text:p>
          </table:table-cell>
        </table:table-row>
        <table:table-row table:style-name="ro1">
          <table:table-cell/>
          <table:table-cell office:value-type="string">
            <text:p>Minimum</text:p>
          </table:table-cell>
          <table:table-cell table:number-columns-repeated="35"/>
          <table:table-cell table:number-columns-repeated="4" office:value-type="float" office:value="5">
            <text:p>5</text:p>
          </table:table-cell>
          <table:table-cell office:value-type="float" office:value="4">
            <text:p>4</text:p>
          </table:table-cell>
          <table:table-cell table:number-columns-repeated="4" office:value-type="float" office:value="5">
            <text:p>5</text:p>
          </table:table-cell>
          <table:table-cell/>
          <table:table-cell table:number-columns-repeated="6" office:value-type="float" office:value="5">
            <text:p>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en" fo:country="I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7P0" style:volatile="true">
      <number:currency-symbol number:language="en" number:country="IE">€</number:currency-symbol>
      <number:number number:decimal-places="2" number:min-integer-digits="1" number:grouping="true"/>
    </number:currency-style>
    <number:currency-style style:name="N107">
      <style:text-properties fo:color="#ff0000"/>
      <number:text>-</number:text>
      <number:currency-symbol number:language="en" number:country="IE">€</number:currency-symbol>
      <number:number number:decimal-places="2" number:min-integer-digits="1" number:grouping="true"/>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27">27/01/2011</text:date>, <text:time>14:45: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Webster</meta:initial-creator>
    <meta:creation-date>2010-10-26T21:34:19.91</meta:creation-date>
    <dc:date>2011-01-27T14:45:21</dc:date>
    <dc:creator>Paul Webster</dc:creator>
    <meta:editing-duration>PT11H04M02S</meta:editing-duration>
    <meta:editing-cycles>60</meta:editing-cycles>
    <meta:generator>OpenOffice.org/3.2$Linux OpenOffice.org_project/320m19$Build-9505</meta:generator>
    <meta:document-statistic meta:table-count="2" meta:cell-count="11008" meta:object-count="0"/>
  </office:meta>
</office:document-meta>
</file>